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1.50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4972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/>
    <style:style style:name="gr1" style:family="graphic">
      <style:graphic-properties draw:stroke="solid" svg:stroke-color="#000000" draw:fill="none" draw:fill-color="#ffffff" fo:min-height="2.6886in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4.4224in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6067in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erence &amp; Code" table:style-name="ta1">
        <table:shapes>
          <draw:frame draw:z-index="0" draw:style-name="gr1" draw:text-style-name="P1" svg:width="6.822in" svg:height="2.6886in" svg:x="0.1579in" svg:y="0.7862in">
            <draw:text-box>
              <text:p>let rate = 1 / 10.0;</text:p>
              <text:p>let accumulated = 0.00;</text:p>
              <text:p>let previousElapsed = 0.00;</text:p>
              <text:p/>
              <text:p>for (frame = 0; frame &lt;= 30; frame++) {</text:p>
              <text:p><text:s text:c="4"/>let elapsed = frame * rate;</text:p>
              <text:p><text:s text:c="4"/>accumulated += (elapsed - previousElapsed);</text:p>
              <text:p><text:s text:c="4"/>console.log(`${frame}, ${elapsed.toFixed(4)}, ${accumulated.toFixed(20)}`);</text:p>
              <text:p><text:s text:c="4"/>if (accumulated &gt;= rate) {</text:p>
              <text:p><text:s text:c="8"/>accumulated -= rate;</text:p>
              <text:p><text:s text:c="4"/>}</text:p>
              <text:p/>
              <text:p><text:s text:c="4"/>previousElapsed = elapsed;</text:p>
              <text:p>}</text:p>
            </draw:text-box>
          </draw:frame>
          <draw:frame draw:z-index="1" draw:style-name="gr2" draw:text-style-name="P1" svg:width="10.1008in" svg:height="4.4224in" svg:x="0.1248in" svg:y="3.9488in">
            <draw:text-box>
              <text:p>// https://www.onlinegdb.com/online_c++_compiler</text:p>
              <text:p>#include &lt;iostream&gt;</text:p>
              <text:p>#include &lt;iomanip&gt;</text:p>
              <text:p/>
              <text:p/>
              <text:p>int main()</text:p>
              <text:p>{</text:p>
              <text:p><text:s text:c="4"/>float rate = 1 / 10.0f;</text:p>
              <text:p><text:s text:c="4"/>float accumulated = 0.0f;</text:p>
              <text:p><text:s text:c="4"/>float previousElapsed = 0.0f;</text:p>
              <text:p><text:s text:c="4"/></text:p>
              <text:p><text:s text:c="4"/>for (int frame = 0; frame &lt;= 30; frame++)</text:p>
              <text:p><text:s text:c="4"/>{</text:p>
              <text:p><text:s text:c="8"/>float elapsed = frame * rate;</text:p>
              <text:p><text:s text:c="8"/>accumulated += (elapsed - previousElapsed);</text:p>
              <text:p><text:s text:c="8"/>if (accumulated &gt;= rate)</text:p>
              <text:p><text:s text:c="8"/>{</text:p>
              <text:p><text:s text:c="12"/>accumulated -= rate;</text:p>
              <text:p><text:s text:c="8"/>}</text:p>
              <text:p><text:s text:c="8"/>std::cout &lt;&lt; frame &lt;&lt; ", " &lt;&lt; std::fixed &lt;&lt; std::setprecision(4) &lt;&lt; elapsed &lt;&lt; ", " &lt;&lt; std::setprecision(20) &lt;&lt; accumulated &lt;&lt; std::endl;</text:p>
              <text:p><text:s text:c="8"/></text:p>
              <text:p><text:s text:c="8"/>previousElapsed = elapsed;</text:p>
              <text:p><text:s text:c="4"/>}</text:p>
              <text:p>}</text:p>
            </draw:text-box>
          </draw:frame>
          <draw:frame draw:z-index="2" draw:style-name="gr3" draw:text-style-name="P1" svg:width="10.1008in" svg:height="4.6067in" svg:x="0.1465in" svg:y="8.5339in">
            <draw:text-box>
              <text:p>// https://www.onlinegdb.com/online_csharp_compiler</text:p>
              <text:p>using System;</text:p>
              <text:p/>
              <text:p>class Analysis </text:p>
              <text:p>{</text:p>
              <text:p><text:s text:c="2"/>static void Main() </text:p>
              <text:p><text:s text:c="2"/>{</text:p>
              <text:p><text:s text:c="4"/>float rate = 1 / 10.0f;</text:p>
              <text:p><text:s text:c="4"/>float accumulated = 0.0f;</text:p>
              <text:p><text:s text:c="4"/>float previousElapsed = 0.0f;</text:p>
              <text:p><text:s text:c="4"/></text:p>
              <text:p><text:s text:c="4"/>for (int frame = 0; frame &lt;= 30; frame++)</text:p>
              <text:p><text:s text:c="4"/>{</text:p>
              <text:p><text:s text:c="8"/>float elapsed = frame * rate;</text:p>
              <text:p><text:s text:c="8"/>accumulated += (elapsed - previousElapsed);</text:p>
              <text:p><text:s text:c="8"/>Console.WriteLine("{0}, {1:0.0000}, {2:0.00000000000000000000}", frame, elapsed, accumulated);</text:p>
              <text:p><text:s text:c="8"/>if (accumulated &gt;= rate)</text:p>
              <text:p><text:s text:c="8"/>{</text:p>
              <text:p><text:s text:c="12"/>accumulated -= rate;</text:p>
              <text:p><text:s text:c="8"/>}</text:p>
              <text:p/>
              <text:p><text:s text:c="8"/>previousElapsed = elapsed;</text:p>
              <text:p><text:s text:c="4"/>}</text:p>
              <text:p><text:s text:c="2"/>}</text:p>
              <text:p>}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Tube Reference</text:p>
          </table:table-cell>
          <table:table-cell office:value-type="string" calcext:value-type="string">
            <text:p>https://www.youtube.com/watch?v=rQS-sBmnUu4</text:p>
          </table:table-cell>
        </table:table-row>
      </table:table>
      <table:table table:name="No Carryover (10-11 fps)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3"/>
        <table:table-column table:style-name="co7" table:default-cell-style-name="ce1"/>
        <table:table-row table:style-name="ro1">
          <table:table-cell office:value-type="string" calcext:value-type="string">
            <text:p>Firing Rat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er second</text:p>
          </table:table-cell>
          <table:table-cell table:style-name="ce1" table:formula="of:=1/[.$B$1]" office:value-type="float" office:value="0.1" calcext:value-type="float">
            <text:p>0.100</text:p>
          </table:table-cell>
          <table:table-cell table:style-name="Default" office:value-type="string" calcext:value-type="string">
            <text:p>second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psed Time (seconds) @ 10fps</text:p>
          </table:table-cell>
          <table:table-cell table:style-name="Default" table:number-columns-repeated="4"/>
          <table:table-cell table:style-name="Default" office:value-type="string" calcext:value-type="string">
            <text:p>Elapsed Time (seconds) @ 11fp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rame #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6]*(1/[.B$4])" office:value-type="float" office:value="0.1" calcext:value-type="float">
            <text:p>0.100</text:p>
          </table:table-cell>
          <table:table-cell table:formula="of:=IF([.D5] = &quot;x&quot;;([.B6] - [.B5]); [.C5]+ ([.B6] - [.B5]))" office:value-type="float" office:value="0.1" calcext:value-type="float">
            <text:p>0.100</text:p>
          </table:table-cell>
          <table:table-cell table:formula="of:=IF([.C6]&gt;=[.$D$1];&quot;x&quot;;&quot;&quot;)" office:value-type="string" office:string-value="x" calcext:value-type="string">
            <text:p>x</text:p>
          </table:table-cell>
          <table:table-cell table:formula="of:=IF([.D6] = &quot;x&quot;;0; [.E5]+ ([.B6] - [.B5]))" office:value-type="float" office:value="0" calcext:value-type="float">
            <text:p>0.000</text:p>
          </table:table-cell>
          <table:table-cell/>
          <table:table-cell table:formula="of:=[.$A6]*(1/[.G$4])" office:value-type="float" office:value="0.0909090909090909" calcext:value-type="float">
            <text:p>0.091</text:p>
          </table:table-cell>
          <table:table-cell table:formula="of:=IF([.I5] = &quot;x&quot;;([.G6] - [.G5]); [.H5]+ ([.G6] - [.G5]))" office:value-type="float" office:value="0.0909090909090909" calcext:value-type="float">
            <text:p>0.091</text:p>
          </table:table-cell>
          <table:table-cell table:formula="of:=IF([.H6]&gt;=[.$D$1];&quot;x&quot;;&quot;&quot;)">
            <text:p/>
          </table:table-cell>
          <table:table-cell table:formula="of:=IF([.I6] = &quot;x&quot;;0; [.J5]+ ([.G6] - [.G5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7]*(1/[.B$4])" office:value-type="float" office:value="0.2" calcext:value-type="float">
            <text:p>0.200</text:p>
          </table:table-cell>
          <table:table-cell table:formula="of:=IF([.D6] = &quot;x&quot;;([.B7] - [.B6]); [.C6]+ ([.B7] - [.B6]))" office:value-type="float" office:value="0.1" calcext:value-type="float">
            <text:p>0.100</text:p>
          </table:table-cell>
          <table:table-cell table:formula="of:=IF([.C7]&gt;=[.$D$1];&quot;x&quot;;&quot;&quot;)" office:value-type="string" office:string-value="x" calcext:value-type="string">
            <text:p>x</text:p>
          </table:table-cell>
          <table:table-cell table:formula="of:=IF([.D7] = &quot;x&quot;;0; [.E6]+ ([.B7] - [.B6]))" office:value-type="float" office:value="0" calcext:value-type="float">
            <text:p>0.000</text:p>
          </table:table-cell>
          <table:table-cell/>
          <table:table-cell table:formula="of:=[.$A7]*(1/[.G$4])" office:value-type="float" office:value="0.181818181818182" calcext:value-type="float">
            <text:p>0.182</text:p>
          </table:table-cell>
          <table:table-cell table:formula="of:=IF([.I6] = &quot;x&quot;;([.G7] - [.G6]); [.H6]+ ([.G7] - [.G6]))" office:value-type="float" office:value="0.181818181818182" calcext:value-type="float">
            <text:p>0.182</text:p>
          </table:table-cell>
          <table:table-cell table:formula="of:=IF([.H7]&gt;=[.$D$1];&quot;x&quot;;&quot;&quot;)" office:value-type="string" office:string-value="x" calcext:value-type="string">
            <text:p>x</text:p>
          </table:table-cell>
          <table:table-cell table:formula="of:=IF([.I7] = &quot;x&quot;;0; [.J6]+ ([.G7] - [.G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*(1/[.B$4])" office:value-type="float" office:value="0.3" calcext:value-type="float">
            <text:p>0.300</text:p>
          </table:table-cell>
          <table:table-cell table:formula="of:=IF([.D7] = &quot;x&quot;;([.B8] - [.B7]); [.C7]+ ([.B8] - [.B7]))" office:value-type="float" office:value="0.1" calcext:value-type="float">
            <text:p>0.100</text:p>
          </table:table-cell>
          <table:table-cell table:formula="of:=IF([.C8]&gt;=[.$D$1];&quot;x&quot;;&quot;&quot;)" office:value-type="string" office:string-value="x" calcext:value-type="string">
            <text:p>x</text:p>
          </table:table-cell>
          <table:table-cell table:formula="of:=IF([.D8] = &quot;x&quot;;0; [.E7]+ ([.B8] - [.B7]))" office:value-type="float" office:value="0" calcext:value-type="float">
            <text:p>0.000</text:p>
          </table:table-cell>
          <table:table-cell/>
          <table:table-cell table:formula="of:=[.$A8]*(1/[.G$4])" office:value-type="float" office:value="0.272727272727273" calcext:value-type="float">
            <text:p>0.273</text:p>
          </table:table-cell>
          <table:table-cell table:formula="of:=IF([.I7] = &quot;x&quot;;([.G8] - [.G7]); [.H7]+ ([.G8] - [.G7]))" office:value-type="float" office:value="0.0909090909090909" calcext:value-type="float">
            <text:p>0.091</text:p>
          </table:table-cell>
          <table:table-cell table:formula="of:=IF([.H8]&gt;=[.$D$1];&quot;x&quot;;&quot;&quot;)">
            <text:p/>
          </table:table-cell>
          <table:table-cell table:formula="of:=IF([.I8] = &quot;x&quot;;0; [.J7]+ ([.G8] - [.G7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9]*(1/[.B$4])" office:value-type="float" office:value="0.4" calcext:value-type="float">
            <text:p>0.400</text:p>
          </table:table-cell>
          <table:table-cell table:formula="of:=IF([.D8] = &quot;x&quot;;([.B9] - [.B8]); [.C8]+ ([.B9] - [.B8]))" office:value-type="float" office:value="0.1" calcext:value-type="float">
            <text:p>0.100</text:p>
          </table:table-cell>
          <table:table-cell table:formula="of:=IF([.C9]&gt;=[.$D$1];&quot;x&quot;;&quot;&quot;)" office:value-type="string" office:string-value="x" calcext:value-type="string">
            <text:p>x</text:p>
          </table:table-cell>
          <table:table-cell table:formula="of:=IF([.D9] = &quot;x&quot;;0; [.E8]+ ([.B9] - [.B8]))" office:value-type="float" office:value="0" calcext:value-type="float">
            <text:p>0.000</text:p>
          </table:table-cell>
          <table:table-cell/>
          <table:table-cell table:formula="of:=[.$A9]*(1/[.G$4])" office:value-type="float" office:value="0.363636363636364" calcext:value-type="float">
            <text:p>0.364</text:p>
          </table:table-cell>
          <table:table-cell table:formula="of:=IF([.I8] = &quot;x&quot;;([.G9] - [.G8]); [.H8]+ ([.G9] - [.G8]))" office:value-type="float" office:value="0.181818181818182" calcext:value-type="float">
            <text:p>0.182</text:p>
          </table:table-cell>
          <table:table-cell table:formula="of:=IF([.H9]&gt;=[.$D$1];&quot;x&quot;;&quot;&quot;)" office:value-type="string" office:string-value="x" calcext:value-type="string">
            <text:p>x</text:p>
          </table:table-cell>
          <table:table-cell table:formula="of:=IF([.I9] = &quot;x&quot;;0; [.J8]+ ([.G9] - [.G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10]*(1/[.B$4])" office:value-type="float" office:value="0.5" calcext:value-type="float">
            <text:p>0.500</text:p>
          </table:table-cell>
          <table:table-cell table:formula="of:=IF([.D9] = &quot;x&quot;;([.B10] - [.B9]); [.C9]+ ([.B10] - [.B9]))" office:value-type="float" office:value="0.1" calcext:value-type="float">
            <text:p>0.100</text:p>
          </table:table-cell>
          <table:table-cell table:formula="of:=IF([.C10]&gt;=[.$D$1];&quot;x&quot;;&quot;&quot;)" office:value-type="string" office:string-value="x" calcext:value-type="string">
            <text:p>x</text:p>
          </table:table-cell>
          <table:table-cell table:formula="of:=IF([.D10] = &quot;x&quot;;0; [.E9]+ ([.B10] - [.B9]))" office:value-type="float" office:value="0" calcext:value-type="float">
            <text:p>0.000</text:p>
          </table:table-cell>
          <table:table-cell/>
          <table:table-cell table:formula="of:=[.$A10]*(1/[.G$4])" office:value-type="float" office:value="0.454545454545455" calcext:value-type="float">
            <text:p>0.455</text:p>
          </table:table-cell>
          <table:table-cell table:formula="of:=IF([.I9] = &quot;x&quot;;([.G10] - [.G9]); [.H9]+ ([.G10] - [.G9]))" office:value-type="float" office:value="0.0909090909090909" calcext:value-type="float">
            <text:p>0.091</text:p>
          </table:table-cell>
          <table:table-cell table:formula="of:=IF([.H10]&gt;=[.$D$1];&quot;x&quot;;&quot;&quot;)">
            <text:p/>
          </table:table-cell>
          <table:table-cell table:formula="of:=IF([.I10] = &quot;x&quot;;0; [.J9]+ ([.G10] - [.G9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11]*(1/[.B$4])" office:value-type="float" office:value="0.6" calcext:value-type="float">
            <text:p>0.600</text:p>
          </table:table-cell>
          <table:table-cell table:formula="of:=IF([.D10] = &quot;x&quot;;([.B11] - [.B10]); [.C10]+ ([.B11] - [.B10]))" office:value-type="float" office:value="0.1" calcext:value-type="float">
            <text:p>0.100</text:p>
          </table:table-cell>
          <table:table-cell table:formula="of:=IF([.C11]&gt;=[.$D$1];&quot;x&quot;;&quot;&quot;)" office:value-type="string" office:string-value="x" calcext:value-type="string">
            <text:p>x</text:p>
          </table:table-cell>
          <table:table-cell table:formula="of:=IF([.D11] = &quot;x&quot;;0; [.E10]+ ([.B11] - [.B10]))" office:value-type="float" office:value="0" calcext:value-type="float">
            <text:p>0.000</text:p>
          </table:table-cell>
          <table:table-cell/>
          <table:table-cell table:formula="of:=[.$A11]*(1/[.G$4])" office:value-type="float" office:value="0.545454545454545" calcext:value-type="float">
            <text:p>0.545</text:p>
          </table:table-cell>
          <table:table-cell table:formula="of:=IF([.I10] = &quot;x&quot;;([.G11] - [.G10]); [.H10]+ ([.G11] - [.G10]))" office:value-type="float" office:value="0.181818181818182" calcext:value-type="float">
            <text:p>0.182</text:p>
          </table:table-cell>
          <table:table-cell table:formula="of:=IF([.H11]&gt;=[.$D$1];&quot;x&quot;;&quot;&quot;)" office:value-type="string" office:string-value="x" calcext:value-type="string">
            <text:p>x</text:p>
          </table:table-cell>
          <table:table-cell table:formula="of:=IF([.I11] = &quot;x&quot;;0; [.J10]+ ([.G11] - [.G1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2]*(1/[.B$4])" office:value-type="float" office:value="0.7" calcext:value-type="float">
            <text:p>0.700</text:p>
          </table:table-cell>
          <table:table-cell table:formula="of:=IF([.D11] = &quot;x&quot;;([.B12] - [.B11]); [.C11]+ ([.B12] - [.B11]))" office:value-type="float" office:value="0.1" calcext:value-type="float">
            <text:p>0.100</text:p>
          </table:table-cell>
          <table:table-cell table:formula="of:=IF([.C12]&gt;=[.$D$1];&quot;x&quot;;&quot;&quot;)" office:value-type="string" office:string-value="x" calcext:value-type="string">
            <text:p>x</text:p>
          </table:table-cell>
          <table:table-cell table:formula="of:=IF([.D12] = &quot;x&quot;;0; [.E11]+ ([.B12] - [.B11]))" office:value-type="float" office:value="0" calcext:value-type="float">
            <text:p>0.000</text:p>
          </table:table-cell>
          <table:table-cell/>
          <table:table-cell table:formula="of:=[.$A12]*(1/[.G$4])" office:value-type="float" office:value="0.636363636363636" calcext:value-type="float">
            <text:p>0.636</text:p>
          </table:table-cell>
          <table:table-cell table:formula="of:=IF([.I11] = &quot;x&quot;;([.G12] - [.G11]); [.H11]+ ([.G12] - [.G11]))" office:value-type="float" office:value="0.0909090909090909" calcext:value-type="float">
            <text:p>0.091</text:p>
          </table:table-cell>
          <table:table-cell table:formula="of:=IF([.H12]&gt;=[.$D$1];&quot;x&quot;;&quot;&quot;)">
            <text:p/>
          </table:table-cell>
          <table:table-cell table:formula="of:=IF([.I12] = &quot;x&quot;;0; [.J11]+ ([.G12] - [.G11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3]*(1/[.B$4])" office:value-type="float" office:value="0.8" calcext:value-type="float">
            <text:p>0.800</text:p>
          </table:table-cell>
          <table:table-cell table:formula="of:=IF([.D12] = &quot;x&quot;;([.B13] - [.B12]); [.C12]+ ([.B13] - [.B12]))" office:value-type="float" office:value="0.1" calcext:value-type="float">
            <text:p>0.100</text:p>
          </table:table-cell>
          <table:table-cell table:formula="of:=IF([.C13]&gt;=[.$D$1];&quot;x&quot;;&quot;&quot;)" office:value-type="string" office:string-value="x" calcext:value-type="string">
            <text:p>x</text:p>
          </table:table-cell>
          <table:table-cell table:formula="of:=IF([.D13] = &quot;x&quot;;0; [.E12]+ ([.B13] - [.B12]))" office:value-type="float" office:value="0" calcext:value-type="float">
            <text:p>0.000</text:p>
          </table:table-cell>
          <table:table-cell/>
          <table:table-cell table:formula="of:=[.$A13]*(1/[.G$4])" office:value-type="float" office:value="0.727272727272727" calcext:value-type="float">
            <text:p>0.727</text:p>
          </table:table-cell>
          <table:table-cell table:formula="of:=IF([.I12] = &quot;x&quot;;([.G13] - [.G12]); [.H12]+ ([.G13] - [.G12]))" office:value-type="float" office:value="0.181818181818182" calcext:value-type="float">
            <text:p>0.182</text:p>
          </table:table-cell>
          <table:table-cell table:formula="of:=IF([.H13]&gt;=[.$D$1];&quot;x&quot;;&quot;&quot;)" office:value-type="string" office:string-value="x" calcext:value-type="string">
            <text:p>x</text:p>
          </table:table-cell>
          <table:table-cell table:formula="of:=IF([.I13] = &quot;x&quot;;0; [.J12]+ ([.G13] - [.G1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4]*(1/[.B$4])" office:value-type="float" office:value="0.9" calcext:value-type="float">
            <text:p>0.900</text:p>
          </table:table-cell>
          <table:table-cell table:formula="of:=IF([.D13] = &quot;x&quot;;([.B14] - [.B13]); [.C13]+ ([.B14] - [.B13]))" office:value-type="float" office:value="0.1" calcext:value-type="float">
            <text:p>0.100</text:p>
          </table:table-cell>
          <table:table-cell table:formula="of:=IF([.C14]&gt;=[.$D$1];&quot;x&quot;;&quot;&quot;)" office:value-type="string" office:string-value="x" calcext:value-type="string">
            <text:p>x</text:p>
          </table:table-cell>
          <table:table-cell table:formula="of:=IF([.D14] = &quot;x&quot;;0; [.E13]+ ([.B14] - [.B13]))" office:value-type="float" office:value="0" calcext:value-type="float">
            <text:p>0.000</text:p>
          </table:table-cell>
          <table:table-cell/>
          <table:table-cell table:formula="of:=[.$A14]*(1/[.G$4])" office:value-type="float" office:value="0.818181818181818" calcext:value-type="float">
            <text:p>0.818</text:p>
          </table:table-cell>
          <table:table-cell table:formula="of:=IF([.I13] = &quot;x&quot;;([.G14] - [.G13]); [.H13]+ ([.G14] - [.G13]))" office:value-type="float" office:value="0.0909090909090909" calcext:value-type="float">
            <text:p>0.091</text:p>
          </table:table-cell>
          <table:table-cell table:formula="of:=IF([.H14]&gt;=[.$D$1];&quot;x&quot;;&quot;&quot;)">
            <text:p/>
          </table:table-cell>
          <table:table-cell table:formula="of:=IF([.I14] = &quot;x&quot;;0; [.J13]+ ([.G14] - [.G13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5]*(1/[.B$4])" office:value-type="float" office:value="1" calcext:value-type="float">
            <text:p>1.000</text:p>
          </table:table-cell>
          <table:table-cell table:formula="of:=IF([.D14] = &quot;x&quot;;([.B15] - [.B14]); [.C14]+ ([.B15] - [.B14]))" office:value-type="float" office:value="0.1" calcext:value-type="float">
            <text:p>0.100</text:p>
          </table:table-cell>
          <table:table-cell table:formula="of:=IF([.C15]&gt;=[.$D$1];&quot;x&quot;;&quot;&quot;)" office:value-type="string" office:string-value="x" calcext:value-type="string">
            <text:p>x</text:p>
          </table:table-cell>
          <table:table-cell table:formula="of:=IF([.D15] = &quot;x&quot;;0; [.E14]+ ([.B15] - [.B14]))" office:value-type="float" office:value="0" calcext:value-type="float">
            <text:p>0.000</text:p>
          </table:table-cell>
          <table:table-cell/>
          <table:table-cell table:formula="of:=[.$A15]*(1/[.G$4])" office:value-type="float" office:value="0.909090909090909" calcext:value-type="float">
            <text:p>0.909</text:p>
          </table:table-cell>
          <table:table-cell table:formula="of:=IF([.I14] = &quot;x&quot;;([.G15] - [.G14]); [.H14]+ ([.G15] - [.G14]))" office:value-type="float" office:value="0.181818181818182" calcext:value-type="float">
            <text:p>0.182</text:p>
          </table:table-cell>
          <table:table-cell table:formula="of:=IF([.H15]&gt;=[.$D$1];&quot;x&quot;;&quot;&quot;)" office:value-type="string" office:string-value="x" calcext:value-type="string">
            <text:p>x</text:p>
          </table:table-cell>
          <table:table-cell table:formula="of:=IF([.I15] = &quot;x&quot;;0; [.J14]+ ([.G15] - [.G1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6]*(1/[.B$4])" office:value-type="float" office:value="1.1" calcext:value-type="float">
            <text:p>1.100</text:p>
          </table:table-cell>
          <table:table-cell table:formula="of:=IF([.D15] = &quot;x&quot;;([.B16] - [.B15]); [.C15]+ ([.B16] - [.B15]))" office:value-type="float" office:value="0.1" calcext:value-type="float">
            <text:p>0.100</text:p>
          </table:table-cell>
          <table:table-cell table:formula="of:=IF([.C16]&gt;=[.$D$1];&quot;x&quot;;&quot;&quot;)" office:value-type="string" office:string-value="x" calcext:value-type="string">
            <text:p>x</text:p>
          </table:table-cell>
          <table:table-cell table:formula="of:=IF([.D16] = &quot;x&quot;;0; [.E15]+ ([.B16] - [.B15]))" office:value-type="float" office:value="0" calcext:value-type="float">
            <text:p>0.000</text:p>
          </table:table-cell>
          <table:table-cell/>
          <table:table-cell table:formula="of:=[.$A16]*(1/[.G$4])" office:value-type="float" office:value="1" calcext:value-type="float">
            <text:p>1.000</text:p>
          </table:table-cell>
          <table:table-cell table:formula="of:=IF([.I15] = &quot;x&quot;;([.G16] - [.G15]); [.H15]+ ([.G16] - [.G15]))" office:value-type="float" office:value="0.0909090909090908" calcext:value-type="float">
            <text:p>0.091</text:p>
          </table:table-cell>
          <table:table-cell table:formula="of:=IF([.H16]&gt;=[.$D$1];&quot;x&quot;;&quot;&quot;)">
            <text:p/>
          </table:table-cell>
          <table:table-cell table:formula="of:=IF([.I16] = &quot;x&quot;;0; [.J15]+ ([.G16] - [.G15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7]*(1/[.B$4])" office:value-type="float" office:value="1.2" calcext:value-type="float">
            <text:p>1.200</text:p>
          </table:table-cell>
          <table:table-cell table:formula="of:=IF([.D16] = &quot;x&quot;;([.B17] - [.B16]); [.C16]+ ([.B17] - [.B16]))" office:value-type="float" office:value="0.1" calcext:value-type="float">
            <text:p>0.100</text:p>
          </table:table-cell>
          <table:table-cell table:formula="of:=IF([.C17]&gt;=[.$D$1];&quot;x&quot;;&quot;&quot;)" office:value-type="string" office:string-value="x" calcext:value-type="string">
            <text:p>x</text:p>
          </table:table-cell>
          <table:table-cell table:formula="of:=IF([.D17] = &quot;x&quot;;0; [.E16]+ ([.B17] - [.B16]))" office:value-type="float" office:value="0" calcext:value-type="float">
            <text:p>0.000</text:p>
          </table:table-cell>
          <table:table-cell/>
          <table:table-cell table:formula="of:=[.$A17]*(1/[.G$4])" office:value-type="float" office:value="1.09090909090909" calcext:value-type="float">
            <text:p>1.091</text:p>
          </table:table-cell>
          <table:table-cell table:formula="of:=IF([.I16] = &quot;x&quot;;([.G17] - [.G16]); [.H16]+ ([.G17] - [.G16]))" office:value-type="float" office:value="0.181818181818182" calcext:value-type="float">
            <text:p>0.182</text:p>
          </table:table-cell>
          <table:table-cell table:formula="of:=IF([.H17]&gt;=[.$D$1];&quot;x&quot;;&quot;&quot;)" office:value-type="string" office:string-value="x" calcext:value-type="string">
            <text:p>x</text:p>
          </table:table-cell>
          <table:table-cell table:formula="of:=IF([.I17] = &quot;x&quot;;0; [.J16]+ ([.G17] - [.G1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8]*(1/[.B$4])" office:value-type="float" office:value="1.3" calcext:value-type="float">
            <text:p>1.300</text:p>
          </table:table-cell>
          <table:table-cell table:formula="of:=IF([.D17] = &quot;x&quot;;([.B18] - [.B17]); [.C17]+ ([.B18] - [.B17]))" office:value-type="float" office:value="0.0999999999999999" calcext:value-type="float">
            <text:p>0.100</text:p>
          </table:table-cell>
          <table:table-cell table:formula="of:=IF([.C18]&gt;=[.$D$1];&quot;x&quot;;&quot;&quot;)" office:value-type="string" office:string-value="x" calcext:value-type="string">
            <text:p>x</text:p>
          </table:table-cell>
          <table:table-cell table:formula="of:=IF([.D18] = &quot;x&quot;;0; [.E17]+ ([.B18] - [.B17]))" office:value-type="float" office:value="0" calcext:value-type="float">
            <text:p>0.000</text:p>
          </table:table-cell>
          <table:table-cell/>
          <table:table-cell table:formula="of:=[.$A18]*(1/[.G$4])" office:value-type="float" office:value="1.18181818181818" calcext:value-type="float">
            <text:p>1.182</text:p>
          </table:table-cell>
          <table:table-cell table:formula="of:=IF([.I17] = &quot;x&quot;;([.G18] - [.G17]); [.H17]+ ([.G18] - [.G17]))" office:value-type="float" office:value="0.090909090909091" calcext:value-type="float">
            <text:p>0.091</text:p>
          </table:table-cell>
          <table:table-cell table:formula="of:=IF([.H18]&gt;=[.$D$1];&quot;x&quot;;&quot;&quot;)">
            <text:p/>
          </table:table-cell>
          <table:table-cell table:formula="of:=IF([.I18] = &quot;x&quot;;0; [.J17]+ ([.G18] - [.G17]))" office:value-type="float" office:value="0.090909090909091" calcext:value-type="float">
            <text:p>0.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9]*(1/[.B$4])" office:value-type="float" office:value="1.4" calcext:value-type="float">
            <text:p>1.400</text:p>
          </table:table-cell>
          <table:table-cell table:formula="of:=IF([.D18] = &quot;x&quot;;([.B19] - [.B18]); [.C18]+ ([.B19] - [.B18]))" office:value-type="float" office:value="0.1" calcext:value-type="float">
            <text:p>0.100</text:p>
          </table:table-cell>
          <table:table-cell table:formula="of:=IF([.C19]&gt;=[.$D$1];&quot;x&quot;;&quot;&quot;)" office:value-type="string" office:string-value="x" calcext:value-type="string">
            <text:p>x</text:p>
          </table:table-cell>
          <table:table-cell table:formula="of:=IF([.D19] = &quot;x&quot;;0; [.E18]+ ([.B19] - [.B18]))" office:value-type="float" office:value="0" calcext:value-type="float">
            <text:p>0.000</text:p>
          </table:table-cell>
          <table:table-cell/>
          <table:table-cell table:formula="of:=[.$A19]*(1/[.G$4])" office:value-type="float" office:value="1.27272727272727" calcext:value-type="float">
            <text:p>1.273</text:p>
          </table:table-cell>
          <table:table-cell table:formula="of:=IF([.I18] = &quot;x&quot;;([.G19] - [.G18]); [.H18]+ ([.G19] - [.G18]))" office:value-type="float" office:value="0.181818181818182" calcext:value-type="float">
            <text:p>0.182</text:p>
          </table:table-cell>
          <table:table-cell table:formula="of:=IF([.H19]&gt;=[.$D$1];&quot;x&quot;;&quot;&quot;)" office:value-type="string" office:string-value="x" calcext:value-type="string">
            <text:p>x</text:p>
          </table:table-cell>
          <table:table-cell table:formula="of:=IF([.I19] = &quot;x&quot;;0; [.J18]+ ([.G19] - [.G1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20]*(1/[.B$4])" office:value-type="float" office:value="1.5" calcext:value-type="float">
            <text:p>1.500</text:p>
          </table:table-cell>
          <table:table-cell table:formula="of:=IF([.D19] = &quot;x&quot;;([.B20] - [.B19]); [.C19]+ ([.B20] - [.B19]))" office:value-type="float" office:value="0.0999999999999999" calcext:value-type="float">
            <text:p>0.100</text:p>
          </table:table-cell>
          <table:table-cell table:formula="of:=IF([.C20]&gt;=[.$D$1];&quot;x&quot;;&quot;&quot;)" office:value-type="string" office:string-value="x" calcext:value-type="string">
            <text:p>x</text:p>
          </table:table-cell>
          <table:table-cell table:formula="of:=IF([.D20] = &quot;x&quot;;0; [.E19]+ ([.B20] - [.B19]))" office:value-type="float" office:value="0" calcext:value-type="float">
            <text:p>0.000</text:p>
          </table:table-cell>
          <table:table-cell/>
          <table:table-cell table:formula="of:=[.$A20]*(1/[.G$4])" office:value-type="float" office:value="1.36363636363636" calcext:value-type="float">
            <text:p>1.364</text:p>
          </table:table-cell>
          <table:table-cell table:formula="of:=IF([.I19] = &quot;x&quot;;([.G20] - [.G19]); [.H19]+ ([.G20] - [.G19]))" office:value-type="float" office:value="0.090909090909091" calcext:value-type="float">
            <text:p>0.091</text:p>
          </table:table-cell>
          <table:table-cell table:formula="of:=IF([.H20]&gt;=[.$D$1];&quot;x&quot;;&quot;&quot;)">
            <text:p/>
          </table:table-cell>
          <table:table-cell table:formula="of:=IF([.I20] = &quot;x&quot;;0; [.J19]+ ([.G20] - [.G19]))" office:value-type="float" office:value="0.090909090909091" calcext:value-type="float">
            <text:p>0.0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21]*(1/[.B$4])" office:value-type="float" office:value="1.6" calcext:value-type="float">
            <text:p>1.600</text:p>
          </table:table-cell>
          <table:table-cell table:formula="of:=IF([.D20] = &quot;x&quot;;([.B21] - [.B20]); [.C20]+ ([.B21] - [.B20]))" office:value-type="float" office:value="0.1" calcext:value-type="float">
            <text:p>0.100</text:p>
          </table:table-cell>
          <table:table-cell table:formula="of:=IF([.C21]&gt;=[.$D$1];&quot;x&quot;;&quot;&quot;)" office:value-type="string" office:string-value="x" calcext:value-type="string">
            <text:p>x</text:p>
          </table:table-cell>
          <table:table-cell table:formula="of:=IF([.D21] = &quot;x&quot;;0; [.E20]+ ([.B21] - [.B20]))" office:value-type="float" office:value="0" calcext:value-type="float">
            <text:p>0.000</text:p>
          </table:table-cell>
          <table:table-cell/>
          <table:table-cell table:formula="of:=[.$A21]*(1/[.G$4])" office:value-type="float" office:value="1.45454545454545" calcext:value-type="float">
            <text:p>1.455</text:p>
          </table:table-cell>
          <table:table-cell table:formula="of:=IF([.I20] = &quot;x&quot;;([.G21] - [.G20]); [.H20]+ ([.G21] - [.G20]))" office:value-type="float" office:value="0.181818181818182" calcext:value-type="float">
            <text:p>0.182</text:p>
          </table:table-cell>
          <table:table-cell table:formula="of:=IF([.H21]&gt;=[.$D$1];&quot;x&quot;;&quot;&quot;)" office:value-type="string" office:string-value="x" calcext:value-type="string">
            <text:p>x</text:p>
          </table:table-cell>
          <table:table-cell table:formula="of:=IF([.I21] = &quot;x&quot;;0; [.J20]+ ([.G21] - [.G2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22]*(1/[.B$4])" office:value-type="float" office:value="1.7" calcext:value-type="float">
            <text:p>1.700</text:p>
          </table:table-cell>
          <table:table-cell table:formula="of:=IF([.D21] = &quot;x&quot;;([.B22] - [.B21]); [.C21]+ ([.B22] - [.B21]))" office:value-type="float" office:value="0.1" calcext:value-type="float">
            <text:p>0.100</text:p>
          </table:table-cell>
          <table:table-cell table:formula="of:=IF([.C22]&gt;=[.$D$1];&quot;x&quot;;&quot;&quot;)" office:value-type="string" office:string-value="x" calcext:value-type="string">
            <text:p>x</text:p>
          </table:table-cell>
          <table:table-cell table:formula="of:=IF([.D22] = &quot;x&quot;;0; [.E21]+ ([.B22] - [.B21]))" office:value-type="float" office:value="0" calcext:value-type="float">
            <text:p>0.000</text:p>
          </table:table-cell>
          <table:table-cell/>
          <table:table-cell table:formula="of:=[.$A22]*(1/[.G$4])" office:value-type="float" office:value="1.54545454545455" calcext:value-type="float">
            <text:p>1.545</text:p>
          </table:table-cell>
          <table:table-cell table:formula="of:=IF([.I21] = &quot;x&quot;;([.G22] - [.G21]); [.H21]+ ([.G22] - [.G21]))" office:value-type="float" office:value="0.0909090909090908" calcext:value-type="float">
            <text:p>0.091</text:p>
          </table:table-cell>
          <table:table-cell table:formula="of:=IF([.H22]&gt;=[.$D$1];&quot;x&quot;;&quot;&quot;)">
            <text:p/>
          </table:table-cell>
          <table:table-cell table:formula="of:=IF([.I22] = &quot;x&quot;;0; [.J21]+ ([.G22] - [.G21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3]*(1/[.B$4])" office:value-type="float" office:value="1.8" calcext:value-type="float">
            <text:p>1.800</text:p>
          </table:table-cell>
          <table:table-cell table:formula="of:=IF([.D22] = &quot;x&quot;;([.B23] - [.B22]); [.C22]+ ([.B23] - [.B22]))" office:value-type="float" office:value="0.0999999999999999" calcext:value-type="float">
            <text:p>0.100</text:p>
          </table:table-cell>
          <table:table-cell table:formula="of:=IF([.C23]&gt;=[.$D$1];&quot;x&quot;;&quot;&quot;)" office:value-type="string" office:string-value="x" calcext:value-type="string">
            <text:p>x</text:p>
          </table:table-cell>
          <table:table-cell table:formula="of:=IF([.D23] = &quot;x&quot;;0; [.E22]+ ([.B23] - [.B22]))" office:value-type="float" office:value="0" calcext:value-type="float">
            <text:p>0.000</text:p>
          </table:table-cell>
          <table:table-cell/>
          <table:table-cell table:formula="of:=[.$A23]*(1/[.G$4])" office:value-type="float" office:value="1.63636363636364" calcext:value-type="float">
            <text:p>1.636</text:p>
          </table:table-cell>
          <table:table-cell table:formula="of:=IF([.I22] = &quot;x&quot;;([.G23] - [.G22]); [.H22]+ ([.G23] - [.G22]))" office:value-type="float" office:value="0.181818181818182" calcext:value-type="float">
            <text:p>0.182</text:p>
          </table:table-cell>
          <table:table-cell table:formula="of:=IF([.H23]&gt;=[.$D$1];&quot;x&quot;;&quot;&quot;)" office:value-type="string" office:string-value="x" calcext:value-type="string">
            <text:p>x</text:p>
          </table:table-cell>
          <table:table-cell table:formula="of:=IF([.I23] = &quot;x&quot;;0; [.J22]+ ([.G23] - [.G2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4]*(1/[.B$4])" office:value-type="float" office:value="1.9" calcext:value-type="float">
            <text:p>1.900</text:p>
          </table:table-cell>
          <table:table-cell table:formula="of:=IF([.D23] = &quot;x&quot;;([.B24] - [.B23]); [.C23]+ ([.B24] - [.B23]))" office:value-type="float" office:value="0.1" calcext:value-type="float">
            <text:p>0.100</text:p>
          </table:table-cell>
          <table:table-cell table:formula="of:=IF([.C24]&gt;=[.$D$1];&quot;x&quot;;&quot;&quot;)" office:value-type="string" office:string-value="x" calcext:value-type="string">
            <text:p>x</text:p>
          </table:table-cell>
          <table:table-cell table:formula="of:=IF([.D24] = &quot;x&quot;;0; [.E23]+ ([.B24] - [.B23]))" office:value-type="float" office:value="0" calcext:value-type="float">
            <text:p>0.000</text:p>
          </table:table-cell>
          <table:table-cell/>
          <table:table-cell table:formula="of:=[.$A24]*(1/[.G$4])" office:value-type="float" office:value="1.72727272727273" calcext:value-type="float">
            <text:p>1.727</text:p>
          </table:table-cell>
          <table:table-cell table:formula="of:=IF([.I23] = &quot;x&quot;;([.G24] - [.G23]); [.H23]+ ([.G24] - [.G23]))" office:value-type="float" office:value="0.0909090909090908" calcext:value-type="float">
            <text:p>0.091</text:p>
          </table:table-cell>
          <table:table-cell table:formula="of:=IF([.H24]&gt;=[.$D$1];&quot;x&quot;;&quot;&quot;)">
            <text:p/>
          </table:table-cell>
          <table:table-cell table:formula="of:=IF([.I24] = &quot;x&quot;;0; [.J23]+ ([.G24] - [.G23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5]*(1/[.B$4])" office:value-type="float" office:value="2" calcext:value-type="float">
            <text:p>2.000</text:p>
          </table:table-cell>
          <table:table-cell table:formula="of:=IF([.D24] = &quot;x&quot;;([.B25] - [.B24]); [.C24]+ ([.B25] - [.B24]))" office:value-type="float" office:value="0.0999999999999999" calcext:value-type="float">
            <text:p>0.100</text:p>
          </table:table-cell>
          <table:table-cell table:formula="of:=IF([.C25]&gt;=[.$D$1];&quot;x&quot;;&quot;&quot;)" office:value-type="string" office:string-value="x" calcext:value-type="string">
            <text:p>x</text:p>
          </table:table-cell>
          <table:table-cell table:formula="of:=IF([.D25] = &quot;x&quot;;0; [.E24]+ ([.B25] - [.B24]))" office:value-type="float" office:value="0" calcext:value-type="float">
            <text:p>0.000</text:p>
          </table:table-cell>
          <table:table-cell/>
          <table:table-cell table:formula="of:=[.$A25]*(1/[.G$4])" office:value-type="float" office:value="1.81818181818182" calcext:value-type="float">
            <text:p>1.818</text:p>
          </table:table-cell>
          <table:table-cell table:formula="of:=IF([.I24] = &quot;x&quot;;([.G25] - [.G24]); [.H24]+ ([.G25] - [.G24]))" office:value-type="float" office:value="0.181818181818182" calcext:value-type="float">
            <text:p>0.182</text:p>
          </table:table-cell>
          <table:table-cell table:formula="of:=IF([.H25]&gt;=[.$D$1];&quot;x&quot;;&quot;&quot;)" office:value-type="string" office:string-value="x" calcext:value-type="string">
            <text:p>x</text:p>
          </table:table-cell>
          <table:table-cell table:formula="of:=IF([.I25] = &quot;x&quot;;0; [.J24]+ ([.G25] - [.G2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6]*(1/[.B$4])" office:value-type="float" office:value="2.1" calcext:value-type="float">
            <text:p>2.100</text:p>
          </table:table-cell>
          <table:table-cell table:formula="of:=IF([.D25] = &quot;x&quot;;([.B26] - [.B25]); [.C25]+ ([.B26] - [.B25]))" office:value-type="float" office:value="0.1" calcext:value-type="float">
            <text:p>0.100</text:p>
          </table:table-cell>
          <table:table-cell table:formula="of:=IF([.C26]&gt;=[.$D$1];&quot;x&quot;;&quot;&quot;)" office:value-type="string" office:string-value="x" calcext:value-type="string">
            <text:p>x</text:p>
          </table:table-cell>
          <table:table-cell table:formula="of:=IF([.D26] = &quot;x&quot;;0; [.E25]+ ([.B26] - [.B25]))" office:value-type="float" office:value="0" calcext:value-type="float">
            <text:p>0.000</text:p>
          </table:table-cell>
          <table:table-cell/>
          <table:table-cell table:formula="of:=[.$A26]*(1/[.G$4])" office:value-type="float" office:value="1.90909090909091" calcext:value-type="float">
            <text:p>1.909</text:p>
          </table:table-cell>
          <table:table-cell table:formula="of:=IF([.I25] = &quot;x&quot;;([.G26] - [.G25]); [.H25]+ ([.G26] - [.G25]))" office:value-type="float" office:value="0.0909090909090908" calcext:value-type="float">
            <text:p>0.091</text:p>
          </table:table-cell>
          <table:table-cell table:formula="of:=IF([.H26]&gt;=[.$D$1];&quot;x&quot;;&quot;&quot;)">
            <text:p/>
          </table:table-cell>
          <table:table-cell table:formula="of:=IF([.I26] = &quot;x&quot;;0; [.J25]+ ([.G26] - [.G25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7]*(1/[.B$4])" office:value-type="float" office:value="2.2" calcext:value-type="float">
            <text:p>2.200</text:p>
          </table:table-cell>
          <table:table-cell table:formula="of:=IF([.D26] = &quot;x&quot;;([.B27] - [.B26]); [.C26]+ ([.B27] - [.B26]))" office:value-type="float" office:value="0.1" calcext:value-type="float">
            <text:p>0.100</text:p>
          </table:table-cell>
          <table:table-cell table:formula="of:=IF([.C27]&gt;=[.$D$1];&quot;x&quot;;&quot;&quot;)" office:value-type="string" office:string-value="x" calcext:value-type="string">
            <text:p>x</text:p>
          </table:table-cell>
          <table:table-cell table:formula="of:=IF([.D27] = &quot;x&quot;;0; [.E26]+ ([.B27] - [.B26]))" office:value-type="float" office:value="0" calcext:value-type="float">
            <text:p>0.000</text:p>
          </table:table-cell>
          <table:table-cell/>
          <table:table-cell table:formula="of:=[.$A27]*(1/[.G$4])" office:value-type="float" office:value="2" calcext:value-type="float">
            <text:p>2.000</text:p>
          </table:table-cell>
          <table:table-cell table:formula="of:=IF([.I26] = &quot;x&quot;;([.G27] - [.G26]); [.H26]+ ([.G27] - [.G26]))" office:value-type="float" office:value="0.181818181818182" calcext:value-type="float">
            <text:p>0.182</text:p>
          </table:table-cell>
          <table:table-cell table:formula="of:=IF([.H27]&gt;=[.$D$1];&quot;x&quot;;&quot;&quot;)" office:value-type="string" office:string-value="x" calcext:value-type="string">
            <text:p>x</text:p>
          </table:table-cell>
          <table:table-cell table:formula="of:=IF([.I27] = &quot;x&quot;;0; [.J26]+ ([.G27] - [.G2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8]*(1/[.B$4])" office:value-type="float" office:value="2.3" calcext:value-type="float">
            <text:p>2.300</text:p>
          </table:table-cell>
          <table:table-cell table:formula="of:=IF([.D27] = &quot;x&quot;;([.B28] - [.B27]); [.C27]+ ([.B28] - [.B27]))" office:value-type="float" office:value="0.1" calcext:value-type="float">
            <text:p>0.100</text:p>
          </table:table-cell>
          <table:table-cell table:formula="of:=IF([.C28]&gt;=[.$D$1];&quot;x&quot;;&quot;&quot;)" office:value-type="string" office:string-value="x" calcext:value-type="string">
            <text:p>x</text:p>
          </table:table-cell>
          <table:table-cell table:formula="of:=IF([.D28] = &quot;x&quot;;0; [.E27]+ ([.B28] - [.B27]))" office:value-type="float" office:value="0" calcext:value-type="float">
            <text:p>0.000</text:p>
          </table:table-cell>
          <table:table-cell/>
          <table:table-cell table:formula="of:=[.$A28]*(1/[.G$4])" office:value-type="float" office:value="2.09090909090909" calcext:value-type="float">
            <text:p>2.091</text:p>
          </table:table-cell>
          <table:table-cell table:formula="of:=IF([.I27] = &quot;x&quot;;([.G28] - [.G27]); [.H27]+ ([.G28] - [.G27]))" office:value-type="float" office:value="0.0909090909090908" calcext:value-type="float">
            <text:p>0.091</text:p>
          </table:table-cell>
          <table:table-cell table:formula="of:=IF([.H28]&gt;=[.$D$1];&quot;x&quot;;&quot;&quot;)">
            <text:p/>
          </table:table-cell>
          <table:table-cell table:formula="of:=IF([.I28] = &quot;x&quot;;0; [.J27]+ ([.G28] - [.G27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9]*(1/[.B$4])" office:value-type="float" office:value="2.4" calcext:value-type="float">
            <text:p>2.400</text:p>
          </table:table-cell>
          <table:table-cell table:formula="of:=IF([.D28] = &quot;x&quot;;([.B29] - [.B28]); [.C28]+ ([.B29] - [.B28]))" office:value-type="float" office:value="0.1" calcext:value-type="float">
            <text:p>0.100</text:p>
          </table:table-cell>
          <table:table-cell table:formula="of:=IF([.C29]&gt;=[.$D$1];&quot;x&quot;;&quot;&quot;)" office:value-type="string" office:string-value="x" calcext:value-type="string">
            <text:p>x</text:p>
          </table:table-cell>
          <table:table-cell table:formula="of:=IF([.D29] = &quot;x&quot;;0; [.E28]+ ([.B29] - [.B28]))" office:value-type="float" office:value="0" calcext:value-type="float">
            <text:p>0.000</text:p>
          </table:table-cell>
          <table:table-cell/>
          <table:table-cell table:formula="of:=[.$A29]*(1/[.G$4])" office:value-type="float" office:value="2.18181818181818" calcext:value-type="float">
            <text:p>2.182</text:p>
          </table:table-cell>
          <table:table-cell table:formula="of:=IF([.I28] = &quot;x&quot;;([.G29] - [.G28]); [.H28]+ ([.G29] - [.G28]))" office:value-type="float" office:value="0.181818181818182" calcext:value-type="float">
            <text:p>0.182</text:p>
          </table:table-cell>
          <table:table-cell table:formula="of:=IF([.H29]&gt;=[.$D$1];&quot;x&quot;;&quot;&quot;)" office:value-type="string" office:string-value="x" calcext:value-type="string">
            <text:p>x</text:p>
          </table:table-cell>
          <table:table-cell table:formula="of:=IF([.I29] = &quot;x&quot;;0; [.J28]+ ([.G29] - [.G2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30]*(1/[.B$4])" office:value-type="float" office:value="2.5" calcext:value-type="float">
            <text:p>2.500</text:p>
          </table:table-cell>
          <table:table-cell table:formula="of:=IF([.D29] = &quot;x&quot;;([.B30] - [.B29]); [.C29]+ ([.B30] - [.B29]))" office:value-type="float" office:value="0.0999999999999996" calcext:value-type="float">
            <text:p>0.100</text:p>
          </table:table-cell>
          <table:table-cell table:formula="of:=IF([.C30]&gt;=[.$D$1];&quot;x&quot;;&quot;&quot;)">
            <text:p/>
          </table:table-cell>
          <table:table-cell table:formula="of:=IF([.D30] = &quot;x&quot;;0; [.E29]+ ([.B30] - [.B29]))" office:value-type="float" office:value="0.0999999999999996" calcext:value-type="float">
            <text:p>0.100</text:p>
          </table:table-cell>
          <table:table-cell/>
          <table:table-cell table:formula="of:=[.$A30]*(1/[.G$4])" office:value-type="float" office:value="2.27272727272727" calcext:value-type="float">
            <text:p>2.273</text:p>
          </table:table-cell>
          <table:table-cell table:formula="of:=IF([.I29] = &quot;x&quot;;([.G30] - [.G29]); [.H29]+ ([.G30] - [.G29]))" office:value-type="float" office:value="0.0909090909090913" calcext:value-type="float">
            <text:p>0.091</text:p>
          </table:table-cell>
          <table:table-cell table:formula="of:=IF([.H30]&gt;=[.$D$1];&quot;x&quot;;&quot;&quot;)">
            <text:p/>
          </table:table-cell>
          <table:table-cell table:formula="of:=IF([.I30] = &quot;x&quot;;0; [.J29]+ ([.G30] - [.G29]))" office:value-type="float" office:value="0.0909090909090913" calcext:value-type="float">
            <text:p>0.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31]*(1/[.B$4])" office:value-type="float" office:value="2.6" calcext:value-type="float">
            <text:p>2.600</text:p>
          </table:table-cell>
          <table:table-cell table:formula="of:=IF([.D30] = &quot;x&quot;;([.B31] - [.B30]); [.C30]+ ([.B31] - [.B30]))" office:value-type="float" office:value="0.2" calcext:value-type="float">
            <text:p>0.200</text:p>
          </table:table-cell>
          <table:table-cell table:formula="of:=IF([.C31]&gt;=[.$D$1];&quot;x&quot;;&quot;&quot;)" office:value-type="string" office:string-value="x" calcext:value-type="string">
            <text:p>x</text:p>
          </table:table-cell>
          <table:table-cell table:formula="of:=IF([.D31] = &quot;x&quot;;0; [.E30]+ ([.B31] - [.B30]))" office:value-type="float" office:value="0" calcext:value-type="float">
            <text:p>0.000</text:p>
          </table:table-cell>
          <table:table-cell/>
          <table:table-cell table:formula="of:=[.$A31]*(1/[.G$4])" office:value-type="float" office:value="2.36363636363636" calcext:value-type="float">
            <text:p>2.364</text:p>
          </table:table-cell>
          <table:table-cell table:formula="of:=IF([.I30] = &quot;x&quot;;([.G31] - [.G30]); [.H30]+ ([.G31] - [.G30]))" office:value-type="float" office:value="0.181818181818182" calcext:value-type="float">
            <text:p>0.182</text:p>
          </table:table-cell>
          <table:table-cell table:formula="of:=IF([.H31]&gt;=[.$D$1];&quot;x&quot;;&quot;&quot;)" office:value-type="string" office:string-value="x" calcext:value-type="string">
            <text:p>x</text:p>
          </table:table-cell>
          <table:table-cell table:formula="of:=IF([.I31] = &quot;x&quot;;0; [.J30]+ ([.G31] - [.G3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32]*(1/[.B$4])" office:value-type="float" office:value="2.7" calcext:value-type="float">
            <text:p>2.700</text:p>
          </table:table-cell>
          <table:table-cell table:formula="of:=IF([.D31] = &quot;x&quot;;([.B32] - [.B31]); [.C31]+ ([.B32] - [.B31]))" office:value-type="float" office:value="0.1" calcext:value-type="float">
            <text:p>0.100</text:p>
          </table:table-cell>
          <table:table-cell table:formula="of:=IF([.C32]&gt;=[.$D$1];&quot;x&quot;;&quot;&quot;)" office:value-type="string" office:string-value="x" calcext:value-type="string">
            <text:p>x</text:p>
          </table:table-cell>
          <table:table-cell table:formula="of:=IF([.D32] = &quot;x&quot;;0; [.E31]+ ([.B32] - [.B31]))" office:value-type="float" office:value="0" calcext:value-type="float">
            <text:p>0.000</text:p>
          </table:table-cell>
          <table:table-cell/>
          <table:table-cell table:formula="of:=[.$A32]*(1/[.G$4])" office:value-type="float" office:value="2.45454545454545" calcext:value-type="float">
            <text:p>2.455</text:p>
          </table:table-cell>
          <table:table-cell table:formula="of:=IF([.I31] = &quot;x&quot;;([.G32] - [.G31]); [.H31]+ ([.G32] - [.G31]))" office:value-type="float" office:value="0.0909090909090908" calcext:value-type="float">
            <text:p>0.091</text:p>
          </table:table-cell>
          <table:table-cell table:formula="of:=IF([.H32]&gt;=[.$D$1];&quot;x&quot;;&quot;&quot;)">
            <text:p/>
          </table:table-cell>
          <table:table-cell table:formula="of:=IF([.I32] = &quot;x&quot;;0; [.J31]+ ([.G32] - [.G31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3]*(1/[.B$4])" office:value-type="float" office:value="2.8" calcext:value-type="float">
            <text:p>2.800</text:p>
          </table:table-cell>
          <table:table-cell table:formula="of:=IF([.D32] = &quot;x&quot;;([.B33] - [.B32]); [.C32]+ ([.B33] - [.B32]))" office:value-type="float" office:value="0.1" calcext:value-type="float">
            <text:p>0.100</text:p>
          </table:table-cell>
          <table:table-cell table:formula="of:=IF([.C33]&gt;=[.$D$1];&quot;x&quot;;&quot;&quot;)" office:value-type="string" office:string-value="x" calcext:value-type="string">
            <text:p>x</text:p>
          </table:table-cell>
          <table:table-cell table:formula="of:=IF([.D33] = &quot;x&quot;;0; [.E32]+ ([.B33] - [.B32]))" office:value-type="float" office:value="0" calcext:value-type="float">
            <text:p>0.000</text:p>
          </table:table-cell>
          <table:table-cell/>
          <table:table-cell table:formula="of:=[.$A33]*(1/[.G$4])" office:value-type="float" office:value="2.54545454545455" calcext:value-type="float">
            <text:p>2.545</text:p>
          </table:table-cell>
          <table:table-cell table:formula="of:=IF([.I32] = &quot;x&quot;;([.G33] - [.G32]); [.H32]+ ([.G33] - [.G32]))" office:value-type="float" office:value="0.181818181818182" calcext:value-type="float">
            <text:p>0.182</text:p>
          </table:table-cell>
          <table:table-cell table:formula="of:=IF([.H33]&gt;=[.$D$1];&quot;x&quot;;&quot;&quot;)" office:value-type="string" office:string-value="x" calcext:value-type="string">
            <text:p>x</text:p>
          </table:table-cell>
          <table:table-cell table:formula="of:=IF([.I33] = &quot;x&quot;;0; [.J32]+ ([.G33] - [.G3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4]*(1/[.B$4])" office:value-type="float" office:value="2.9" calcext:value-type="float">
            <text:p>2.900</text:p>
          </table:table-cell>
          <table:table-cell table:formula="of:=IF([.D33] = &quot;x&quot;;([.B34] - [.B33]); [.C33]+ ([.B34] - [.B33]))" office:value-type="float" office:value="0.1" calcext:value-type="float">
            <text:p>0.100</text:p>
          </table:table-cell>
          <table:table-cell table:formula="of:=IF([.C34]&gt;=[.$D$1];&quot;x&quot;;&quot;&quot;)" office:value-type="string" office:string-value="x" calcext:value-type="string">
            <text:p>x</text:p>
          </table:table-cell>
          <table:table-cell table:formula="of:=IF([.D34] = &quot;x&quot;;0; [.E33]+ ([.B34] - [.B33]))" office:value-type="float" office:value="0" calcext:value-type="float">
            <text:p>0.000</text:p>
          </table:table-cell>
          <table:table-cell/>
          <table:table-cell table:formula="of:=[.$A34]*(1/[.G$4])" office:value-type="float" office:value="2.63636363636364" calcext:value-type="float">
            <text:p>2.636</text:p>
          </table:table-cell>
          <table:table-cell table:formula="of:=IF([.I33] = &quot;x&quot;;([.G34] - [.G33]); [.H33]+ ([.G34] - [.G33]))" office:value-type="float" office:value="0.0909090909090908" calcext:value-type="float">
            <text:p>0.091</text:p>
          </table:table-cell>
          <table:table-cell table:formula="of:=IF([.H34]&gt;=[.$D$1];&quot;x&quot;;&quot;&quot;)">
            <text:p/>
          </table:table-cell>
          <table:table-cell table:formula="of:=IF([.I34] = &quot;x&quot;;0; [.J33]+ ([.G34] - [.G33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5]*(1/[.B$4])" office:value-type="float" office:value="3" calcext:value-type="float">
            <text:p>3.000</text:p>
          </table:table-cell>
          <table:table-cell table:formula="of:=IF([.D34] = &quot;x&quot;;([.B35] - [.B34]); [.C34]+ ([.B35] - [.B34]))" office:value-type="float" office:value="0.0999999999999996" calcext:value-type="float">
            <text:p>0.100</text:p>
          </table:table-cell>
          <table:table-cell table:formula="of:=IF([.C35]&gt;=[.$D$1];&quot;x&quot;;&quot;&quot;)">
            <text:p/>
          </table:table-cell>
          <table:table-cell table:formula="of:=IF([.D35] = &quot;x&quot;;0; [.E34]+ ([.B35] - [.B34]))" office:value-type="float" office:value="0.0999999999999996" calcext:value-type="float">
            <text:p>0.100</text:p>
          </table:table-cell>
          <table:table-cell/>
          <table:table-cell table:formula="of:=[.$A35]*(1/[.G$4])" office:value-type="float" office:value="2.72727272727273" calcext:value-type="float">
            <text:p>2.727</text:p>
          </table:table-cell>
          <table:table-cell table:formula="of:=IF([.I34] = &quot;x&quot;;([.G35] - [.G34]); [.H34]+ ([.G35] - [.G34]))" office:value-type="float" office:value="0.181818181818182" calcext:value-type="float">
            <text:p>0.182</text:p>
          </table:table-cell>
          <table:table-cell table:formula="of:=IF([.H35]&gt;=[.$D$1];&quot;x&quot;;&quot;&quot;)" office:value-type="string" office:string-value="x" calcext:value-type="string">
            <text:p>x</text:p>
          </table:table-cell>
          <table:table-cell table:formula="of:=IF([.I35] = &quot;x&quot;;0; [.J34]+ ([.G35] - [.G3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5"/>
          <table:table-cell table:formula="of:=[.$A36]*(1/[.G$4])" office:value-type="float" office:value="2.81818181818182" calcext:value-type="float">
            <text:p>2.818</text:p>
          </table:table-cell>
          <table:table-cell table:formula="of:=IF([.I35] = &quot;x&quot;;([.G36] - [.G35]); [.H35]+ ([.G36] - [.G35]))" office:value-type="float" office:value="0.0909090909090908" calcext:value-type="float">
            <text:p>0.091</text:p>
          </table:table-cell>
          <table:table-cell table:formula="of:=IF([.H36]&gt;=[.$D$1];&quot;x&quot;;&quot;&quot;)">
            <text:p/>
          </table:table-cell>
          <table:table-cell table:formula="of:=IF([.I36] = &quot;x&quot;;0; [.J35]+ ([.G36] - [.G35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5"/>
          <table:table-cell table:formula="of:=[.$A37]*(1/[.G$4])" office:value-type="float" office:value="2.90909090909091" calcext:value-type="float">
            <text:p>2.909</text:p>
          </table:table-cell>
          <table:table-cell table:formula="of:=IF([.I36] = &quot;x&quot;;([.G37] - [.G36]); [.H36]+ ([.G37] - [.G36]))" office:value-type="float" office:value="0.181818181818182" calcext:value-type="float">
            <text:p>0.182</text:p>
          </table:table-cell>
          <table:table-cell table:formula="of:=IF([.H37]&gt;=[.$D$1];&quot;x&quot;;&quot;&quot;)" office:value-type="string" office:string-value="x" calcext:value-type="string">
            <text:p>x</text:p>
          </table:table-cell>
          <table:table-cell table:formula="of:=IF([.I37] = &quot;x&quot;;0; [.J36]+ ([.G37] - [.G3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5"/>
          <table:table-cell table:formula="of:=[.$A38]*(1/[.G$4])" office:value-type="float" office:value="3" calcext:value-type="float">
            <text:p>3.000</text:p>
          </table:table-cell>
          <table:table-cell table:formula="of:=IF([.I37] = &quot;x&quot;;([.G38] - [.G37]); [.H37]+ ([.G38] - [.G37]))" office:value-type="float" office:value="0.0909090909090908" calcext:value-type="float">
            <text:p>0.091</text:p>
          </table:table-cell>
          <table:table-cell table:formula="of:=IF([.H38]&gt;=[.$D$1];&quot;x&quot;;&quot;&quot;)">
            <text:p/>
          </table:table-cell>
          <table:table-cell table:formula="of:=IF([.I38] = &quot;x&quot;;0; [.J37]+ ([.G38] - [.G37]))" office:value-type="float" office:value="0.0909090909090908" calcext:value-type="float">
            <text:p>0.091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 Fired</text:p>
          </table:table-cell>
          <table:table-cell table:style-name="Default" table:formula="of:=COUNTIF([.D5:.D35];&quot;x&quot;)" office:value-type="float" office:value="28" calcext:value-type="float">
            <text:p>28</text:p>
          </table:table-cell>
          <table:table-cell table:style-name="Default" table:number-columns-repeated="4"/>
          <table:table-cell table:style-name="Default" table:formula="of:=COUNTIF([.I5:.I38];&quot;x&quot;)" office:value-type="float" office:value="16" calcext:value-type="float">
            <text:p>16</text:p>
          </table:table-cell>
          <table:table-cell table:style-name="Default"/>
        </table:table-row>
      </table:table>
      <table:table table:name="With Carryover (10-11 fps)" table:style-name="ta1">
        <table:table-column table:style-name="co3" table:default-cell-style-name="Default"/>
        <table:table-column table:style-name="co4" table:default-cell-style-name="ce1"/>
        <table:table-column table:style-name="co10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3"/>
        <table:table-column table:style-name="co7" table:default-cell-style-name="ce1"/>
        <table:table-row table:style-name="ro1">
          <table:table-cell office:value-type="string" calcext:value-type="string">
            <text:p>Firing Rat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er second</text:p>
          </table:table-cell>
          <table:table-cell table:style-name="ce1" table:formula="of:=1/[.$B$1]" office:value-type="float" office:value="0.1" calcext:value-type="float">
            <text:p>0.100</text:p>
          </table:table-cell>
          <table:table-cell table:style-name="Default" office:value-type="string" calcext:value-type="string">
            <text:p>second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psed Time (seconds) @ 10fps</text:p>
          </table:table-cell>
          <table:table-cell table:style-name="Default" table:number-columns-repeated="4"/>
          <table:table-cell table:style-name="Default" office:value-type="string" calcext:value-type="string">
            <text:p>Elapsed Time (seconds) @ 11fp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rame #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6]*(1/[.B$4])" office:value-type="float" office:value="0.1" calcext:value-type="float">
            <text:p>0.100</text:p>
          </table:table-cell>
          <table:table-cell table:formula="of:=[.B6]" office:value-type="float" office:value="0.1" calcext:value-type="float">
            <text:p>0.100</text:p>
          </table:table-cell>
          <table:table-cell table:formula="of:=IF([.C6]&gt;=[.$D$1];&quot;x&quot;;&quot;&quot;)" office:value-type="string" office:string-value="x" calcext:value-type="string">
            <text:p>x</text:p>
          </table:table-cell>
          <table:table-cell table:formula="of:=IF([.D6] = &quot;x&quot;;[.E5]-[.$D$1] + ([.B6] - [.B5]); [.E5]+ ([.B6] - [.B5]))" office:value-type="float" office:value="0" calcext:value-type="float">
            <text:p>0.000</text:p>
          </table:table-cell>
          <table:table-cell/>
          <table:table-cell table:formula="of:=[.$A6]*(1/[.G$4])" office:value-type="float" office:value="0.0909090909090909" calcext:value-type="float">
            <text:p>0.091</text:p>
          </table:table-cell>
          <table:table-cell table:formula="of:=[.G6]" office:value-type="float" office:value="0.0909090909090909" calcext:value-type="float">
            <text:p>0.091</text:p>
          </table:table-cell>
          <table:table-cell table:formula="of:=IF([.H6]&gt;=[.$D$1];&quot;x&quot;;&quot;&quot;)">
            <text:p/>
          </table:table-cell>
          <table:table-cell table:formula="of:=IF([.I6] = &quot;x&quot;;[.J5]-[.$D$1] + ([.G6] - [.G5]); [.J5]+ ([.G6] - [.G5]))" office:value-type="float" office:value="0.0909090909090909" calcext:value-type="float">
            <text:p>0.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7]*(1/[.B$4])" office:value-type="float" office:value="0.2" calcext:value-type="float">
            <text:p>0.200</text:p>
          </table:table-cell>
          <table:table-cell table:formula="of:=IF([.D6] = &quot;x&quot;;[.C6]-[.$D$1] + ([.B7] - [.B6]); [.C6]+ ([.B7] - [.B6]))" office:value-type="float" office:value="0.1" calcext:value-type="float">
            <text:p>0.100</text:p>
          </table:table-cell>
          <table:table-cell table:formula="of:=IF([.C7]&gt;=[.$D$1];&quot;x&quot;;&quot;&quot;)" office:value-type="string" office:string-value="x" calcext:value-type="string">
            <text:p>x</text:p>
          </table:table-cell>
          <table:table-cell table:formula="of:=IF([.D7] = &quot;x&quot;;[.E6]-[.$D$1] + ([.B7] - [.B6]); [.E6]+ ([.B7] - [.B6]))" office:value-type="float" office:value="0" calcext:value-type="float">
            <text:p>0.000</text:p>
          </table:table-cell>
          <table:table-cell/>
          <table:table-cell table:formula="of:=[.$A7]*(1/[.G$4])" office:value-type="float" office:value="0.181818181818182" calcext:value-type="float">
            <text:p>0.182</text:p>
          </table:table-cell>
          <table:table-cell table:formula="of:=IF([.I6] = &quot;x&quot;;[.H6]-[.$D$1] + ([.G7] - [.G6]); [.H6]+ ([.G7] - [.G6]))" office:value-type="float" office:value="0.181818181818182" calcext:value-type="float">
            <text:p>0.182</text:p>
          </table:table-cell>
          <table:table-cell table:formula="of:=IF([.H7]&gt;=[.$D$1];&quot;x&quot;;&quot;&quot;)" office:value-type="string" office:string-value="x" calcext:value-type="string">
            <text:p>x</text:p>
          </table:table-cell>
          <table:table-cell table:formula="of:=IF([.I7] = &quot;x&quot;;[.J6]-[.$D$1] + ([.G7] - [.G6]); [.J6]+ ([.G7] - [.G6]))" office:value-type="float" office:value="0.0818181818181818" calcext:value-type="float">
            <text:p>0.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*(1/[.B$4])" office:value-type="float" office:value="0.3" calcext:value-type="float">
            <text:p>0.300</text:p>
          </table:table-cell>
          <table:table-cell table:formula="of:=IF([.D7] = &quot;x&quot;;[.C7]-[.$D$1] + ([.B8] - [.B7]); [.C7]+ ([.B8] - [.B7]))" office:value-type="float" office:value="0.1" calcext:value-type="float">
            <text:p>0.100</text:p>
          </table:table-cell>
          <table:table-cell table:formula="of:=IF([.C8]&gt;=[.$D$1];&quot;x&quot;;&quot;&quot;)" office:value-type="string" office:string-value="x" calcext:value-type="string">
            <text:p>x</text:p>
          </table:table-cell>
          <table:table-cell table:formula="of:=IF([.D8] = &quot;x&quot;;[.E7]-[.$D$1] + ([.B8] - [.B7]); [.E7]+ ([.B8] - [.B7]))" office:value-type="float" office:value="0" calcext:value-type="float">
            <text:p>0.000</text:p>
          </table:table-cell>
          <table:table-cell/>
          <table:table-cell table:formula="of:=[.$A8]*(1/[.G$4])" office:value-type="float" office:value="0.272727272727273" calcext:value-type="float">
            <text:p>0.273</text:p>
          </table:table-cell>
          <table:table-cell table:formula="of:=IF([.I7] = &quot;x&quot;;[.H7]-[.$D$1] + ([.G8] - [.G7]); [.H7]+ ([.G8] - [.G7]))" office:value-type="float" office:value="0.172727272727273" calcext:value-type="float">
            <text:p>0.173</text:p>
          </table:table-cell>
          <table:table-cell table:formula="of:=IF([.H8]&gt;=[.$D$1];&quot;x&quot;;&quot;&quot;)" office:value-type="string" office:string-value="x" calcext:value-type="string">
            <text:p>x</text:p>
          </table:table-cell>
          <table:table-cell table:formula="of:=IF([.I8] = &quot;x&quot;;[.J7]-[.$D$1] + ([.G8] - [.G7]); [.J7]+ ([.G8] - [.G7]))" office:value-type="float" office:value="0.0727272727272727" calcext:value-type="float">
            <text:p>0.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9]*(1/[.B$4])" office:value-type="float" office:value="0.4" calcext:value-type="float">
            <text:p>0.400</text:p>
          </table:table-cell>
          <table:table-cell table:formula="of:=IF([.D8] = &quot;x&quot;;[.C8]-[.$D$1] + ([.B9] - [.B8]); [.C8]+ ([.B9] - [.B8]))" office:value-type="float" office:value="0.1" calcext:value-type="float">
            <text:p>0.100</text:p>
          </table:table-cell>
          <table:table-cell table:formula="of:=IF([.C9]&gt;=[.$D$1];&quot;x&quot;;&quot;&quot;)" office:value-type="string" office:string-value="x" calcext:value-type="string">
            <text:p>x</text:p>
          </table:table-cell>
          <table:table-cell table:formula="of:=IF([.D9] = &quot;x&quot;;[.E8]-[.$D$1] + ([.B9] - [.B8]); [.E8]+ ([.B9] - [.B8]))" office:value-type="float" office:value="0" calcext:value-type="float">
            <text:p>0.000</text:p>
          </table:table-cell>
          <table:table-cell/>
          <table:table-cell table:formula="of:=[.$A9]*(1/[.G$4])" office:value-type="float" office:value="0.363636363636364" calcext:value-type="float">
            <text:p>0.364</text:p>
          </table:table-cell>
          <table:table-cell table:formula="of:=IF([.I8] = &quot;x&quot;;[.H8]-[.$D$1] + ([.G9] - [.G8]); [.H8]+ ([.G9] - [.G8]))" office:value-type="float" office:value="0.163636363636364" calcext:value-type="float">
            <text:p>0.164</text:p>
          </table:table-cell>
          <table:table-cell table:formula="of:=IF([.H9]&gt;=[.$D$1];&quot;x&quot;;&quot;&quot;)" office:value-type="string" office:string-value="x" calcext:value-type="string">
            <text:p>x</text:p>
          </table:table-cell>
          <table:table-cell table:formula="of:=IF([.I9] = &quot;x&quot;;[.J8]-[.$D$1] + ([.G9] - [.G8]); [.J8]+ ([.G9] - [.G8]))" office:value-type="float" office:value="0.0636363636363636" calcext:value-type="float">
            <text:p>0.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10]*(1/[.B$4])" office:value-type="float" office:value="0.5" calcext:value-type="float">
            <text:p>0.500</text:p>
          </table:table-cell>
          <table:table-cell table:formula="of:=IF([.D9] = &quot;x&quot;;[.C9]-[.$D$1] + ([.B10] - [.B9]); [.C9]+ ([.B10] - [.B9]))" office:value-type="float" office:value="0.1" calcext:value-type="float">
            <text:p>0.100</text:p>
          </table:table-cell>
          <table:table-cell table:formula="of:=IF([.C10]&gt;=[.$D$1];&quot;x&quot;;&quot;&quot;)" office:value-type="string" office:string-value="x" calcext:value-type="string">
            <text:p>x</text:p>
          </table:table-cell>
          <table:table-cell table:formula="of:=IF([.D10] = &quot;x&quot;;[.E9]-[.$D$1] + ([.B10] - [.B9]); [.E9]+ ([.B10] - [.B9]))" office:value-type="float" office:value="0" calcext:value-type="float">
            <text:p>0.000</text:p>
          </table:table-cell>
          <table:table-cell/>
          <table:table-cell table:formula="of:=[.$A10]*(1/[.G$4])" office:value-type="float" office:value="0.454545454545455" calcext:value-type="float">
            <text:p>0.455</text:p>
          </table:table-cell>
          <table:table-cell table:formula="of:=IF([.I9] = &quot;x&quot;;[.H9]-[.$D$1] + ([.G10] - [.G9]); [.H9]+ ([.G10] - [.G9]))" office:value-type="float" office:value="0.154545454545455" calcext:value-type="float">
            <text:p>0.155</text:p>
          </table:table-cell>
          <table:table-cell table:formula="of:=IF([.H10]&gt;=[.$D$1];&quot;x&quot;;&quot;&quot;)" office:value-type="string" office:string-value="x" calcext:value-type="string">
            <text:p>x</text:p>
          </table:table-cell>
          <table:table-cell table:formula="of:=IF([.I10] = &quot;x&quot;;[.J9]-[.$D$1] + ([.G10] - [.G9]); [.J9]+ ([.G10] - [.G9]))" office:value-type="float" office:value="0.0545454545454546" calcext:value-type="float">
            <text:p>0.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11]*(1/[.B$4])" office:value-type="float" office:value="0.6" calcext:value-type="float">
            <text:p>0.600</text:p>
          </table:table-cell>
          <table:table-cell table:formula="of:=IF([.D10] = &quot;x&quot;;[.C10]-[.$D$1] + ([.B11] - [.B10]); [.C10]+ ([.B11] - [.B10]))" office:value-type="float" office:value="0.1" calcext:value-type="float">
            <text:p>0.100</text:p>
          </table:table-cell>
          <table:table-cell table:formula="of:=IF([.C11]&gt;=[.$D$1];&quot;x&quot;;&quot;&quot;)" office:value-type="string" office:string-value="x" calcext:value-type="string">
            <text:p>x</text:p>
          </table:table-cell>
          <table:table-cell table:formula="of:=IF([.D11] = &quot;x&quot;;[.E10]-[.$D$1] + ([.B11] - [.B10]); [.E10]+ ([.B11] - [.B10]))" office:value-type="float" office:value="0" calcext:value-type="float">
            <text:p>0.000</text:p>
          </table:table-cell>
          <table:table-cell/>
          <table:table-cell table:formula="of:=[.$A11]*(1/[.G$4])" office:value-type="float" office:value="0.545454545454545" calcext:value-type="float">
            <text:p>0.545</text:p>
          </table:table-cell>
          <table:table-cell table:formula="of:=IF([.I10] = &quot;x&quot;;[.H10]-[.$D$1] + ([.G11] - [.G10]); [.H10]+ ([.G11] - [.G10]))" office:value-type="float" office:value="0.145454545454545" calcext:value-type="float">
            <text:p>0.145</text:p>
          </table:table-cell>
          <table:table-cell table:formula="of:=IF([.H11]&gt;=[.$D$1];&quot;x&quot;;&quot;&quot;)" office:value-type="string" office:string-value="x" calcext:value-type="string">
            <text:p>x</text:p>
          </table:table-cell>
          <table:table-cell table:formula="of:=IF([.I11] = &quot;x&quot;;[.J10]-[.$D$1] + ([.G11] - [.G10]); [.J10]+ ([.G11] - [.G10]))" office:value-type="float" office:value="0.0454545454545454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2]*(1/[.B$4])" office:value-type="float" office:value="0.7" calcext:value-type="float">
            <text:p>0.700</text:p>
          </table:table-cell>
          <table:table-cell table:formula="of:=IF([.D11] = &quot;x&quot;;[.C11]-[.$D$1] + ([.B12] - [.B11]); [.C11]+ ([.B12] - [.B11]))" office:value-type="float" office:value="0.1" calcext:value-type="float">
            <text:p>0.100</text:p>
          </table:table-cell>
          <table:table-cell table:formula="of:=IF([.C12]&gt;=[.$D$1];&quot;x&quot;;&quot;&quot;)" office:value-type="string" office:string-value="x" calcext:value-type="string">
            <text:p>x</text:p>
          </table:table-cell>
          <table:table-cell table:formula="of:=IF([.D12] = &quot;x&quot;;[.E11]-[.$D$1] + ([.B12] - [.B11]); [.E11]+ ([.B12] - [.B11]))" office:value-type="float" office:value="0" calcext:value-type="float">
            <text:p>0.000</text:p>
          </table:table-cell>
          <table:table-cell/>
          <table:table-cell table:formula="of:=[.$A12]*(1/[.G$4])" office:value-type="float" office:value="0.636363636363636" calcext:value-type="float">
            <text:p>0.636</text:p>
          </table:table-cell>
          <table:table-cell table:formula="of:=IF([.I11] = &quot;x&quot;;[.H11]-[.$D$1] + ([.G12] - [.G11]); [.H11]+ ([.G12] - [.G11]))" office:value-type="float" office:value="0.136363636363636" calcext:value-type="float">
            <text:p>0.136</text:p>
          </table:table-cell>
          <table:table-cell table:formula="of:=IF([.H12]&gt;=[.$D$1];&quot;x&quot;;&quot;&quot;)" office:value-type="string" office:string-value="x" calcext:value-type="string">
            <text:p>x</text:p>
          </table:table-cell>
          <table:table-cell table:formula="of:=IF([.I12] = &quot;x&quot;;[.J11]-[.$D$1] + ([.G12] - [.G11]); [.J11]+ ([.G12] - [.G11]))" office:value-type="float" office:value="0.0363636363636363" calcext:value-type="float">
            <text:p>0.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3]*(1/[.B$4])" office:value-type="float" office:value="0.8" calcext:value-type="float">
            <text:p>0.800</text:p>
          </table:table-cell>
          <table:table-cell table:formula="of:=IF([.D12] = &quot;x&quot;;[.C12]-[.$D$1] + ([.B13] - [.B12]); [.C12]+ ([.B13] - [.B12]))" office:value-type="float" office:value="0.1" calcext:value-type="float">
            <text:p>0.100</text:p>
          </table:table-cell>
          <table:table-cell table:formula="of:=IF([.C13]&gt;=[.$D$1];&quot;x&quot;;&quot;&quot;)" office:value-type="string" office:string-value="x" calcext:value-type="string">
            <text:p>x</text:p>
          </table:table-cell>
          <table:table-cell table:formula="of:=IF([.D13] = &quot;x&quot;;[.E12]-[.$D$1] + ([.B13] - [.B12]); [.E12]+ ([.B13] - [.B12]))" office:value-type="float" office:value="0" calcext:value-type="float">
            <text:p>0.000</text:p>
          </table:table-cell>
          <table:table-cell/>
          <table:table-cell table:formula="of:=[.$A13]*(1/[.G$4])" office:value-type="float" office:value="0.727272727272727" calcext:value-type="float">
            <text:p>0.727</text:p>
          </table:table-cell>
          <table:table-cell table:formula="of:=IF([.I12] = &quot;x&quot;;[.H12]-[.$D$1] + ([.G13] - [.G12]); [.H12]+ ([.G13] - [.G12]))" office:value-type="float" office:value="0.127272727272727" calcext:value-type="float">
            <text:p>0.127</text:p>
          </table:table-cell>
          <table:table-cell table:formula="of:=IF([.H13]&gt;=[.$D$1];&quot;x&quot;;&quot;&quot;)" office:value-type="string" office:string-value="x" calcext:value-type="string">
            <text:p>x</text:p>
          </table:table-cell>
          <table:table-cell table:formula="of:=IF([.I13] = &quot;x&quot;;[.J12]-[.$D$1] + ([.G13] - [.G12]); [.J12]+ ([.G13] - [.G12]))" office:value-type="float" office:value="0.0272727272727273" calcext:value-type="float">
            <text:p>0.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4]*(1/[.B$4])" office:value-type="float" office:value="0.9" calcext:value-type="float">
            <text:p>0.900</text:p>
          </table:table-cell>
          <table:table-cell table:formula="of:=IF([.D13] = &quot;x&quot;;[.C13]-[.$D$1] + ([.B14] - [.B13]); [.C13]+ ([.B14] - [.B13]))" office:value-type="float" office:value="0.1" calcext:value-type="float">
            <text:p>0.100</text:p>
          </table:table-cell>
          <table:table-cell table:formula="of:=IF([.C14]&gt;=[.$D$1];&quot;x&quot;;&quot;&quot;)" office:value-type="string" office:string-value="x" calcext:value-type="string">
            <text:p>x</text:p>
          </table:table-cell>
          <table:table-cell table:formula="of:=IF([.D14] = &quot;x&quot;;[.E13]-[.$D$1] + ([.B14] - [.B13]); [.E13]+ ([.B14] - [.B13]))" office:value-type="float" office:value="0" calcext:value-type="float">
            <text:p>0.000</text:p>
          </table:table-cell>
          <table:table-cell/>
          <table:table-cell table:formula="of:=[.$A14]*(1/[.G$4])" office:value-type="float" office:value="0.818181818181818" calcext:value-type="float">
            <text:p>0.818</text:p>
          </table:table-cell>
          <table:table-cell table:formula="of:=IF([.I13] = &quot;x&quot;;[.H13]-[.$D$1] + ([.G14] - [.G13]); [.H13]+ ([.G14] - [.G13]))" office:value-type="float" office:value="0.118181818181818" calcext:value-type="float">
            <text:p>0.118</text:p>
          </table:table-cell>
          <table:table-cell table:formula="of:=IF([.H14]&gt;=[.$D$1];&quot;x&quot;;&quot;&quot;)" office:value-type="string" office:string-value="x" calcext:value-type="string">
            <text:p>x</text:p>
          </table:table-cell>
          <table:table-cell table:formula="of:=IF([.I14] = &quot;x&quot;;[.J13]-[.$D$1] + ([.G14] - [.G13]); [.J13]+ ([.G14] - [.G13]))" office:value-type="float" office:value="0.0181818181818182" calcext:value-type="float">
            <text:p>0.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5]*(1/[.B$4])" office:value-type="float" office:value="1" calcext:value-type="float">
            <text:p>1.000</text:p>
          </table:table-cell>
          <table:table-cell table:formula="of:=IF([.D14] = &quot;x&quot;;[.C14]-[.$D$1] + ([.B15] - [.B14]); [.C14]+ ([.B15] - [.B14]))" office:value-type="float" office:value="0.1" calcext:value-type="float">
            <text:p>0.100</text:p>
          </table:table-cell>
          <table:table-cell table:formula="of:=IF([.C15]&gt;=[.$D$1];&quot;x&quot;;&quot;&quot;)" office:value-type="string" office:string-value="x" calcext:value-type="string">
            <text:p>x</text:p>
          </table:table-cell>
          <table:table-cell table:formula="of:=IF([.D15] = &quot;x&quot;;[.E14]-[.$D$1] + ([.B15] - [.B14]); [.E14]+ ([.B15] - [.B14]))" office:value-type="float" office:value="0" calcext:value-type="float">
            <text:p>0.000</text:p>
          </table:table-cell>
          <table:table-cell/>
          <table:table-cell table:formula="of:=[.$A15]*(1/[.G$4])" office:value-type="float" office:value="0.909090909090909" calcext:value-type="float">
            <text:p>0.909</text:p>
          </table:table-cell>
          <table:table-cell table:formula="of:=IF([.I14] = &quot;x&quot;;[.H14]-[.$D$1] + ([.G15] - [.G14]); [.H14]+ ([.G15] - [.G14]))" office:value-type="float" office:value="0.109090909090909" calcext:value-type="float">
            <text:p>0.109</text:p>
          </table:table-cell>
          <table:table-cell table:formula="of:=IF([.H15]&gt;=[.$D$1];&quot;x&quot;;&quot;&quot;)" office:value-type="string" office:string-value="x" calcext:value-type="string">
            <text:p>x</text:p>
          </table:table-cell>
          <table:table-cell table:formula="of:=IF([.I15] = &quot;x&quot;;[.J14]-[.$D$1] + ([.G15] - [.G14]); [.J14]+ ([.G15] - [.G14]))" office:value-type="float" office:value="0.00909090909090912" calcext:value-type="float">
            <text:p>0.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6]*(1/[.B$4])" office:value-type="float" office:value="1.1" calcext:value-type="float">
            <text:p>1.100</text:p>
          </table:table-cell>
          <table:table-cell table:formula="of:=IF([.D15] = &quot;x&quot;;[.C15]-[.$D$1] + ([.B16] - [.B15]); [.C15]+ ([.B16] - [.B15]))" office:value-type="float" office:value="0.1" calcext:value-type="float">
            <text:p>0.100</text:p>
          </table:table-cell>
          <table:table-cell table:formula="of:=IF([.C16]&gt;=[.$D$1];&quot;x&quot;;&quot;&quot;)" office:value-type="string" office:string-value="x" calcext:value-type="string">
            <text:p>x</text:p>
          </table:table-cell>
          <table:table-cell table:formula="of:=IF([.D16] = &quot;x&quot;;[.E15]-[.$D$1] + ([.B16] - [.B15]); [.E15]+ ([.B16] - [.B15]))" office:value-type="float" office:value="0" calcext:value-type="float">
            <text:p>0.000</text:p>
          </table:table-cell>
          <table:table-cell/>
          <table:table-cell table:formula="of:=[.$A16]*(1/[.G$4])" office:value-type="float" office:value="1" calcext:value-type="float">
            <text:p>1.000</text:p>
          </table:table-cell>
          <table:table-cell table:formula="of:=IF([.I15] = &quot;x&quot;;[.H15]-[.$D$1] + ([.G16] - [.G15]); [.H15]+ ([.G16] - [.G15]))" office:value-type="float" office:value="0.1" calcext:value-type="float">
            <text:p>0.100</text:p>
          </table:table-cell>
          <table:table-cell table:formula="of:=IF([.H16]&gt;=[.$D$1];&quot;x&quot;;&quot;&quot;)" office:value-type="string" office:string-value="x" calcext:value-type="string">
            <text:p>x</text:p>
          </table:table-cell>
          <table:table-cell table:formula="of:=IF([.I16] = &quot;x&quot;;[.J15]-[.$D$1] + ([.G16] - [.G15]); [.J15]+ ([.G16] - [.G15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7]*(1/[.B$4])" office:value-type="float" office:value="1.2" calcext:value-type="float">
            <text:p>1.200</text:p>
          </table:table-cell>
          <table:table-cell table:formula="of:=IF([.D16] = &quot;x&quot;;[.C16]-[.$D$1] + ([.B17] - [.B16]); [.C16]+ ([.B17] - [.B16]))" office:value-type="float" office:value="0.1" calcext:value-type="float">
            <text:p>0.100</text:p>
          </table:table-cell>
          <table:table-cell table:formula="of:=IF([.C17]&gt;=[.$D$1];&quot;x&quot;;&quot;&quot;)" office:value-type="string" office:string-value="x" calcext:value-type="string">
            <text:p>x</text:p>
          </table:table-cell>
          <table:table-cell table:formula="of:=IF([.D17] = &quot;x&quot;;[.E16]-[.$D$1] + ([.B17] - [.B16]); [.E16]+ ([.B17] - [.B16]))" office:value-type="float" office:value="0" calcext:value-type="float">
            <text:p>0.000</text:p>
          </table:table-cell>
          <table:table-cell/>
          <table:table-cell table:formula="of:=[.$A17]*(1/[.G$4])" office:value-type="float" office:value="1.09090909090909" calcext:value-type="float">
            <text:p>1.091</text:p>
          </table:table-cell>
          <table:table-cell table:formula="of:=IF([.I16] = &quot;x&quot;;[.H16]-[.$D$1] + ([.G17] - [.G16]); [.H16]+ ([.G17] - [.G16]))" office:value-type="float" office:value="0.0909090909090908" calcext:value-type="float">
            <text:p>0.091</text:p>
          </table:table-cell>
          <table:table-cell table:formula="of:=IF([.H17]&gt;=[.$D$1];&quot;x&quot;;&quot;&quot;)">
            <text:p/>
          </table:table-cell>
          <table:table-cell table:formula="of:=IF([.I17] = &quot;x&quot;;[.J16]-[.$D$1] + ([.G17] - [.G16]); [.J16]+ ([.G17] - [.G16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8]*(1/[.B$4])" office:value-type="float" office:value="1.3" calcext:value-type="float">
            <text:p>1.300</text:p>
          </table:table-cell>
          <table:table-cell table:formula="of:=IF([.D17] = &quot;x&quot;;[.C17]-[.$D$1] + ([.B18] - [.B17]); [.C17]+ ([.B18] - [.B17]))" office:value-type="float" office:value="0.0999999999999999" calcext:value-type="float">
            <text:p>0.100</text:p>
          </table:table-cell>
          <table:table-cell table:formula="of:=IF([.C18]&gt;=[.$D$1];&quot;x&quot;;&quot;&quot;)" office:value-type="string" office:string-value="x" calcext:value-type="string">
            <text:p>x</text:p>
          </table:table-cell>
          <table:table-cell table:formula="of:=IF([.D18] = &quot;x&quot;;[.E17]-[.$D$1] + ([.B18] - [.B17]); [.E17]+ ([.B18] - [.B17]))" office:value-type="float" office:value="0" calcext:value-type="float">
            <text:p>0.000</text:p>
          </table:table-cell>
          <table:table-cell/>
          <table:table-cell table:formula="of:=[.$A18]*(1/[.G$4])" office:value-type="float" office:value="1.18181818181818" calcext:value-type="float">
            <text:p>1.182</text:p>
          </table:table-cell>
          <table:table-cell table:formula="of:=IF([.I17] = &quot;x&quot;;[.H17]-[.$D$1] + ([.G18] - [.G17]); [.H17]+ ([.G18] - [.G17]))" office:value-type="float" office:value="0.181818181818182" calcext:value-type="float">
            <text:p>0.182</text:p>
          </table:table-cell>
          <table:table-cell table:formula="of:=IF([.H18]&gt;=[.$D$1];&quot;x&quot;;&quot;&quot;)" office:value-type="string" office:string-value="x" calcext:value-type="string">
            <text:p>x</text:p>
          </table:table-cell>
          <table:table-cell table:formula="of:=IF([.I18] = &quot;x&quot;;[.J17]-[.$D$1] + ([.G18] - [.G17]); [.J17]+ ([.G18] - [.G17]))" office:value-type="float" office:value="0.0818181818181819" calcext:value-type="float">
            <text:p>0.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9]*(1/[.B$4])" office:value-type="float" office:value="1.4" calcext:value-type="float">
            <text:p>1.400</text:p>
          </table:table-cell>
          <table:table-cell table:formula="of:=IF([.D18] = &quot;x&quot;;[.C18]-[.$D$1] + ([.B19] - [.B18]); [.C18]+ ([.B19] - [.B18]))" office:value-type="float" office:value="0.1" calcext:value-type="float">
            <text:p>0.100</text:p>
          </table:table-cell>
          <table:table-cell table:formula="of:=IF([.C19]&gt;=[.$D$1];&quot;x&quot;;&quot;&quot;)" office:value-type="string" office:string-value="x" calcext:value-type="string">
            <text:p>x</text:p>
          </table:table-cell>
          <table:table-cell table:formula="of:=IF([.D19] = &quot;x&quot;;[.E18]-[.$D$1] + ([.B19] - [.B18]); [.E18]+ ([.B19] - [.B18]))" office:value-type="float" office:value="0" calcext:value-type="float">
            <text:p>0.000</text:p>
          </table:table-cell>
          <table:table-cell/>
          <table:table-cell table:formula="of:=[.$A19]*(1/[.G$4])" office:value-type="float" office:value="1.27272727272727" calcext:value-type="float">
            <text:p>1.273</text:p>
          </table:table-cell>
          <table:table-cell table:formula="of:=IF([.I18] = &quot;x&quot;;[.H18]-[.$D$1] + ([.G19] - [.G18]); [.H18]+ ([.G19] - [.G18]))" office:value-type="float" office:value="0.172727272727273" calcext:value-type="float">
            <text:p>0.173</text:p>
          </table:table-cell>
          <table:table-cell table:formula="of:=IF([.H19]&gt;=[.$D$1];&quot;x&quot;;&quot;&quot;)" office:value-type="string" office:string-value="x" calcext:value-type="string">
            <text:p>x</text:p>
          </table:table-cell>
          <table:table-cell table:formula="of:=IF([.I19] = &quot;x&quot;;[.J18]-[.$D$1] + ([.G19] - [.G18]); [.J18]+ ([.G19] - [.G18]))" office:value-type="float" office:value="0.0727272727272727" calcext:value-type="float">
            <text:p>0.0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20]*(1/[.B$4])" office:value-type="float" office:value="1.5" calcext:value-type="float">
            <text:p>1.500</text:p>
          </table:table-cell>
          <table:table-cell table:formula="of:=IF([.D19] = &quot;x&quot;;[.C19]-[.$D$1] + ([.B20] - [.B19]); [.C19]+ ([.B20] - [.B19]))" office:value-type="float" office:value="0.0999999999999999" calcext:value-type="float">
            <text:p>0.100</text:p>
          </table:table-cell>
          <table:table-cell table:formula="of:=IF([.C20]&gt;=[.$D$1];&quot;x&quot;;&quot;&quot;)" office:value-type="string" office:string-value="x" calcext:value-type="string">
            <text:p>x</text:p>
          </table:table-cell>
          <table:table-cell table:formula="of:=IF([.D20] = &quot;x&quot;;[.E19]-[.$D$1] + ([.B20] - [.B19]); [.E19]+ ([.B20] - [.B19]))" office:value-type="float" office:value="0" calcext:value-type="float">
            <text:p>0.000</text:p>
          </table:table-cell>
          <table:table-cell/>
          <table:table-cell table:formula="of:=[.$A20]*(1/[.G$4])" office:value-type="float" office:value="1.36363636363636" calcext:value-type="float">
            <text:p>1.364</text:p>
          </table:table-cell>
          <table:table-cell table:formula="of:=IF([.I19] = &quot;x&quot;;[.H19]-[.$D$1] + ([.G20] - [.G19]); [.H19]+ ([.G20] - [.G19]))" office:value-type="float" office:value="0.163636363636364" calcext:value-type="float">
            <text:p>0.164</text:p>
          </table:table-cell>
          <table:table-cell table:formula="of:=IF([.H20]&gt;=[.$D$1];&quot;x&quot;;&quot;&quot;)" office:value-type="string" office:string-value="x" calcext:value-type="string">
            <text:p>x</text:p>
          </table:table-cell>
          <table:table-cell table:formula="of:=IF([.I20] = &quot;x&quot;;[.J19]-[.$D$1] + ([.G20] - [.G19]); [.J19]+ ([.G20] - [.G19]))" office:value-type="float" office:value="0.0636363636363637" calcext:value-type="float">
            <text:p>0.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21]*(1/[.B$4])" office:value-type="float" office:value="1.6" calcext:value-type="float">
            <text:p>1.600</text:p>
          </table:table-cell>
          <table:table-cell table:formula="of:=IF([.D20] = &quot;x&quot;;[.C20]-[.$D$1] + ([.B21] - [.B20]); [.C20]+ ([.B21] - [.B20]))" office:value-type="float" office:value="0.1" calcext:value-type="float">
            <text:p>0.100</text:p>
          </table:table-cell>
          <table:table-cell table:formula="of:=IF([.C21]&gt;=[.$D$1];&quot;x&quot;;&quot;&quot;)" office:value-type="string" office:string-value="x" calcext:value-type="string">
            <text:p>x</text:p>
          </table:table-cell>
          <table:table-cell table:formula="of:=IF([.D21] = &quot;x&quot;;[.E20]-[.$D$1] + ([.B21] - [.B20]); [.E20]+ ([.B21] - [.B20]))" office:value-type="float" office:value="0" calcext:value-type="float">
            <text:p>0.000</text:p>
          </table:table-cell>
          <table:table-cell/>
          <table:table-cell table:formula="of:=[.$A21]*(1/[.G$4])" office:value-type="float" office:value="1.45454545454545" calcext:value-type="float">
            <text:p>1.455</text:p>
          </table:table-cell>
          <table:table-cell table:formula="of:=IF([.I20] = &quot;x&quot;;[.H20]-[.$D$1] + ([.G21] - [.G20]); [.H20]+ ([.G21] - [.G20]))" office:value-type="float" office:value="0.154545454545455" calcext:value-type="float">
            <text:p>0.155</text:p>
          </table:table-cell>
          <table:table-cell table:formula="of:=IF([.H21]&gt;=[.$D$1];&quot;x&quot;;&quot;&quot;)" office:value-type="string" office:string-value="x" calcext:value-type="string">
            <text:p>x</text:p>
          </table:table-cell>
          <table:table-cell table:formula="of:=IF([.I21] = &quot;x&quot;;[.J20]-[.$D$1] + ([.G21] - [.G20]); [.J20]+ ([.G21] - [.G20]))" office:value-type="float" office:value="0.0545454545454546" calcext:value-type="float">
            <text:p>0.0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22]*(1/[.B$4])" office:value-type="float" office:value="1.7" calcext:value-type="float">
            <text:p>1.700</text:p>
          </table:table-cell>
          <table:table-cell table:formula="of:=IF([.D21] = &quot;x&quot;;[.C21]-[.$D$1] + ([.B22] - [.B21]); [.C21]+ ([.B22] - [.B21]))" office:value-type="float" office:value="0.1" calcext:value-type="float">
            <text:p>0.100</text:p>
          </table:table-cell>
          <table:table-cell table:formula="of:=IF([.C22]&gt;=[.$D$1];&quot;x&quot;;&quot;&quot;)" office:value-type="string" office:string-value="x" calcext:value-type="string">
            <text:p>x</text:p>
          </table:table-cell>
          <table:table-cell table:formula="of:=IF([.D22] = &quot;x&quot;;[.E21]-[.$D$1] + ([.B22] - [.B21]); [.E21]+ ([.B22] - [.B21]))" office:value-type="float" office:value="0" calcext:value-type="float">
            <text:p>0.000</text:p>
          </table:table-cell>
          <table:table-cell/>
          <table:table-cell table:formula="of:=[.$A22]*(1/[.G$4])" office:value-type="float" office:value="1.54545454545455" calcext:value-type="float">
            <text:p>1.545</text:p>
          </table:table-cell>
          <table:table-cell table:formula="of:=IF([.I21] = &quot;x&quot;;[.H21]-[.$D$1] + ([.G22] - [.G21]); [.H21]+ ([.G22] - [.G21]))" office:value-type="float" office:value="0.145454545454545" calcext:value-type="float">
            <text:p>0.145</text:p>
          </table:table-cell>
          <table:table-cell table:formula="of:=IF([.H22]&gt;=[.$D$1];&quot;x&quot;;&quot;&quot;)" office:value-type="string" office:string-value="x" calcext:value-type="string">
            <text:p>x</text:p>
          </table:table-cell>
          <table:table-cell table:formula="of:=IF([.I22] = &quot;x&quot;;[.J21]-[.$D$1] + ([.G22] - [.G21]); [.J21]+ ([.G22] - [.G21]))" office:value-type="float" office:value="0.0454545454545454" calcext:value-type="float">
            <text:p>0.0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3]*(1/[.B$4])" office:value-type="float" office:value="1.8" calcext:value-type="float">
            <text:p>1.800</text:p>
          </table:table-cell>
          <table:table-cell table:formula="of:=IF([.D22] = &quot;x&quot;;[.C22]-[.$D$1] + ([.B23] - [.B22]); [.C22]+ ([.B23] - [.B22]))" office:value-type="float" office:value="0.0999999999999999" calcext:value-type="float">
            <text:p>0.100</text:p>
          </table:table-cell>
          <table:table-cell table:formula="of:=IF([.C23]&gt;=[.$D$1];&quot;x&quot;;&quot;&quot;)" office:value-type="string" office:string-value="x" calcext:value-type="string">
            <text:p>x</text:p>
          </table:table-cell>
          <table:table-cell table:formula="of:=IF([.D23] = &quot;x&quot;;[.E22]-[.$D$1] + ([.B23] - [.B22]); [.E22]+ ([.B23] - [.B22]))" office:value-type="float" office:value="0" calcext:value-type="float">
            <text:p>0.000</text:p>
          </table:table-cell>
          <table:table-cell/>
          <table:table-cell table:formula="of:=[.$A23]*(1/[.G$4])" office:value-type="float" office:value="1.63636363636364" calcext:value-type="float">
            <text:p>1.636</text:p>
          </table:table-cell>
          <table:table-cell table:formula="of:=IF([.I22] = &quot;x&quot;;[.H22]-[.$D$1] + ([.G23] - [.G22]); [.H22]+ ([.G23] - [.G22]))" office:value-type="float" office:value="0.136363636363636" calcext:value-type="float">
            <text:p>0.136</text:p>
          </table:table-cell>
          <table:table-cell table:formula="of:=IF([.H23]&gt;=[.$D$1];&quot;x&quot;;&quot;&quot;)" office:value-type="string" office:string-value="x" calcext:value-type="string">
            <text:p>x</text:p>
          </table:table-cell>
          <table:table-cell table:formula="of:=IF([.I23] = &quot;x&quot;;[.J22]-[.$D$1] + ([.G23] - [.G22]); [.J22]+ ([.G23] - [.G22]))" office:value-type="float" office:value="0.0363636363636364" calcext:value-type="float">
            <text:p>0.0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4]*(1/[.B$4])" office:value-type="float" office:value="1.9" calcext:value-type="float">
            <text:p>1.900</text:p>
          </table:table-cell>
          <table:table-cell table:formula="of:=IF([.D23] = &quot;x&quot;;[.C23]-[.$D$1] + ([.B24] - [.B23]); [.C23]+ ([.B24] - [.B23]))" office:value-type="float" office:value="0.1" calcext:value-type="float">
            <text:p>0.100</text:p>
          </table:table-cell>
          <table:table-cell table:formula="of:=IF([.C24]&gt;=[.$D$1];&quot;x&quot;;&quot;&quot;)" office:value-type="string" office:string-value="x" calcext:value-type="string">
            <text:p>x</text:p>
          </table:table-cell>
          <table:table-cell table:formula="of:=IF([.D24] = &quot;x&quot;;[.E23]-[.$D$1] + ([.B24] - [.B23]); [.E23]+ ([.B24] - [.B23]))" office:value-type="float" office:value="0" calcext:value-type="float">
            <text:p>0.000</text:p>
          </table:table-cell>
          <table:table-cell/>
          <table:table-cell table:formula="of:=[.$A24]*(1/[.G$4])" office:value-type="float" office:value="1.72727272727273" calcext:value-type="float">
            <text:p>1.727</text:p>
          </table:table-cell>
          <table:table-cell table:formula="of:=IF([.I23] = &quot;x&quot;;[.H23]-[.$D$1] + ([.G24] - [.G23]); [.H23]+ ([.G24] - [.G23]))" office:value-type="float" office:value="0.127272727272727" calcext:value-type="float">
            <text:p>0.127</text:p>
          </table:table-cell>
          <table:table-cell table:formula="of:=IF([.H24]&gt;=[.$D$1];&quot;x&quot;;&quot;&quot;)" office:value-type="string" office:string-value="x" calcext:value-type="string">
            <text:p>x</text:p>
          </table:table-cell>
          <table:table-cell table:formula="of:=IF([.I24] = &quot;x&quot;;[.J23]-[.$D$1] + ([.G24] - [.G23]); [.J23]+ ([.G24] - [.G23]))" office:value-type="float" office:value="0.0272727272727273" calcext:value-type="float">
            <text:p>0.0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5]*(1/[.B$4])" office:value-type="float" office:value="2" calcext:value-type="float">
            <text:p>2.000</text:p>
          </table:table-cell>
          <table:table-cell table:formula="of:=IF([.D24] = &quot;x&quot;;[.C24]-[.$D$1] + ([.B25] - [.B24]); [.C24]+ ([.B25] - [.B24]))" office:value-type="float" office:value="0.0999999999999999" calcext:value-type="float">
            <text:p>0.100</text:p>
          </table:table-cell>
          <table:table-cell table:formula="of:=IF([.C25]&gt;=[.$D$1];&quot;x&quot;;&quot;&quot;)" office:value-type="string" office:string-value="x" calcext:value-type="string">
            <text:p>x</text:p>
          </table:table-cell>
          <table:table-cell table:formula="of:=IF([.D25] = &quot;x&quot;;[.E24]-[.$D$1] + ([.B25] - [.B24]); [.E24]+ ([.B25] - [.B24]))" office:value-type="float" office:value="0" calcext:value-type="float">
            <text:p>0.000</text:p>
          </table:table-cell>
          <table:table-cell/>
          <table:table-cell table:formula="of:=[.$A25]*(1/[.G$4])" office:value-type="float" office:value="1.81818181818182" calcext:value-type="float">
            <text:p>1.818</text:p>
          </table:table-cell>
          <table:table-cell table:formula="of:=IF([.I24] = &quot;x&quot;;[.H24]-[.$D$1] + ([.G25] - [.G24]); [.H24]+ ([.G25] - [.G24]))" office:value-type="float" office:value="0.118181818181818" calcext:value-type="float">
            <text:p>0.118</text:p>
          </table:table-cell>
          <table:table-cell table:formula="of:=IF([.H25]&gt;=[.$D$1];&quot;x&quot;;&quot;&quot;)" office:value-type="string" office:string-value="x" calcext:value-type="string">
            <text:p>x</text:p>
          </table:table-cell>
          <table:table-cell table:formula="of:=IF([.I25] = &quot;x&quot;;[.J24]-[.$D$1] + ([.G25] - [.G24]); [.J24]+ ([.G25] - [.G24]))" office:value-type="float" office:value="0.0181818181818183" calcext:value-type="float">
            <text:p>0.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6]*(1/[.B$4])" office:value-type="float" office:value="2.1" calcext:value-type="float">
            <text:p>2.100</text:p>
          </table:table-cell>
          <table:table-cell table:formula="of:=IF([.D25] = &quot;x&quot;;[.C25]-[.$D$1] + ([.B26] - [.B25]); [.C25]+ ([.B26] - [.B25]))" office:value-type="float" office:value="0.1" calcext:value-type="float">
            <text:p>0.100</text:p>
          </table:table-cell>
          <table:table-cell table:formula="of:=IF([.C26]&gt;=[.$D$1];&quot;x&quot;;&quot;&quot;)" office:value-type="string" office:string-value="x" calcext:value-type="string">
            <text:p>x</text:p>
          </table:table-cell>
          <table:table-cell table:formula="of:=IF([.D26] = &quot;x&quot;;[.E25]-[.$D$1] + ([.B26] - [.B25]); [.E25]+ ([.B26] - [.B25]))" office:value-type="float" office:value="0" calcext:value-type="float">
            <text:p>0.000</text:p>
          </table:table-cell>
          <table:table-cell/>
          <table:table-cell table:formula="of:=[.$A26]*(1/[.G$4])" office:value-type="float" office:value="1.90909090909091" calcext:value-type="float">
            <text:p>1.909</text:p>
          </table:table-cell>
          <table:table-cell table:formula="of:=IF([.I25] = &quot;x&quot;;[.H25]-[.$D$1] + ([.G26] - [.G25]); [.H25]+ ([.G26] - [.G25]))" office:value-type="float" office:value="0.109090909090909" calcext:value-type="float">
            <text:p>0.109</text:p>
          </table:table-cell>
          <table:table-cell table:formula="of:=IF([.H26]&gt;=[.$D$1];&quot;x&quot;;&quot;&quot;)" office:value-type="string" office:string-value="x" calcext:value-type="string">
            <text:p>x</text:p>
          </table:table-cell>
          <table:table-cell table:formula="of:=IF([.I26] = &quot;x&quot;;[.J25]-[.$D$1] + ([.G26] - [.G25]); [.J25]+ ([.G26] - [.G25]))" office:value-type="float" office:value="0.00909090909090912" calcext:value-type="float">
            <text:p>0.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7]*(1/[.B$4])" office:value-type="float" office:value="2.2" calcext:value-type="float">
            <text:p>2.200</text:p>
          </table:table-cell>
          <table:table-cell table:formula="of:=IF([.D26] = &quot;x&quot;;[.C26]-[.$D$1] + ([.B27] - [.B26]); [.C26]+ ([.B27] - [.B26]))" office:value-type="float" office:value="0.1" calcext:value-type="float">
            <text:p>0.100</text:p>
          </table:table-cell>
          <table:table-cell table:formula="of:=IF([.C27]&gt;=[.$D$1];&quot;x&quot;;&quot;&quot;)" office:value-type="string" office:string-value="x" calcext:value-type="string">
            <text:p>x</text:p>
          </table:table-cell>
          <table:table-cell table:formula="of:=IF([.D27] = &quot;x&quot;;[.E26]-[.$D$1] + ([.B27] - [.B26]); [.E26]+ ([.B27] - [.B26]))" office:value-type="float" office:value="0" calcext:value-type="float">
            <text:p>0.000</text:p>
          </table:table-cell>
          <table:table-cell/>
          <table:table-cell table:formula="of:=[.$A27]*(1/[.G$4])" office:value-type="float" office:value="2" calcext:value-type="float">
            <text:p>2.000</text:p>
          </table:table-cell>
          <table:table-cell table:formula="of:=IF([.I26] = &quot;x&quot;;[.H26]-[.$D$1] + ([.G27] - [.G26]); [.H26]+ ([.G27] - [.G26]))" office:value-type="float" office:value="0.1" calcext:value-type="float">
            <text:p>0.100</text:p>
          </table:table-cell>
          <table:table-cell table:formula="of:=IF([.H27]&gt;=[.$D$1];&quot;x&quot;;&quot;&quot;)" office:value-type="string" office:string-value="x" calcext:value-type="string">
            <text:p>x</text:p>
          </table:table-cell>
          <table:table-cell table:formula="of:=IF([.I27] = &quot;x&quot;;[.J26]-[.$D$1] + ([.G27] - [.G26]); [.J26]+ ([.G27] - [.G2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8]*(1/[.B$4])" office:value-type="float" office:value="2.3" calcext:value-type="float">
            <text:p>2.300</text:p>
          </table:table-cell>
          <table:table-cell table:formula="of:=IF([.D27] = &quot;x&quot;;[.C27]-[.$D$1] + ([.B28] - [.B27]); [.C27]+ ([.B28] - [.B27]))" office:value-type="float" office:value="0.1" calcext:value-type="float">
            <text:p>0.100</text:p>
          </table:table-cell>
          <table:table-cell table:formula="of:=IF([.C28]&gt;=[.$D$1];&quot;x&quot;;&quot;&quot;)" office:value-type="string" office:string-value="x" calcext:value-type="string">
            <text:p>x</text:p>
          </table:table-cell>
          <table:table-cell table:formula="of:=IF([.D28] = &quot;x&quot;;[.E27]-[.$D$1] + ([.B28] - [.B27]); [.E27]+ ([.B28] - [.B27]))" office:value-type="float" office:value="0" calcext:value-type="float">
            <text:p>0.000</text:p>
          </table:table-cell>
          <table:table-cell/>
          <table:table-cell table:formula="of:=[.$A28]*(1/[.G$4])" office:value-type="float" office:value="2.09090909090909" calcext:value-type="float">
            <text:p>2.091</text:p>
          </table:table-cell>
          <table:table-cell table:formula="of:=IF([.I27] = &quot;x&quot;;[.H27]-[.$D$1] + ([.G28] - [.G27]); [.H27]+ ([.G28] - [.G27]))" office:value-type="float" office:value="0.0909090909090908" calcext:value-type="float">
            <text:p>0.091</text:p>
          </table:table-cell>
          <table:table-cell table:formula="of:=IF([.H28]&gt;=[.$D$1];&quot;x&quot;;&quot;&quot;)">
            <text:p/>
          </table:table-cell>
          <table:table-cell table:formula="of:=IF([.I28] = &quot;x&quot;;[.J27]-[.$D$1] + ([.G28] - [.G27]); [.J27]+ ([.G28] - [.G27]))" office:value-type="float" office:value="0.0909090909090908" calcext:value-type="float">
            <text:p>0.0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9]*(1/[.B$4])" office:value-type="float" office:value="2.4" calcext:value-type="float">
            <text:p>2.400</text:p>
          </table:table-cell>
          <table:table-cell table:formula="of:=IF([.D28] = &quot;x&quot;;[.C28]-[.$D$1] + ([.B29] - [.B28]); [.C28]+ ([.B29] - [.B28]))" office:value-type="float" office:value="0.1" calcext:value-type="float">
            <text:p>0.100</text:p>
          </table:table-cell>
          <table:table-cell table:formula="of:=IF([.C29]&gt;=[.$D$1];&quot;x&quot;;&quot;&quot;)" office:value-type="string" office:string-value="x" calcext:value-type="string">
            <text:p>x</text:p>
          </table:table-cell>
          <table:table-cell table:formula="of:=IF([.D29] = &quot;x&quot;;[.E28]-[.$D$1] + ([.B29] - [.B28]); [.E28]+ ([.B29] - [.B28]))" office:value-type="float" office:value="0" calcext:value-type="float">
            <text:p>0.000</text:p>
          </table:table-cell>
          <table:table-cell/>
          <table:table-cell table:formula="of:=[.$A29]*(1/[.G$4])" office:value-type="float" office:value="2.18181818181818" calcext:value-type="float">
            <text:p>2.182</text:p>
          </table:table-cell>
          <table:table-cell table:formula="of:=IF([.I28] = &quot;x&quot;;[.H28]-[.$D$1] + ([.G29] - [.G28]); [.H28]+ ([.G29] - [.G28]))" office:value-type="float" office:value="0.181818181818182" calcext:value-type="float">
            <text:p>0.182</text:p>
          </table:table-cell>
          <table:table-cell table:formula="of:=IF([.H29]&gt;=[.$D$1];&quot;x&quot;;&quot;&quot;)" office:value-type="string" office:string-value="x" calcext:value-type="string">
            <text:p>x</text:p>
          </table:table-cell>
          <table:table-cell table:formula="of:=IF([.I29] = &quot;x&quot;;[.J28]-[.$D$1] + ([.G29] - [.G28]); [.J28]+ ([.G29] - [.G28]))" office:value-type="float" office:value="0.0818181818181817" calcext:value-type="float">
            <text:p>0.0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30]*(1/[.B$4])" office:value-type="float" office:value="2.5" calcext:value-type="float">
            <text:p>2.500</text:p>
          </table:table-cell>
          <table:table-cell table:formula="of:=IF([.D29] = &quot;x&quot;;[.C29]-[.$D$1] + ([.B30] - [.B29]); [.C29]+ ([.B30] - [.B29]))" office:value-type="float" office:value="0.0999999999999996" calcext:value-type="float">
            <text:p>0.100</text:p>
          </table:table-cell>
          <table:table-cell table:formula="of:=IF([.C30]&gt;=[.$D$1];&quot;x&quot;;&quot;&quot;)">
            <text:p/>
          </table:table-cell>
          <table:table-cell table:formula="of:=IF([.D30] = &quot;x&quot;;[.E29]-[.$D$1] + ([.B30] - [.B29]); [.E29]+ ([.B30] - [.B29]))" office:value-type="float" office:value="0.0999999999999996" calcext:value-type="float">
            <text:p>0.100</text:p>
          </table:table-cell>
          <table:table-cell/>
          <table:table-cell table:formula="of:=[.$A30]*(1/[.G$4])" office:value-type="float" office:value="2.27272727272727" calcext:value-type="float">
            <text:p>2.273</text:p>
          </table:table-cell>
          <table:table-cell table:formula="of:=IF([.I29] = &quot;x&quot;;[.H29]-[.$D$1] + ([.G30] - [.G29]); [.H29]+ ([.G30] - [.G29]))" office:value-type="float" office:value="0.172727272727273" calcext:value-type="float">
            <text:p>0.173</text:p>
          </table:table-cell>
          <table:table-cell table:formula="of:=IF([.H30]&gt;=[.$D$1];&quot;x&quot;;&quot;&quot;)" office:value-type="string" office:string-value="x" calcext:value-type="string">
            <text:p>x</text:p>
          </table:table-cell>
          <table:table-cell table:formula="of:=IF([.I30] = &quot;x&quot;;[.J29]-[.$D$1] + ([.G30] - [.G29]); [.J29]+ ([.G30] - [.G29]))" office:value-type="float" office:value="0.0727272727272729" calcext:value-type="float">
            <text:p>0.0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31]*(1/[.B$4])" office:value-type="float" office:value="2.6" calcext:value-type="float">
            <text:p>2.600</text:p>
          </table:table-cell>
          <table:table-cell table:formula="of:=IF([.D30] = &quot;x&quot;;[.C30]-[.$D$1] + ([.B31] - [.B30]); [.C30]+ ([.B31] - [.B30]))" office:value-type="float" office:value="0.2" calcext:value-type="float">
            <text:p>0.200</text:p>
          </table:table-cell>
          <table:table-cell table:formula="of:=IF([.C31]&gt;=[.$D$1];&quot;x&quot;;&quot;&quot;)" office:value-type="string" office:string-value="x" calcext:value-type="string">
            <text:p>x</text:p>
          </table:table-cell>
          <table:table-cell table:formula="of:=IF([.D31] = &quot;x&quot;;[.E30]-[.$D$1] + ([.B31] - [.B30]); [.E30]+ ([.B31] - [.B30]))" office:value-type="float" office:value="0.0999999999999997" calcext:value-type="float">
            <text:p>0.100</text:p>
          </table:table-cell>
          <table:table-cell/>
          <table:table-cell table:formula="of:=[.$A31]*(1/[.G$4])" office:value-type="float" office:value="2.36363636363636" calcext:value-type="float">
            <text:p>2.364</text:p>
          </table:table-cell>
          <table:table-cell table:formula="of:=IF([.I30] = &quot;x&quot;;[.H30]-[.$D$1] + ([.G31] - [.G30]); [.H30]+ ([.G31] - [.G30]))" office:value-type="float" office:value="0.163636363636364" calcext:value-type="float">
            <text:p>0.164</text:p>
          </table:table-cell>
          <table:table-cell table:formula="of:=IF([.H31]&gt;=[.$D$1];&quot;x&quot;;&quot;&quot;)" office:value-type="string" office:string-value="x" calcext:value-type="string">
            <text:p>x</text:p>
          </table:table-cell>
          <table:table-cell table:formula="of:=IF([.I31] = &quot;x&quot;;[.J30]-[.$D$1] + ([.G31] - [.G30]); [.J30]+ ([.G31] - [.G30]))" office:value-type="float" office:value="0.0636363636363637" calcext:value-type="float">
            <text:p>0.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32]*(1/[.B$4])" office:value-type="float" office:value="2.7" calcext:value-type="float">
            <text:p>2.700</text:p>
          </table:table-cell>
          <table:table-cell table:formula="of:=IF([.D31] = &quot;x&quot;;[.C31]-[.$D$1] + ([.B32] - [.B31]); [.C31]+ ([.B32] - [.B31]))" office:value-type="float" office:value="0.2" calcext:value-type="float">
            <text:p>0.200</text:p>
          </table:table-cell>
          <table:table-cell table:formula="of:=IF([.C32]&gt;=[.$D$1];&quot;x&quot;;&quot;&quot;)" office:value-type="string" office:string-value="x" calcext:value-type="string">
            <text:p>x</text:p>
          </table:table-cell>
          <table:table-cell table:formula="of:=IF([.D32] = &quot;x&quot;;[.E31]-[.$D$1] + ([.B32] - [.B31]); [.E31]+ ([.B32] - [.B31]))" office:value-type="float" office:value="0.1" calcext:value-type="float">
            <text:p>0.100</text:p>
          </table:table-cell>
          <table:table-cell/>
          <table:table-cell table:formula="of:=[.$A32]*(1/[.G$4])" office:value-type="float" office:value="2.45454545454545" calcext:value-type="float">
            <text:p>2.455</text:p>
          </table:table-cell>
          <table:table-cell table:formula="of:=IF([.I31] = &quot;x&quot;;[.H31]-[.$D$1] + ([.G32] - [.G31]); [.H31]+ ([.G32] - [.G31]))" office:value-type="float" office:value="0.154545454545455" calcext:value-type="float">
            <text:p>0.155</text:p>
          </table:table-cell>
          <table:table-cell table:formula="of:=IF([.H32]&gt;=[.$D$1];&quot;x&quot;;&quot;&quot;)" office:value-type="string" office:string-value="x" calcext:value-type="string">
            <text:p>x</text:p>
          </table:table-cell>
          <table:table-cell table:formula="of:=IF([.I32] = &quot;x&quot;;[.J31]-[.$D$1] + ([.G32] - [.G31]); [.J31]+ ([.G32] - [.G31]))" office:value-type="float" office:value="0.0545454545454546" calcext:value-type="float">
            <text:p>0.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3]*(1/[.B$4])" office:value-type="float" office:value="2.8" calcext:value-type="float">
            <text:p>2.800</text:p>
          </table:table-cell>
          <table:table-cell table:formula="of:=IF([.D32] = &quot;x&quot;;[.C32]-[.$D$1] + ([.B33] - [.B32]); [.C32]+ ([.B33] - [.B32]))" office:value-type="float" office:value="0.2" calcext:value-type="float">
            <text:p>0.200</text:p>
          </table:table-cell>
          <table:table-cell table:formula="of:=IF([.C33]&gt;=[.$D$1];&quot;x&quot;;&quot;&quot;)" office:value-type="string" office:string-value="x" calcext:value-type="string">
            <text:p>x</text:p>
          </table:table-cell>
          <table:table-cell table:formula="of:=IF([.D33] = &quot;x&quot;;[.E32]-[.$D$1] + ([.B33] - [.B32]); [.E32]+ ([.B33] - [.B32]))" office:value-type="float" office:value="0.1" calcext:value-type="float">
            <text:p>0.100</text:p>
          </table:table-cell>
          <table:table-cell/>
          <table:table-cell table:formula="of:=[.$A33]*(1/[.G$4])" office:value-type="float" office:value="2.54545454545455" calcext:value-type="float">
            <text:p>2.545</text:p>
          </table:table-cell>
          <table:table-cell table:formula="of:=IF([.I32] = &quot;x&quot;;[.H32]-[.$D$1] + ([.G33] - [.G32]); [.H32]+ ([.G33] - [.G32]))" office:value-type="float" office:value="0.145454545454545" calcext:value-type="float">
            <text:p>0.145</text:p>
          </table:table-cell>
          <table:table-cell table:formula="of:=IF([.H33]&gt;=[.$D$1];&quot;x&quot;;&quot;&quot;)" office:value-type="string" office:string-value="x" calcext:value-type="string">
            <text:p>x</text:p>
          </table:table-cell>
          <table:table-cell table:formula="of:=IF([.I33] = &quot;x&quot;;[.J32]-[.$D$1] + ([.G33] - [.G32]); [.J32]+ ([.G33] - [.G32]))" office:value-type="float" office:value="0.0454545454545454" calcext:value-type="float">
            <text:p>0.0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4]*(1/[.B$4])" office:value-type="float" office:value="2.9" calcext:value-type="float">
            <text:p>2.900</text:p>
          </table:table-cell>
          <table:table-cell table:formula="of:=IF([.D33] = &quot;x&quot;;[.C33]-[.$D$1] + ([.B34] - [.B33]); [.C33]+ ([.B34] - [.B33]))" office:value-type="float" office:value="0.2" calcext:value-type="float">
            <text:p>0.200</text:p>
          </table:table-cell>
          <table:table-cell table:formula="of:=IF([.C34]&gt;=[.$D$1];&quot;x&quot;;&quot;&quot;)" office:value-type="string" office:string-value="x" calcext:value-type="string">
            <text:p>x</text:p>
          </table:table-cell>
          <table:table-cell table:formula="of:=IF([.D34] = &quot;x&quot;;[.E33]-[.$D$1] + ([.B34] - [.B33]); [.E33]+ ([.B34] - [.B33]))" office:value-type="float" office:value="0.1" calcext:value-type="float">
            <text:p>0.100</text:p>
          </table:table-cell>
          <table:table-cell/>
          <table:table-cell table:formula="of:=[.$A34]*(1/[.G$4])" office:value-type="float" office:value="2.63636363636364" calcext:value-type="float">
            <text:p>2.636</text:p>
          </table:table-cell>
          <table:table-cell table:formula="of:=IF([.I33] = &quot;x&quot;;[.H33]-[.$D$1] + ([.G34] - [.G33]); [.H33]+ ([.G34] - [.G33]))" office:value-type="float" office:value="0.136363636363636" calcext:value-type="float">
            <text:p>0.136</text:p>
          </table:table-cell>
          <table:table-cell table:formula="of:=IF([.H34]&gt;=[.$D$1];&quot;x&quot;;&quot;&quot;)" office:value-type="string" office:string-value="x" calcext:value-type="string">
            <text:p>x</text:p>
          </table:table-cell>
          <table:table-cell table:formula="of:=IF([.I34] = &quot;x&quot;;[.J33]-[.$D$1] + ([.G34] - [.G33]); [.J33]+ ([.G34] - [.G33]))" office:value-type="float" office:value="0.0363636363636362" calcext:value-type="float">
            <text:p>0.0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5]*(1/[.B$4])" office:value-type="float" office:value="3" calcext:value-type="float">
            <text:p>3.000</text:p>
          </table:table-cell>
          <table:table-cell table:formula="of:=IF([.D34] = &quot;x&quot;;[.C34]-[.$D$1] + ([.B35] - [.B34]); [.C34]+ ([.B35] - [.B34]))" office:value-type="float" office:value="0.2" calcext:value-type="float">
            <text:p>0.200</text:p>
          </table:table-cell>
          <table:table-cell table:formula="of:=IF([.C35]&gt;=[.$D$1];&quot;x&quot;;&quot;&quot;)" office:value-type="string" office:string-value="x" calcext:value-type="string">
            <text:p>x</text:p>
          </table:table-cell>
          <table:table-cell table:formula="of:=IF([.D35] = &quot;x&quot;;[.E34]-[.$D$1] + ([.B35] - [.B34]); [.E34]+ ([.B35] - [.B34]))" office:value-type="float" office:value="0.0999999999999996" calcext:value-type="float">
            <text:p>0.100</text:p>
          </table:table-cell>
          <table:table-cell/>
          <table:table-cell table:formula="of:=[.$A35]*(1/[.G$4])" office:value-type="float" office:value="2.72727272727273" calcext:value-type="float">
            <text:p>2.727</text:p>
          </table:table-cell>
          <table:table-cell table:formula="of:=IF([.I34] = &quot;x&quot;;[.H34]-[.$D$1] + ([.G35] - [.G34]); [.H34]+ ([.G35] - [.G34]))" office:value-type="float" office:value="0.127272727272727" calcext:value-type="float">
            <text:p>0.127</text:p>
          </table:table-cell>
          <table:table-cell table:formula="of:=IF([.H35]&gt;=[.$D$1];&quot;x&quot;;&quot;&quot;)" office:value-type="string" office:string-value="x" calcext:value-type="string">
            <text:p>x</text:p>
          </table:table-cell>
          <table:table-cell table:formula="of:=IF([.I35] = &quot;x&quot;;[.J34]-[.$D$1] + ([.G35] - [.G34]); [.J34]+ ([.G35] - [.G34]))" office:value-type="float" office:value="0.0272727272727275" calcext:value-type="float">
            <text:p>0.0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5"/>
          <table:table-cell table:formula="of:=[.$A36]*(1/[.G$4])" office:value-type="float" office:value="2.81818181818182" calcext:value-type="float">
            <text:p>2.818</text:p>
          </table:table-cell>
          <table:table-cell table:formula="of:=IF([.I35] = &quot;x&quot;;[.H35]-[.$D$1] + ([.G36] - [.G35]); [.H35]+ ([.G36] - [.G35]))" office:value-type="float" office:value="0.118181818181818" calcext:value-type="float">
            <text:p>0.118</text:p>
          </table:table-cell>
          <table:table-cell table:formula="of:=IF([.H36]&gt;=[.$D$1];&quot;x&quot;;&quot;&quot;)" office:value-type="string" office:string-value="x" calcext:value-type="string">
            <text:p>x</text:p>
          </table:table-cell>
          <table:table-cell table:formula="of:=IF([.I36] = &quot;x&quot;;[.J35]-[.$D$1] + ([.G36] - [.G35]); [.J35]+ ([.G36] - [.G35]))" office:value-type="float" office:value="0.0181818181818183" calcext:value-type="float">
            <text:p>0.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5"/>
          <table:table-cell table:formula="of:=[.$A37]*(1/[.G$4])" office:value-type="float" office:value="2.90909090909091" calcext:value-type="float">
            <text:p>2.909</text:p>
          </table:table-cell>
          <table:table-cell table:formula="of:=IF([.I36] = &quot;x&quot;;[.H36]-[.$D$1] + ([.G37] - [.G36]); [.H36]+ ([.G37] - [.G36]))" office:value-type="float" office:value="0.109090909090909" calcext:value-type="float">
            <text:p>0.109</text:p>
          </table:table-cell>
          <table:table-cell table:formula="of:=IF([.H37]&gt;=[.$D$1];&quot;x&quot;;&quot;&quot;)" office:value-type="string" office:string-value="x" calcext:value-type="string">
            <text:p>x</text:p>
          </table:table-cell>
          <table:table-cell table:formula="of:=IF([.I37] = &quot;x&quot;;[.J36]-[.$D$1] + ([.G37] - [.G36]); [.J36]+ ([.G37] - [.G36]))" office:value-type="float" office:value="0.00909090909090912" calcext:value-type="float">
            <text:p>0.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5"/>
          <table:table-cell table:formula="of:=[.$A38]*(1/[.G$4])" office:value-type="float" office:value="3" calcext:value-type="float">
            <text:p>3.000</text:p>
          </table:table-cell>
          <table:table-cell table:formula="of:=IF([.I37] = &quot;x&quot;;[.H37]-[.$D$1] + ([.G38] - [.G37]); [.H37]+ ([.G38] - [.G37]))" office:value-type="float" office:value="0.1" calcext:value-type="float">
            <text:p>0.100</text:p>
          </table:table-cell>
          <table:table-cell table:formula="of:=IF([.H38]&gt;=[.$D$1];&quot;x&quot;;&quot;&quot;)" office:value-type="string" office:string-value="x" calcext:value-type="string">
            <text:p>x</text:p>
          </table:table-cell>
          <table:table-cell table:formula="of:=IF([.I38] = &quot;x&quot;;[.J37]-[.$D$1] + ([.G38] - [.G37]); [.J37]+ ([.G38] - [.G37])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 Fired</text:p>
          </table:table-cell>
          <table:table-cell table:style-name="Default" table:formula="of:=COUNTIF([.D5:.D35];&quot;x&quot;)" office:value-type="float" office:value="29" calcext:value-type="float">
            <text:p>29</text:p>
          </table:table-cell>
          <table:table-cell table:style-name="Default" table:number-columns-repeated="4"/>
          <table:table-cell table:style-name="Default" table:formula="of:=COUNTIF([.I5:.I38];&quot;x&quot;)" office:value-type="float" office:value="30" calcext:value-type="float">
            <text:p>30</text:p>
          </table:table-cell>
          <table:table-cell table:style-name="Default"/>
        </table:table-row>
      </table:table>
      <table:table table:name="No Carryover (15-16 fps)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3"/>
        <table:table-column table:style-name="co7" table:default-cell-style-name="ce1"/>
        <table:table-row table:style-name="ro1">
          <table:table-cell office:value-type="string" calcext:value-type="string">
            <text:p>Firing Rat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er second</text:p>
          </table:table-cell>
          <table:table-cell table:style-name="ce1" table:formula="of:=1/[.$B$1]" office:value-type="float" office:value="0.1" calcext:value-type="float">
            <text:p>0.100</text:p>
          </table:table-cell>
          <table:table-cell table:style-name="Default" office:value-type="string" calcext:value-type="string">
            <text:p>second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psed Time (seconds) @ 15fps</text:p>
          </table:table-cell>
          <table:table-cell table:style-name="Default" table:number-columns-repeated="4"/>
          <table:table-cell table:style-name="Default" office:value-type="string" calcext:value-type="string">
            <text:p>Elapsed Time (seconds) @ 16fp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rame #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6]*(1/[.B$4])" office:value-type="float" office:value="0.0666666666666667" calcext:value-type="float">
            <text:p>0.067</text:p>
          </table:table-cell>
          <table:table-cell table:formula="of:=IF([.D5] = &quot;x&quot;;([.B6] - [.B5]); [.C5]+ ([.B6] - [.B5]))" office:value-type="float" office:value="0.0666666666666667" calcext:value-type="float">
            <text:p>0.067</text:p>
          </table:table-cell>
          <table:table-cell table:formula="of:=IF([.C6]&gt;=[.$D$1];&quot;x&quot;;&quot;&quot;)">
            <text:p/>
          </table:table-cell>
          <table:table-cell table:formula="of:=IF([.D6] = &quot;x&quot;;0; [.E5]+ ([.B6] - [.B5]))" office:value-type="float" office:value="0.0666666666666667" calcext:value-type="float">
            <text:p>0.067</text:p>
          </table:table-cell>
          <table:table-cell/>
          <table:table-cell table:formula="of:=[.$A6]*(1/[.G$4])" office:value-type="float" office:value="0.0625" calcext:value-type="float">
            <text:p>0.063</text:p>
          </table:table-cell>
          <table:table-cell table:formula="of:=IF([.I5] = &quot;x&quot;;([.G6] - [.G5]); [.H5]+ ([.G6] - [.G5]))" office:value-type="float" office:value="0.0625" calcext:value-type="float">
            <text:p>0.063</text:p>
          </table:table-cell>
          <table:table-cell table:formula="of:=IF([.H6]&gt;=[.$D$1];&quot;x&quot;;&quot;&quot;)">
            <text:p/>
          </table:table-cell>
          <table:table-cell table:formula="of:=IF([.I6] = &quot;x&quot;;0; [.J5]+ ([.G6] - [.G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7]*(1/[.B$4])" office:value-type="float" office:value="0.133333333333333" calcext:value-type="float">
            <text:p>0.133</text:p>
          </table:table-cell>
          <table:table-cell table:formula="of:=IF([.D6] = &quot;x&quot;;([.B7] - [.B6]); [.C6]+ ([.B7] - [.B6]))" office:value-type="float" office:value="0.133333333333333" calcext:value-type="float">
            <text:p>0.133</text:p>
          </table:table-cell>
          <table:table-cell table:formula="of:=IF([.C7]&gt;=[.$D$1];&quot;x&quot;;&quot;&quot;)" office:value-type="string" office:string-value="x" calcext:value-type="string">
            <text:p>x</text:p>
          </table:table-cell>
          <table:table-cell table:formula="of:=IF([.D7] = &quot;x&quot;;0; [.E6]+ ([.B7] - [.B6]))" office:value-type="float" office:value="0" calcext:value-type="float">
            <text:p>0.000</text:p>
          </table:table-cell>
          <table:table-cell/>
          <table:table-cell table:formula="of:=[.$A7]*(1/[.G$4])" office:value-type="float" office:value="0.125" calcext:value-type="float">
            <text:p>0.125</text:p>
          </table:table-cell>
          <table:table-cell table:formula="of:=IF([.I6] = &quot;x&quot;;([.G7] - [.G6]); [.H6]+ ([.G7] - [.G6]))" office:value-type="float" office:value="0.125" calcext:value-type="float">
            <text:p>0.125</text:p>
          </table:table-cell>
          <table:table-cell table:formula="of:=IF([.H7]&gt;=[.$D$1];&quot;x&quot;;&quot;&quot;)" office:value-type="string" office:string-value="x" calcext:value-type="string">
            <text:p>x</text:p>
          </table:table-cell>
          <table:table-cell table:formula="of:=IF([.I7] = &quot;x&quot;;0; [.J6]+ ([.G7] - [.G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*(1/[.B$4])" office:value-type="float" office:value="0.2" calcext:value-type="float">
            <text:p>0.200</text:p>
          </table:table-cell>
          <table:table-cell table:formula="of:=IF([.D7] = &quot;x&quot;;([.B8] - [.B7]); [.C7]+ ([.B8] - [.B7]))" office:value-type="float" office:value="0.0666666666666667" calcext:value-type="float">
            <text:p>0.067</text:p>
          </table:table-cell>
          <table:table-cell table:formula="of:=IF([.C8]&gt;=[.$D$1];&quot;x&quot;;&quot;&quot;)">
            <text:p/>
          </table:table-cell>
          <table:table-cell table:formula="of:=IF([.D8] = &quot;x&quot;;0; [.E7]+ ([.B8] - [.B7]))" office:value-type="float" office:value="0.0666666666666667" calcext:value-type="float">
            <text:p>0.067</text:p>
          </table:table-cell>
          <table:table-cell/>
          <table:table-cell table:formula="of:=[.$A8]*(1/[.G$4])" office:value-type="float" office:value="0.1875" calcext:value-type="float">
            <text:p>0.188</text:p>
          </table:table-cell>
          <table:table-cell table:formula="of:=IF([.I7] = &quot;x&quot;;([.G8] - [.G7]); [.H7]+ ([.G8] - [.G7]))" office:value-type="float" office:value="0.0625" calcext:value-type="float">
            <text:p>0.063</text:p>
          </table:table-cell>
          <table:table-cell table:formula="of:=IF([.H8]&gt;=[.$D$1];&quot;x&quot;;&quot;&quot;)">
            <text:p/>
          </table:table-cell>
          <table:table-cell table:formula="of:=IF([.I8] = &quot;x&quot;;0; [.J7]+ ([.G8] - [.G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9]*(1/[.B$4])" office:value-type="float" office:value="0.266666666666667" calcext:value-type="float">
            <text:p>0.267</text:p>
          </table:table-cell>
          <table:table-cell table:formula="of:=IF([.D8] = &quot;x&quot;;([.B9] - [.B8]); [.C8]+ ([.B9] - [.B8]))" office:value-type="float" office:value="0.133333333333333" calcext:value-type="float">
            <text:p>0.133</text:p>
          </table:table-cell>
          <table:table-cell table:formula="of:=IF([.C9]&gt;=[.$D$1];&quot;x&quot;;&quot;&quot;)" office:value-type="string" office:string-value="x" calcext:value-type="string">
            <text:p>x</text:p>
          </table:table-cell>
          <table:table-cell table:formula="of:=IF([.D9] = &quot;x&quot;;0; [.E8]+ ([.B9] - [.B8]))" office:value-type="float" office:value="0" calcext:value-type="float">
            <text:p>0.000</text:p>
          </table:table-cell>
          <table:table-cell/>
          <table:table-cell table:formula="of:=[.$A9]*(1/[.G$4])" office:value-type="float" office:value="0.25" calcext:value-type="float">
            <text:p>0.250</text:p>
          </table:table-cell>
          <table:table-cell table:formula="of:=IF([.I8] = &quot;x&quot;;([.G9] - [.G8]); [.H8]+ ([.G9] - [.G8]))" office:value-type="float" office:value="0.125" calcext:value-type="float">
            <text:p>0.125</text:p>
          </table:table-cell>
          <table:table-cell table:formula="of:=IF([.H9]&gt;=[.$D$1];&quot;x&quot;;&quot;&quot;)" office:value-type="string" office:string-value="x" calcext:value-type="string">
            <text:p>x</text:p>
          </table:table-cell>
          <table:table-cell table:formula="of:=IF([.I9] = &quot;x&quot;;0; [.J8]+ ([.G9] - [.G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10]*(1/[.B$4])" office:value-type="float" office:value="0.333333333333333" calcext:value-type="float">
            <text:p>0.333</text:p>
          </table:table-cell>
          <table:table-cell table:formula="of:=IF([.D9] = &quot;x&quot;;([.B10] - [.B9]); [.C9]+ ([.B10] - [.B9]))" office:value-type="float" office:value="0.0666666666666667" calcext:value-type="float">
            <text:p>0.067</text:p>
          </table:table-cell>
          <table:table-cell table:formula="of:=IF([.C10]&gt;=[.$D$1];&quot;x&quot;;&quot;&quot;)">
            <text:p/>
          </table:table-cell>
          <table:table-cell table:formula="of:=IF([.D10] = &quot;x&quot;;0; [.E9]+ ([.B10] - [.B9]))" office:value-type="float" office:value="0.0666666666666667" calcext:value-type="float">
            <text:p>0.067</text:p>
          </table:table-cell>
          <table:table-cell/>
          <table:table-cell table:formula="of:=[.$A10]*(1/[.G$4])" office:value-type="float" office:value="0.3125" calcext:value-type="float">
            <text:p>0.313</text:p>
          </table:table-cell>
          <table:table-cell table:formula="of:=IF([.I9] = &quot;x&quot;;([.G10] - [.G9]); [.H9]+ ([.G10] - [.G9]))" office:value-type="float" office:value="0.0625" calcext:value-type="float">
            <text:p>0.063</text:p>
          </table:table-cell>
          <table:table-cell table:formula="of:=IF([.H10]&gt;=[.$D$1];&quot;x&quot;;&quot;&quot;)">
            <text:p/>
          </table:table-cell>
          <table:table-cell table:formula="of:=IF([.I10] = &quot;x&quot;;0; [.J9]+ ([.G10] - [.G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11]*(1/[.B$4])" office:value-type="float" office:value="0.4" calcext:value-type="float">
            <text:p>0.400</text:p>
          </table:table-cell>
          <table:table-cell table:formula="of:=IF([.D10] = &quot;x&quot;;([.B11] - [.B10]); [.C10]+ ([.B11] - [.B10]))" office:value-type="float" office:value="0.133333333333333" calcext:value-type="float">
            <text:p>0.133</text:p>
          </table:table-cell>
          <table:table-cell table:formula="of:=IF([.C11]&gt;=[.$D$1];&quot;x&quot;;&quot;&quot;)" office:value-type="string" office:string-value="x" calcext:value-type="string">
            <text:p>x</text:p>
          </table:table-cell>
          <table:table-cell table:formula="of:=IF([.D11] = &quot;x&quot;;0; [.E10]+ ([.B11] - [.B10]))" office:value-type="float" office:value="0" calcext:value-type="float">
            <text:p>0.000</text:p>
          </table:table-cell>
          <table:table-cell/>
          <table:table-cell table:formula="of:=[.$A11]*(1/[.G$4])" office:value-type="float" office:value="0.375" calcext:value-type="float">
            <text:p>0.375</text:p>
          </table:table-cell>
          <table:table-cell table:formula="of:=IF([.I10] = &quot;x&quot;;([.G11] - [.G10]); [.H10]+ ([.G11] - [.G10]))" office:value-type="float" office:value="0.125" calcext:value-type="float">
            <text:p>0.125</text:p>
          </table:table-cell>
          <table:table-cell table:formula="of:=IF([.H11]&gt;=[.$D$1];&quot;x&quot;;&quot;&quot;)" office:value-type="string" office:string-value="x" calcext:value-type="string">
            <text:p>x</text:p>
          </table:table-cell>
          <table:table-cell table:formula="of:=IF([.I11] = &quot;x&quot;;0; [.J10]+ ([.G11] - [.G1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2]*(1/[.B$4])" office:value-type="float" office:value="0.466666666666667" calcext:value-type="float">
            <text:p>0.467</text:p>
          </table:table-cell>
          <table:table-cell table:formula="of:=IF([.D11] = &quot;x&quot;;([.B12] - [.B11]); [.C11]+ ([.B12] - [.B11]))" office:value-type="float" office:value="0.0666666666666667" calcext:value-type="float">
            <text:p>0.067</text:p>
          </table:table-cell>
          <table:table-cell table:formula="of:=IF([.C12]&gt;=[.$D$1];&quot;x&quot;;&quot;&quot;)">
            <text:p/>
          </table:table-cell>
          <table:table-cell table:formula="of:=IF([.D12] = &quot;x&quot;;0; [.E11]+ ([.B12] - [.B11]))" office:value-type="float" office:value="0.0666666666666667" calcext:value-type="float">
            <text:p>0.067</text:p>
          </table:table-cell>
          <table:table-cell/>
          <table:table-cell table:formula="of:=[.$A12]*(1/[.G$4])" office:value-type="float" office:value="0.4375" calcext:value-type="float">
            <text:p>0.438</text:p>
          </table:table-cell>
          <table:table-cell table:formula="of:=IF([.I11] = &quot;x&quot;;([.G12] - [.G11]); [.H11]+ ([.G12] - [.G11]))" office:value-type="float" office:value="0.0625" calcext:value-type="float">
            <text:p>0.063</text:p>
          </table:table-cell>
          <table:table-cell table:formula="of:=IF([.H12]&gt;=[.$D$1];&quot;x&quot;;&quot;&quot;)">
            <text:p/>
          </table:table-cell>
          <table:table-cell table:formula="of:=IF([.I12] = &quot;x&quot;;0; [.J11]+ ([.G12] - [.G1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3]*(1/[.B$4])" office:value-type="float" office:value="0.533333333333333" calcext:value-type="float">
            <text:p>0.533</text:p>
          </table:table-cell>
          <table:table-cell table:formula="of:=IF([.D12] = &quot;x&quot;;([.B13] - [.B12]); [.C12]+ ([.B13] - [.B12]))" office:value-type="float" office:value="0.133333333333333" calcext:value-type="float">
            <text:p>0.133</text:p>
          </table:table-cell>
          <table:table-cell table:formula="of:=IF([.C13]&gt;=[.$D$1];&quot;x&quot;;&quot;&quot;)" office:value-type="string" office:string-value="x" calcext:value-type="string">
            <text:p>x</text:p>
          </table:table-cell>
          <table:table-cell table:formula="of:=IF([.D13] = &quot;x&quot;;0; [.E12]+ ([.B13] - [.B12]))" office:value-type="float" office:value="0" calcext:value-type="float">
            <text:p>0.000</text:p>
          </table:table-cell>
          <table:table-cell/>
          <table:table-cell table:formula="of:=[.$A13]*(1/[.G$4])" office:value-type="float" office:value="0.5" calcext:value-type="float">
            <text:p>0.500</text:p>
          </table:table-cell>
          <table:table-cell table:formula="of:=IF([.I12] = &quot;x&quot;;([.G13] - [.G12]); [.H12]+ ([.G13] - [.G12]))" office:value-type="float" office:value="0.125" calcext:value-type="float">
            <text:p>0.125</text:p>
          </table:table-cell>
          <table:table-cell table:formula="of:=IF([.H13]&gt;=[.$D$1];&quot;x&quot;;&quot;&quot;)" office:value-type="string" office:string-value="x" calcext:value-type="string">
            <text:p>x</text:p>
          </table:table-cell>
          <table:table-cell table:formula="of:=IF([.I13] = &quot;x&quot;;0; [.J12]+ ([.G13] - [.G1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4]*(1/[.B$4])" office:value-type="float" office:value="0.6" calcext:value-type="float">
            <text:p>0.600</text:p>
          </table:table-cell>
          <table:table-cell table:formula="of:=IF([.D13] = &quot;x&quot;;([.B14] - [.B13]); [.C13]+ ([.B14] - [.B13]))" office:value-type="float" office:value="0.0666666666666667" calcext:value-type="float">
            <text:p>0.067</text:p>
          </table:table-cell>
          <table:table-cell table:formula="of:=IF([.C14]&gt;=[.$D$1];&quot;x&quot;;&quot;&quot;)">
            <text:p/>
          </table:table-cell>
          <table:table-cell table:formula="of:=IF([.D14] = &quot;x&quot;;0; [.E13]+ ([.B14] - [.B13]))" office:value-type="float" office:value="0.0666666666666667" calcext:value-type="float">
            <text:p>0.067</text:p>
          </table:table-cell>
          <table:table-cell/>
          <table:table-cell table:formula="of:=[.$A14]*(1/[.G$4])" office:value-type="float" office:value="0.5625" calcext:value-type="float">
            <text:p>0.563</text:p>
          </table:table-cell>
          <table:table-cell table:formula="of:=IF([.I13] = &quot;x&quot;;([.G14] - [.G13]); [.H13]+ ([.G14] - [.G13]))" office:value-type="float" office:value="0.0625" calcext:value-type="float">
            <text:p>0.063</text:p>
          </table:table-cell>
          <table:table-cell table:formula="of:=IF([.H14]&gt;=[.$D$1];&quot;x&quot;;&quot;&quot;)">
            <text:p/>
          </table:table-cell>
          <table:table-cell table:formula="of:=IF([.I14] = &quot;x&quot;;0; [.J13]+ ([.G14] - [.G13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5]*(1/[.B$4])" office:value-type="float" office:value="0.666666666666667" calcext:value-type="float">
            <text:p>0.667</text:p>
          </table:table-cell>
          <table:table-cell table:formula="of:=IF([.D14] = &quot;x&quot;;([.B15] - [.B14]); [.C14]+ ([.B15] - [.B14]))" office:value-type="float" office:value="0.133333333333333" calcext:value-type="float">
            <text:p>0.133</text:p>
          </table:table-cell>
          <table:table-cell table:formula="of:=IF([.C15]&gt;=[.$D$1];&quot;x&quot;;&quot;&quot;)" office:value-type="string" office:string-value="x" calcext:value-type="string">
            <text:p>x</text:p>
          </table:table-cell>
          <table:table-cell table:formula="of:=IF([.D15] = &quot;x&quot;;0; [.E14]+ ([.B15] - [.B14]))" office:value-type="float" office:value="0" calcext:value-type="float">
            <text:p>0.000</text:p>
          </table:table-cell>
          <table:table-cell/>
          <table:table-cell table:formula="of:=[.$A15]*(1/[.G$4])" office:value-type="float" office:value="0.625" calcext:value-type="float">
            <text:p>0.625</text:p>
          </table:table-cell>
          <table:table-cell table:formula="of:=IF([.I14] = &quot;x&quot;;([.G15] - [.G14]); [.H14]+ ([.G15] - [.G14]))" office:value-type="float" office:value="0.125" calcext:value-type="float">
            <text:p>0.125</text:p>
          </table:table-cell>
          <table:table-cell table:formula="of:=IF([.H15]&gt;=[.$D$1];&quot;x&quot;;&quot;&quot;)" office:value-type="string" office:string-value="x" calcext:value-type="string">
            <text:p>x</text:p>
          </table:table-cell>
          <table:table-cell table:formula="of:=IF([.I15] = &quot;x&quot;;0; [.J14]+ ([.G15] - [.G1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6]*(1/[.B$4])" office:value-type="float" office:value="0.733333333333333" calcext:value-type="float">
            <text:p>0.733</text:p>
          </table:table-cell>
          <table:table-cell table:formula="of:=IF([.D15] = &quot;x&quot;;([.B16] - [.B15]); [.C15]+ ([.B16] - [.B15]))" office:value-type="float" office:value="0.0666666666666667" calcext:value-type="float">
            <text:p>0.067</text:p>
          </table:table-cell>
          <table:table-cell table:formula="of:=IF([.C16]&gt;=[.$D$1];&quot;x&quot;;&quot;&quot;)">
            <text:p/>
          </table:table-cell>
          <table:table-cell table:formula="of:=IF([.D16] = &quot;x&quot;;0; [.E15]+ ([.B16] - [.B15]))" office:value-type="float" office:value="0.0666666666666667" calcext:value-type="float">
            <text:p>0.067</text:p>
          </table:table-cell>
          <table:table-cell/>
          <table:table-cell table:formula="of:=[.$A16]*(1/[.G$4])" office:value-type="float" office:value="0.6875" calcext:value-type="float">
            <text:p>0.688</text:p>
          </table:table-cell>
          <table:table-cell table:formula="of:=IF([.I15] = &quot;x&quot;;([.G16] - [.G15]); [.H15]+ ([.G16] - [.G15]))" office:value-type="float" office:value="0.0625" calcext:value-type="float">
            <text:p>0.063</text:p>
          </table:table-cell>
          <table:table-cell table:formula="of:=IF([.H16]&gt;=[.$D$1];&quot;x&quot;;&quot;&quot;)">
            <text:p/>
          </table:table-cell>
          <table:table-cell table:formula="of:=IF([.I16] = &quot;x&quot;;0; [.J15]+ ([.G16] - [.G1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7]*(1/[.B$4])" office:value-type="float" office:value="0.8" calcext:value-type="float">
            <text:p>0.800</text:p>
          </table:table-cell>
          <table:table-cell table:formula="of:=IF([.D16] = &quot;x&quot;;([.B17] - [.B16]); [.C16]+ ([.B17] - [.B16]))" office:value-type="float" office:value="0.133333333333333" calcext:value-type="float">
            <text:p>0.133</text:p>
          </table:table-cell>
          <table:table-cell table:formula="of:=IF([.C17]&gt;=[.$D$1];&quot;x&quot;;&quot;&quot;)" office:value-type="string" office:string-value="x" calcext:value-type="string">
            <text:p>x</text:p>
          </table:table-cell>
          <table:table-cell table:formula="of:=IF([.D17] = &quot;x&quot;;0; [.E16]+ ([.B17] - [.B16]))" office:value-type="float" office:value="0" calcext:value-type="float">
            <text:p>0.000</text:p>
          </table:table-cell>
          <table:table-cell/>
          <table:table-cell table:formula="of:=[.$A17]*(1/[.G$4])" office:value-type="float" office:value="0.75" calcext:value-type="float">
            <text:p>0.750</text:p>
          </table:table-cell>
          <table:table-cell table:formula="of:=IF([.I16] = &quot;x&quot;;([.G17] - [.G16]); [.H16]+ ([.G17] - [.G16]))" office:value-type="float" office:value="0.125" calcext:value-type="float">
            <text:p>0.125</text:p>
          </table:table-cell>
          <table:table-cell table:formula="of:=IF([.H17]&gt;=[.$D$1];&quot;x&quot;;&quot;&quot;)" office:value-type="string" office:string-value="x" calcext:value-type="string">
            <text:p>x</text:p>
          </table:table-cell>
          <table:table-cell table:formula="of:=IF([.I17] = &quot;x&quot;;0; [.J16]+ ([.G17] - [.G1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8]*(1/[.B$4])" office:value-type="float" office:value="0.866666666666667" calcext:value-type="float">
            <text:p>0.867</text:p>
          </table:table-cell>
          <table:table-cell table:formula="of:=IF([.D17] = &quot;x&quot;;([.B18] - [.B17]); [.C17]+ ([.B18] - [.B17]))" office:value-type="float" office:value="0.0666666666666667" calcext:value-type="float">
            <text:p>0.067</text:p>
          </table:table-cell>
          <table:table-cell table:formula="of:=IF([.C18]&gt;=[.$D$1];&quot;x&quot;;&quot;&quot;)">
            <text:p/>
          </table:table-cell>
          <table:table-cell table:formula="of:=IF([.D18] = &quot;x&quot;;0; [.E17]+ ([.B18] - [.B17]))" office:value-type="float" office:value="0.0666666666666667" calcext:value-type="float">
            <text:p>0.067</text:p>
          </table:table-cell>
          <table:table-cell/>
          <table:table-cell table:formula="of:=[.$A18]*(1/[.G$4])" office:value-type="float" office:value="0.8125" calcext:value-type="float">
            <text:p>0.813</text:p>
          </table:table-cell>
          <table:table-cell table:formula="of:=IF([.I17] = &quot;x&quot;;([.G18] - [.G17]); [.H17]+ ([.G18] - [.G17]))" office:value-type="float" office:value="0.0625" calcext:value-type="float">
            <text:p>0.063</text:p>
          </table:table-cell>
          <table:table-cell table:formula="of:=IF([.H18]&gt;=[.$D$1];&quot;x&quot;;&quot;&quot;)">
            <text:p/>
          </table:table-cell>
          <table:table-cell table:formula="of:=IF([.I18] = &quot;x&quot;;0; [.J17]+ ([.G18] - [.G1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9]*(1/[.B$4])" office:value-type="float" office:value="0.933333333333333" calcext:value-type="float">
            <text:p>0.933</text:p>
          </table:table-cell>
          <table:table-cell table:formula="of:=IF([.D18] = &quot;x&quot;;([.B19] - [.B18]); [.C18]+ ([.B19] - [.B18]))" office:value-type="float" office:value="0.133333333333333" calcext:value-type="float">
            <text:p>0.133</text:p>
          </table:table-cell>
          <table:table-cell table:formula="of:=IF([.C19]&gt;=[.$D$1];&quot;x&quot;;&quot;&quot;)" office:value-type="string" office:string-value="x" calcext:value-type="string">
            <text:p>x</text:p>
          </table:table-cell>
          <table:table-cell table:formula="of:=IF([.D19] = &quot;x&quot;;0; [.E18]+ ([.B19] - [.B18]))" office:value-type="float" office:value="0" calcext:value-type="float">
            <text:p>0.000</text:p>
          </table:table-cell>
          <table:table-cell/>
          <table:table-cell table:formula="of:=[.$A19]*(1/[.G$4])" office:value-type="float" office:value="0.875" calcext:value-type="float">
            <text:p>0.875</text:p>
          </table:table-cell>
          <table:table-cell table:formula="of:=IF([.I18] = &quot;x&quot;;([.G19] - [.G18]); [.H18]+ ([.G19] - [.G18]))" office:value-type="float" office:value="0.125" calcext:value-type="float">
            <text:p>0.125</text:p>
          </table:table-cell>
          <table:table-cell table:formula="of:=IF([.H19]&gt;=[.$D$1];&quot;x&quot;;&quot;&quot;)" office:value-type="string" office:string-value="x" calcext:value-type="string">
            <text:p>x</text:p>
          </table:table-cell>
          <table:table-cell table:formula="of:=IF([.I19] = &quot;x&quot;;0; [.J18]+ ([.G19] - [.G1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20]*(1/[.B$4])" office:value-type="float" office:value="1" calcext:value-type="float">
            <text:p>1.000</text:p>
          </table:table-cell>
          <table:table-cell table:formula="of:=IF([.D19] = &quot;x&quot;;([.B20] - [.B19]); [.C19]+ ([.B20] - [.B19]))" office:value-type="float" office:value="0.0666666666666667" calcext:value-type="float">
            <text:p>0.067</text:p>
          </table:table-cell>
          <table:table-cell table:formula="of:=IF([.C20]&gt;=[.$D$1];&quot;x&quot;;&quot;&quot;)">
            <text:p/>
          </table:table-cell>
          <table:table-cell table:formula="of:=IF([.D20] = &quot;x&quot;;0; [.E19]+ ([.B20] - [.B19]))" office:value-type="float" office:value="0.0666666666666667" calcext:value-type="float">
            <text:p>0.067</text:p>
          </table:table-cell>
          <table:table-cell/>
          <table:table-cell table:formula="of:=[.$A20]*(1/[.G$4])" office:value-type="float" office:value="0.9375" calcext:value-type="float">
            <text:p>0.938</text:p>
          </table:table-cell>
          <table:table-cell table:formula="of:=IF([.I19] = &quot;x&quot;;([.G20] - [.G19]); [.H19]+ ([.G20] - [.G19]))" office:value-type="float" office:value="0.0625" calcext:value-type="float">
            <text:p>0.063</text:p>
          </table:table-cell>
          <table:table-cell table:formula="of:=IF([.H20]&gt;=[.$D$1];&quot;x&quot;;&quot;&quot;)">
            <text:p/>
          </table:table-cell>
          <table:table-cell table:formula="of:=IF([.I20] = &quot;x&quot;;0; [.J19]+ ([.G20] - [.G1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21]*(1/[.B$4])" office:value-type="float" office:value="1.06666666666667" calcext:value-type="float">
            <text:p>1.067</text:p>
          </table:table-cell>
          <table:table-cell table:formula="of:=IF([.D20] = &quot;x&quot;;([.B21] - [.B20]); [.C20]+ ([.B21] - [.B20]))" office:value-type="float" office:value="0.133333333333333" calcext:value-type="float">
            <text:p>0.133</text:p>
          </table:table-cell>
          <table:table-cell table:formula="of:=IF([.C21]&gt;=[.$D$1];&quot;x&quot;;&quot;&quot;)" office:value-type="string" office:string-value="x" calcext:value-type="string">
            <text:p>x</text:p>
          </table:table-cell>
          <table:table-cell table:formula="of:=IF([.D21] = &quot;x&quot;;0; [.E20]+ ([.B21] - [.B20]))" office:value-type="float" office:value="0" calcext:value-type="float">
            <text:p>0.000</text:p>
          </table:table-cell>
          <table:table-cell/>
          <table:table-cell table:formula="of:=[.$A21]*(1/[.G$4])" office:value-type="float" office:value="1" calcext:value-type="float">
            <text:p>1.000</text:p>
          </table:table-cell>
          <table:table-cell table:formula="of:=IF([.I20] = &quot;x&quot;;([.G21] - [.G20]); [.H20]+ ([.G21] - [.G20]))" office:value-type="float" office:value="0.125" calcext:value-type="float">
            <text:p>0.125</text:p>
          </table:table-cell>
          <table:table-cell table:formula="of:=IF([.H21]&gt;=[.$D$1];&quot;x&quot;;&quot;&quot;)" office:value-type="string" office:string-value="x" calcext:value-type="string">
            <text:p>x</text:p>
          </table:table-cell>
          <table:table-cell table:formula="of:=IF([.I21] = &quot;x&quot;;0; [.J20]+ ([.G21] - [.G2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22]*(1/[.B$4])" office:value-type="float" office:value="1.13333333333333" calcext:value-type="float">
            <text:p>1.133</text:p>
          </table:table-cell>
          <table:table-cell table:formula="of:=IF([.D21] = &quot;x&quot;;([.B22] - [.B21]); [.C21]+ ([.B22] - [.B21]))" office:value-type="float" office:value="0.0666666666666667" calcext:value-type="float">
            <text:p>0.067</text:p>
          </table:table-cell>
          <table:table-cell table:formula="of:=IF([.C22]&gt;=[.$D$1];&quot;x&quot;;&quot;&quot;)">
            <text:p/>
          </table:table-cell>
          <table:table-cell table:formula="of:=IF([.D22] = &quot;x&quot;;0; [.E21]+ ([.B22] - [.B21]))" office:value-type="float" office:value="0.0666666666666667" calcext:value-type="float">
            <text:p>0.067</text:p>
          </table:table-cell>
          <table:table-cell/>
          <table:table-cell table:formula="of:=[.$A22]*(1/[.G$4])" office:value-type="float" office:value="1.0625" calcext:value-type="float">
            <text:p>1.063</text:p>
          </table:table-cell>
          <table:table-cell table:formula="of:=IF([.I21] = &quot;x&quot;;([.G22] - [.G21]); [.H21]+ ([.G22] - [.G21]))" office:value-type="float" office:value="0.0625" calcext:value-type="float">
            <text:p>0.063</text:p>
          </table:table-cell>
          <table:table-cell table:formula="of:=IF([.H22]&gt;=[.$D$1];&quot;x&quot;;&quot;&quot;)">
            <text:p/>
          </table:table-cell>
          <table:table-cell table:formula="of:=IF([.I22] = &quot;x&quot;;0; [.J21]+ ([.G22] - [.G2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3]*(1/[.B$4])" office:value-type="float" office:value="1.2" calcext:value-type="float">
            <text:p>1.200</text:p>
          </table:table-cell>
          <table:table-cell table:formula="of:=IF([.D22] = &quot;x&quot;;([.B23] - [.B22]); [.C22]+ ([.B23] - [.B22]))" office:value-type="float" office:value="0.133333333333333" calcext:value-type="float">
            <text:p>0.133</text:p>
          </table:table-cell>
          <table:table-cell table:formula="of:=IF([.C23]&gt;=[.$D$1];&quot;x&quot;;&quot;&quot;)" office:value-type="string" office:string-value="x" calcext:value-type="string">
            <text:p>x</text:p>
          </table:table-cell>
          <table:table-cell table:formula="of:=IF([.D23] = &quot;x&quot;;0; [.E22]+ ([.B23] - [.B22]))" office:value-type="float" office:value="0" calcext:value-type="float">
            <text:p>0.000</text:p>
          </table:table-cell>
          <table:table-cell/>
          <table:table-cell table:formula="of:=[.$A23]*(1/[.G$4])" office:value-type="float" office:value="1.125" calcext:value-type="float">
            <text:p>1.125</text:p>
          </table:table-cell>
          <table:table-cell table:formula="of:=IF([.I22] = &quot;x&quot;;([.G23] - [.G22]); [.H22]+ ([.G23] - [.G22]))" office:value-type="float" office:value="0.125" calcext:value-type="float">
            <text:p>0.125</text:p>
          </table:table-cell>
          <table:table-cell table:formula="of:=IF([.H23]&gt;=[.$D$1];&quot;x&quot;;&quot;&quot;)" office:value-type="string" office:string-value="x" calcext:value-type="string">
            <text:p>x</text:p>
          </table:table-cell>
          <table:table-cell table:formula="of:=IF([.I23] = &quot;x&quot;;0; [.J22]+ ([.G23] - [.G2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4]*(1/[.B$4])" office:value-type="float" office:value="1.26666666666667" calcext:value-type="float">
            <text:p>1.267</text:p>
          </table:table-cell>
          <table:table-cell table:formula="of:=IF([.D23] = &quot;x&quot;;([.B24] - [.B23]); [.C23]+ ([.B24] - [.B23]))" office:value-type="float" office:value="0.0666666666666667" calcext:value-type="float">
            <text:p>0.067</text:p>
          </table:table-cell>
          <table:table-cell table:formula="of:=IF([.C24]&gt;=[.$D$1];&quot;x&quot;;&quot;&quot;)">
            <text:p/>
          </table:table-cell>
          <table:table-cell table:formula="of:=IF([.D24] = &quot;x&quot;;0; [.E23]+ ([.B24] - [.B23]))" office:value-type="float" office:value="0.0666666666666667" calcext:value-type="float">
            <text:p>0.067</text:p>
          </table:table-cell>
          <table:table-cell/>
          <table:table-cell table:formula="of:=[.$A24]*(1/[.G$4])" office:value-type="float" office:value="1.1875" calcext:value-type="float">
            <text:p>1.188</text:p>
          </table:table-cell>
          <table:table-cell table:formula="of:=IF([.I23] = &quot;x&quot;;([.G24] - [.G23]); [.H23]+ ([.G24] - [.G23]))" office:value-type="float" office:value="0.0625" calcext:value-type="float">
            <text:p>0.063</text:p>
          </table:table-cell>
          <table:table-cell table:formula="of:=IF([.H24]&gt;=[.$D$1];&quot;x&quot;;&quot;&quot;)">
            <text:p/>
          </table:table-cell>
          <table:table-cell table:formula="of:=IF([.I24] = &quot;x&quot;;0; [.J23]+ ([.G24] - [.G23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5]*(1/[.B$4])" office:value-type="float" office:value="1.33333333333333" calcext:value-type="float">
            <text:p>1.333</text:p>
          </table:table-cell>
          <table:table-cell table:formula="of:=IF([.D24] = &quot;x&quot;;([.B25] - [.B24]); [.C24]+ ([.B25] - [.B24]))" office:value-type="float" office:value="0.133333333333333" calcext:value-type="float">
            <text:p>0.133</text:p>
          </table:table-cell>
          <table:table-cell table:formula="of:=IF([.C25]&gt;=[.$D$1];&quot;x&quot;;&quot;&quot;)" office:value-type="string" office:string-value="x" calcext:value-type="string">
            <text:p>x</text:p>
          </table:table-cell>
          <table:table-cell table:formula="of:=IF([.D25] = &quot;x&quot;;0; [.E24]+ ([.B25] - [.B24]))" office:value-type="float" office:value="0" calcext:value-type="float">
            <text:p>0.000</text:p>
          </table:table-cell>
          <table:table-cell/>
          <table:table-cell table:formula="of:=[.$A25]*(1/[.G$4])" office:value-type="float" office:value="1.25" calcext:value-type="float">
            <text:p>1.250</text:p>
          </table:table-cell>
          <table:table-cell table:formula="of:=IF([.I24] = &quot;x&quot;;([.G25] - [.G24]); [.H24]+ ([.G25] - [.G24]))" office:value-type="float" office:value="0.125" calcext:value-type="float">
            <text:p>0.125</text:p>
          </table:table-cell>
          <table:table-cell table:formula="of:=IF([.H25]&gt;=[.$D$1];&quot;x&quot;;&quot;&quot;)" office:value-type="string" office:string-value="x" calcext:value-type="string">
            <text:p>x</text:p>
          </table:table-cell>
          <table:table-cell table:formula="of:=IF([.I25] = &quot;x&quot;;0; [.J24]+ ([.G25] - [.G2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6]*(1/[.B$4])" office:value-type="float" office:value="1.4" calcext:value-type="float">
            <text:p>1.400</text:p>
          </table:table-cell>
          <table:table-cell table:formula="of:=IF([.D25] = &quot;x&quot;;([.B26] - [.B25]); [.C25]+ ([.B26] - [.B25]))" office:value-type="float" office:value="0.0666666666666667" calcext:value-type="float">
            <text:p>0.067</text:p>
          </table:table-cell>
          <table:table-cell table:formula="of:=IF([.C26]&gt;=[.$D$1];&quot;x&quot;;&quot;&quot;)">
            <text:p/>
          </table:table-cell>
          <table:table-cell table:formula="of:=IF([.D26] = &quot;x&quot;;0; [.E25]+ ([.B26] - [.B25]))" office:value-type="float" office:value="0.0666666666666667" calcext:value-type="float">
            <text:p>0.067</text:p>
          </table:table-cell>
          <table:table-cell/>
          <table:table-cell table:formula="of:=[.$A26]*(1/[.G$4])" office:value-type="float" office:value="1.3125" calcext:value-type="float">
            <text:p>1.313</text:p>
          </table:table-cell>
          <table:table-cell table:formula="of:=IF([.I25] = &quot;x&quot;;([.G26] - [.G25]); [.H25]+ ([.G26] - [.G25]))" office:value-type="float" office:value="0.0625" calcext:value-type="float">
            <text:p>0.063</text:p>
          </table:table-cell>
          <table:table-cell table:formula="of:=IF([.H26]&gt;=[.$D$1];&quot;x&quot;;&quot;&quot;)">
            <text:p/>
          </table:table-cell>
          <table:table-cell table:formula="of:=IF([.I26] = &quot;x&quot;;0; [.J25]+ ([.G26] - [.G2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7]*(1/[.B$4])" office:value-type="float" office:value="1.46666666666667" calcext:value-type="float">
            <text:p>1.467</text:p>
          </table:table-cell>
          <table:table-cell table:formula="of:=IF([.D26] = &quot;x&quot;;([.B27] - [.B26]); [.C26]+ ([.B27] - [.B26]))" office:value-type="float" office:value="0.133333333333333" calcext:value-type="float">
            <text:p>0.133</text:p>
          </table:table-cell>
          <table:table-cell table:formula="of:=IF([.C27]&gt;=[.$D$1];&quot;x&quot;;&quot;&quot;)" office:value-type="string" office:string-value="x" calcext:value-type="string">
            <text:p>x</text:p>
          </table:table-cell>
          <table:table-cell table:formula="of:=IF([.D27] = &quot;x&quot;;0; [.E26]+ ([.B27] - [.B26]))" office:value-type="float" office:value="0" calcext:value-type="float">
            <text:p>0.000</text:p>
          </table:table-cell>
          <table:table-cell/>
          <table:table-cell table:formula="of:=[.$A27]*(1/[.G$4])" office:value-type="float" office:value="1.375" calcext:value-type="float">
            <text:p>1.375</text:p>
          </table:table-cell>
          <table:table-cell table:formula="of:=IF([.I26] = &quot;x&quot;;([.G27] - [.G26]); [.H26]+ ([.G27] - [.G26]))" office:value-type="float" office:value="0.125" calcext:value-type="float">
            <text:p>0.125</text:p>
          </table:table-cell>
          <table:table-cell table:formula="of:=IF([.H27]&gt;=[.$D$1];&quot;x&quot;;&quot;&quot;)" office:value-type="string" office:string-value="x" calcext:value-type="string">
            <text:p>x</text:p>
          </table:table-cell>
          <table:table-cell table:formula="of:=IF([.I27] = &quot;x&quot;;0; [.J26]+ ([.G27] - [.G2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8]*(1/[.B$4])" office:value-type="float" office:value="1.53333333333333" calcext:value-type="float">
            <text:p>1.533</text:p>
          </table:table-cell>
          <table:table-cell table:formula="of:=IF([.D27] = &quot;x&quot;;([.B28] - [.B27]); [.C27]+ ([.B28] - [.B27]))" office:value-type="float" office:value="0.0666666666666667" calcext:value-type="float">
            <text:p>0.067</text:p>
          </table:table-cell>
          <table:table-cell table:formula="of:=IF([.C28]&gt;=[.$D$1];&quot;x&quot;;&quot;&quot;)">
            <text:p/>
          </table:table-cell>
          <table:table-cell table:formula="of:=IF([.D28] = &quot;x&quot;;0; [.E27]+ ([.B28] - [.B27]))" office:value-type="float" office:value="0.0666666666666667" calcext:value-type="float">
            <text:p>0.067</text:p>
          </table:table-cell>
          <table:table-cell/>
          <table:table-cell table:formula="of:=[.$A28]*(1/[.G$4])" office:value-type="float" office:value="1.4375" calcext:value-type="float">
            <text:p>1.438</text:p>
          </table:table-cell>
          <table:table-cell table:formula="of:=IF([.I27] = &quot;x&quot;;([.G28] - [.G27]); [.H27]+ ([.G28] - [.G27]))" office:value-type="float" office:value="0.0625" calcext:value-type="float">
            <text:p>0.063</text:p>
          </table:table-cell>
          <table:table-cell table:formula="of:=IF([.H28]&gt;=[.$D$1];&quot;x&quot;;&quot;&quot;)">
            <text:p/>
          </table:table-cell>
          <table:table-cell table:formula="of:=IF([.I28] = &quot;x&quot;;0; [.J27]+ ([.G28] - [.G2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9]*(1/[.B$4])" office:value-type="float" office:value="1.6" calcext:value-type="float">
            <text:p>1.600</text:p>
          </table:table-cell>
          <table:table-cell table:formula="of:=IF([.D28] = &quot;x&quot;;([.B29] - [.B28]); [.C28]+ ([.B29] - [.B28]))" office:value-type="float" office:value="0.133333333333334" calcext:value-type="float">
            <text:p>0.133</text:p>
          </table:table-cell>
          <table:table-cell table:formula="of:=IF([.C29]&gt;=[.$D$1];&quot;x&quot;;&quot;&quot;)" office:value-type="string" office:string-value="x" calcext:value-type="string">
            <text:p>x</text:p>
          </table:table-cell>
          <table:table-cell table:formula="of:=IF([.D29] = &quot;x&quot;;0; [.E28]+ ([.B29] - [.B28]))" office:value-type="float" office:value="0" calcext:value-type="float">
            <text:p>0.000</text:p>
          </table:table-cell>
          <table:table-cell/>
          <table:table-cell table:formula="of:=[.$A29]*(1/[.G$4])" office:value-type="float" office:value="1.5" calcext:value-type="float">
            <text:p>1.500</text:p>
          </table:table-cell>
          <table:table-cell table:formula="of:=IF([.I28] = &quot;x&quot;;([.G29] - [.G28]); [.H28]+ ([.G29] - [.G28]))" office:value-type="float" office:value="0.125" calcext:value-type="float">
            <text:p>0.125</text:p>
          </table:table-cell>
          <table:table-cell table:formula="of:=IF([.H29]&gt;=[.$D$1];&quot;x&quot;;&quot;&quot;)" office:value-type="string" office:string-value="x" calcext:value-type="string">
            <text:p>x</text:p>
          </table:table-cell>
          <table:table-cell table:formula="of:=IF([.I29] = &quot;x&quot;;0; [.J28]+ ([.G29] - [.G2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30]*(1/[.B$4])" office:value-type="float" office:value="1.66666666666667" calcext:value-type="float">
            <text:p>1.667</text:p>
          </table:table-cell>
          <table:table-cell table:formula="of:=IF([.D29] = &quot;x&quot;;([.B30] - [.B29]); [.C29]+ ([.B30] - [.B29]))" office:value-type="float" office:value="0.0666666666666667" calcext:value-type="float">
            <text:p>0.067</text:p>
          </table:table-cell>
          <table:table-cell table:formula="of:=IF([.C30]&gt;=[.$D$1];&quot;x&quot;;&quot;&quot;)">
            <text:p/>
          </table:table-cell>
          <table:table-cell table:formula="of:=IF([.D30] = &quot;x&quot;;0; [.E29]+ ([.B30] - [.B29]))" office:value-type="float" office:value="0.0666666666666667" calcext:value-type="float">
            <text:p>0.067</text:p>
          </table:table-cell>
          <table:table-cell/>
          <table:table-cell table:formula="of:=[.$A30]*(1/[.G$4])" office:value-type="float" office:value="1.5625" calcext:value-type="float">
            <text:p>1.563</text:p>
          </table:table-cell>
          <table:table-cell table:formula="of:=IF([.I29] = &quot;x&quot;;([.G30] - [.G29]); [.H29]+ ([.G30] - [.G29]))" office:value-type="float" office:value="0.0625" calcext:value-type="float">
            <text:p>0.063</text:p>
          </table:table-cell>
          <table:table-cell table:formula="of:=IF([.H30]&gt;=[.$D$1];&quot;x&quot;;&quot;&quot;)">
            <text:p/>
          </table:table-cell>
          <table:table-cell table:formula="of:=IF([.I30] = &quot;x&quot;;0; [.J29]+ ([.G30] - [.G2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31]*(1/[.B$4])" office:value-type="float" office:value="1.73333333333333" calcext:value-type="float">
            <text:p>1.733</text:p>
          </table:table-cell>
          <table:table-cell table:formula="of:=IF([.D30] = &quot;x&quot;;([.B31] - [.B30]); [.C30]+ ([.B31] - [.B30]))" office:value-type="float" office:value="0.133333333333333" calcext:value-type="float">
            <text:p>0.133</text:p>
          </table:table-cell>
          <table:table-cell table:formula="of:=IF([.C31]&gt;=[.$D$1];&quot;x&quot;;&quot;&quot;)" office:value-type="string" office:string-value="x" calcext:value-type="string">
            <text:p>x</text:p>
          </table:table-cell>
          <table:table-cell table:formula="of:=IF([.D31] = &quot;x&quot;;0; [.E30]+ ([.B31] - [.B30]))" office:value-type="float" office:value="0" calcext:value-type="float">
            <text:p>0.000</text:p>
          </table:table-cell>
          <table:table-cell/>
          <table:table-cell table:formula="of:=[.$A31]*(1/[.G$4])" office:value-type="float" office:value="1.625" calcext:value-type="float">
            <text:p>1.625</text:p>
          </table:table-cell>
          <table:table-cell table:formula="of:=IF([.I30] = &quot;x&quot;;([.G31] - [.G30]); [.H30]+ ([.G31] - [.G30]))" office:value-type="float" office:value="0.125" calcext:value-type="float">
            <text:p>0.125</text:p>
          </table:table-cell>
          <table:table-cell table:formula="of:=IF([.H31]&gt;=[.$D$1];&quot;x&quot;;&quot;&quot;)" office:value-type="string" office:string-value="x" calcext:value-type="string">
            <text:p>x</text:p>
          </table:table-cell>
          <table:table-cell table:formula="of:=IF([.I31] = &quot;x&quot;;0; [.J30]+ ([.G31] - [.G3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32]*(1/[.B$4])" office:value-type="float" office:value="1.8" calcext:value-type="float">
            <text:p>1.800</text:p>
          </table:table-cell>
          <table:table-cell table:formula="of:=IF([.D31] = &quot;x&quot;;([.B32] - [.B31]); [.C31]+ ([.B32] - [.B31]))" office:value-type="float" office:value="0.0666666666666667" calcext:value-type="float">
            <text:p>0.067</text:p>
          </table:table-cell>
          <table:table-cell table:formula="of:=IF([.C32]&gt;=[.$D$1];&quot;x&quot;;&quot;&quot;)">
            <text:p/>
          </table:table-cell>
          <table:table-cell table:formula="of:=IF([.D32] = &quot;x&quot;;0; [.E31]+ ([.B32] - [.B31]))" office:value-type="float" office:value="0.0666666666666667" calcext:value-type="float">
            <text:p>0.067</text:p>
          </table:table-cell>
          <table:table-cell/>
          <table:table-cell table:formula="of:=[.$A32]*(1/[.G$4])" office:value-type="float" office:value="1.6875" calcext:value-type="float">
            <text:p>1.688</text:p>
          </table:table-cell>
          <table:table-cell table:formula="of:=IF([.I31] = &quot;x&quot;;([.G32] - [.G31]); [.H31]+ ([.G32] - [.G31]))" office:value-type="float" office:value="0.0625" calcext:value-type="float">
            <text:p>0.063</text:p>
          </table:table-cell>
          <table:table-cell table:formula="of:=IF([.H32]&gt;=[.$D$1];&quot;x&quot;;&quot;&quot;)">
            <text:p/>
          </table:table-cell>
          <table:table-cell table:formula="of:=IF([.I32] = &quot;x&quot;;0; [.J31]+ ([.G32] - [.G3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3]*(1/[.B$4])" office:value-type="float" office:value="1.86666666666667" calcext:value-type="float">
            <text:p>1.867</text:p>
          </table:table-cell>
          <table:table-cell table:formula="of:=IF([.D32] = &quot;x&quot;;([.B33] - [.B32]); [.C32]+ ([.B33] - [.B32]))" office:value-type="float" office:value="0.133333333333333" calcext:value-type="float">
            <text:p>0.133</text:p>
          </table:table-cell>
          <table:table-cell table:formula="of:=IF([.C33]&gt;=[.$D$1];&quot;x&quot;;&quot;&quot;)" office:value-type="string" office:string-value="x" calcext:value-type="string">
            <text:p>x</text:p>
          </table:table-cell>
          <table:table-cell table:formula="of:=IF([.D33] = &quot;x&quot;;0; [.E32]+ ([.B33] - [.B32]))" office:value-type="float" office:value="0" calcext:value-type="float">
            <text:p>0.000</text:p>
          </table:table-cell>
          <table:table-cell/>
          <table:table-cell table:formula="of:=[.$A33]*(1/[.G$4])" office:value-type="float" office:value="1.75" calcext:value-type="float">
            <text:p>1.750</text:p>
          </table:table-cell>
          <table:table-cell table:formula="of:=IF([.I32] = &quot;x&quot;;([.G33] - [.G32]); [.H32]+ ([.G33] - [.G32]))" office:value-type="float" office:value="0.125" calcext:value-type="float">
            <text:p>0.125</text:p>
          </table:table-cell>
          <table:table-cell table:formula="of:=IF([.H33]&gt;=[.$D$1];&quot;x&quot;;&quot;&quot;)" office:value-type="string" office:string-value="x" calcext:value-type="string">
            <text:p>x</text:p>
          </table:table-cell>
          <table:table-cell table:formula="of:=IF([.I33] = &quot;x&quot;;0; [.J32]+ ([.G33] - [.G3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4]*(1/[.B$4])" office:value-type="float" office:value="1.93333333333333" calcext:value-type="float">
            <text:p>1.933</text:p>
          </table:table-cell>
          <table:table-cell table:formula="of:=IF([.D33] = &quot;x&quot;;([.B34] - [.B33]); [.C33]+ ([.B34] - [.B33]))" office:value-type="float" office:value="0.0666666666666667" calcext:value-type="float">
            <text:p>0.067</text:p>
          </table:table-cell>
          <table:table-cell table:formula="of:=IF([.C34]&gt;=[.$D$1];&quot;x&quot;;&quot;&quot;)">
            <text:p/>
          </table:table-cell>
          <table:table-cell table:formula="of:=IF([.D34] = &quot;x&quot;;0; [.E33]+ ([.B34] - [.B33]))" office:value-type="float" office:value="0.0666666666666667" calcext:value-type="float">
            <text:p>0.067</text:p>
          </table:table-cell>
          <table:table-cell/>
          <table:table-cell table:formula="of:=[.$A34]*(1/[.G$4])" office:value-type="float" office:value="1.8125" calcext:value-type="float">
            <text:p>1.813</text:p>
          </table:table-cell>
          <table:table-cell table:formula="of:=IF([.I33] = &quot;x&quot;;([.G34] - [.G33]); [.H33]+ ([.G34] - [.G33]))" office:value-type="float" office:value="0.0625" calcext:value-type="float">
            <text:p>0.063</text:p>
          </table:table-cell>
          <table:table-cell table:formula="of:=IF([.H34]&gt;=[.$D$1];&quot;x&quot;;&quot;&quot;)">
            <text:p/>
          </table:table-cell>
          <table:table-cell table:formula="of:=IF([.I34] = &quot;x&quot;;0; [.J33]+ ([.G34] - [.G33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5]*(1/[.B$4])" office:value-type="float" office:value="2" calcext:value-type="float">
            <text:p>2.000</text:p>
          </table:table-cell>
          <table:table-cell table:formula="of:=IF([.D34] = &quot;x&quot;;([.B35] - [.B34]); [.C34]+ ([.B35] - [.B34]))" office:value-type="float" office:value="0.133333333333333" calcext:value-type="float">
            <text:p>0.133</text:p>
          </table:table-cell>
          <table:table-cell table:formula="of:=IF([.C35]&gt;=[.$D$1];&quot;x&quot;;&quot;&quot;)" office:value-type="string" office:string-value="x" calcext:value-type="string">
            <text:p>x</text:p>
          </table:table-cell>
          <table:table-cell table:formula="of:=IF([.D35] = &quot;x&quot;;0; [.E34]+ ([.B35] - [.B34]))" office:value-type="float" office:value="0" calcext:value-type="float">
            <text:p>0.000</text:p>
          </table:table-cell>
          <table:table-cell/>
          <table:table-cell table:formula="of:=[.$A35]*(1/[.G$4])" office:value-type="float" office:value="1.875" calcext:value-type="float">
            <text:p>1.875</text:p>
          </table:table-cell>
          <table:table-cell table:formula="of:=IF([.I34] = &quot;x&quot;;([.G35] - [.G34]); [.H34]+ ([.G35] - [.G34]))" office:value-type="float" office:value="0.125" calcext:value-type="float">
            <text:p>0.125</text:p>
          </table:table-cell>
          <table:table-cell table:formula="of:=IF([.H35]&gt;=[.$D$1];&quot;x&quot;;&quot;&quot;)" office:value-type="string" office:string-value="x" calcext:value-type="string">
            <text:p>x</text:p>
          </table:table-cell>
          <table:table-cell table:formula="of:=IF([.I35] = &quot;x&quot;;0; [.J34]+ ([.G35] - [.G3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6]*(1/[.B$4])" office:value-type="float" office:value="2.06666666666667" calcext:value-type="float">
            <text:p>2.067</text:p>
          </table:table-cell>
          <table:table-cell table:formula="of:=IF([.D35] = &quot;x&quot;;([.B36] - [.B35]); [.C35]+ ([.B36] - [.B35]))" office:value-type="float" office:value="0.0666666666666664" calcext:value-type="float">
            <text:p>0.067</text:p>
          </table:table-cell>
          <table:table-cell table:formula="of:=IF([.C36]&gt;=[.$D$1];&quot;x&quot;;&quot;&quot;)">
            <text:p/>
          </table:table-cell>
          <table:table-cell table:formula="of:=IF([.D36] = &quot;x&quot;;0; [.E35]+ ([.B36] - [.B35]))" office:value-type="float" office:value="0.0666666666666664" calcext:value-type="float">
            <text:p>0.067</text:p>
          </table:table-cell>
          <table:table-cell table:style-name="Default"/>
          <table:table-cell table:formula="of:=[.$A36]*(1/[.G$4])" office:value-type="float" office:value="1.9375" calcext:value-type="float">
            <text:p>1.938</text:p>
          </table:table-cell>
          <table:table-cell table:formula="of:=IF([.I35] = &quot;x&quot;;([.G36] - [.G35]); [.H35]+ ([.G36] - [.G35]))" office:value-type="float" office:value="0.0625" calcext:value-type="float">
            <text:p>0.063</text:p>
          </table:table-cell>
          <table:table-cell table:formula="of:=IF([.H36]&gt;=[.$D$1];&quot;x&quot;;&quot;&quot;)">
            <text:p/>
          </table:table-cell>
          <table:table-cell table:formula="of:=IF([.I36] = &quot;x&quot;;0; [.J35]+ ([.G36] - [.G3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7]*(1/[.B$4])" office:value-type="float" office:value="2.13333333333333" calcext:value-type="float">
            <text:p>2.133</text:p>
          </table:table-cell>
          <table:table-cell table:formula="of:=IF([.D36] = &quot;x&quot;;([.B37] - [.B36]); [.C36]+ ([.B37] - [.B36]))" office:value-type="float" office:value="0.133333333333333" calcext:value-type="float">
            <text:p>0.133</text:p>
          </table:table-cell>
          <table:table-cell table:formula="of:=IF([.C37]&gt;=[.$D$1];&quot;x&quot;;&quot;&quot;)" office:value-type="string" office:string-value="x" calcext:value-type="string">
            <text:p>x</text:p>
          </table:table-cell>
          <table:table-cell table:formula="of:=IF([.D37] = &quot;x&quot;;0; [.E36]+ ([.B37] - [.B36]))" office:value-type="float" office:value="0" calcext:value-type="float">
            <text:p>0.000</text:p>
          </table:table-cell>
          <table:table-cell table:style-name="Default"/>
          <table:table-cell table:formula="of:=[.$A37]*(1/[.G$4])" office:value-type="float" office:value="2" calcext:value-type="float">
            <text:p>2.000</text:p>
          </table:table-cell>
          <table:table-cell table:formula="of:=IF([.I36] = &quot;x&quot;;([.G37] - [.G36]); [.H36]+ ([.G37] - [.G36]))" office:value-type="float" office:value="0.125" calcext:value-type="float">
            <text:p>0.125</text:p>
          </table:table-cell>
          <table:table-cell table:formula="of:=IF([.H37]&gt;=[.$D$1];&quot;x&quot;;&quot;&quot;)" office:value-type="string" office:string-value="x" calcext:value-type="string">
            <text:p>x</text:p>
          </table:table-cell>
          <table:table-cell table:formula="of:=IF([.I37] = &quot;x&quot;;0; [.J36]+ ([.G37] - [.G3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8]*(1/[.B$4])" office:value-type="float" office:value="2.2" calcext:value-type="float">
            <text:p>2.200</text:p>
          </table:table-cell>
          <table:table-cell table:formula="of:=IF([.D37] = &quot;x&quot;;([.B38] - [.B37]); [.C37]+ ([.B38] - [.B37]))" office:value-type="float" office:value="0.0666666666666669" calcext:value-type="float">
            <text:p>0.067</text:p>
          </table:table-cell>
          <table:table-cell table:formula="of:=IF([.C38]&gt;=[.$D$1];&quot;x&quot;;&quot;&quot;)">
            <text:p/>
          </table:table-cell>
          <table:table-cell table:formula="of:=IF([.D38] = &quot;x&quot;;0; [.E37]+ ([.B38] - [.B37]))" office:value-type="float" office:value="0.0666666666666669" calcext:value-type="float">
            <text:p>0.067</text:p>
          </table:table-cell>
          <table:table-cell table:style-name="Default"/>
          <table:table-cell table:formula="of:=[.$A38]*(1/[.G$4])" office:value-type="float" office:value="2.0625" calcext:value-type="float">
            <text:p>2.063</text:p>
          </table:table-cell>
          <table:table-cell table:formula="of:=IF([.I37] = &quot;x&quot;;([.G38] - [.G37]); [.H37]+ ([.G38] - [.G37]))" office:value-type="float" office:value="0.0625" calcext:value-type="float">
            <text:p>0.063</text:p>
          </table:table-cell>
          <table:table-cell table:formula="of:=IF([.H38]&gt;=[.$D$1];&quot;x&quot;;&quot;&quot;)">
            <text:p/>
          </table:table-cell>
          <table:table-cell table:formula="of:=IF([.I38] = &quot;x&quot;;0; [.J37]+ ([.G38] - [.G3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9]*(1/[.B$4])" office:value-type="float" office:value="2.26666666666667" calcext:value-type="float">
            <text:p>2.267</text:p>
          </table:table-cell>
          <table:table-cell table:formula="of:=IF([.D38] = &quot;x&quot;;([.B39] - [.B38]); [.C38]+ ([.B39] - [.B38]))" office:value-type="float" office:value="0.133333333333333" calcext:value-type="float">
            <text:p>0.133</text:p>
          </table:table-cell>
          <table:table-cell table:formula="of:=IF([.C39]&gt;=[.$D$1];&quot;x&quot;;&quot;&quot;)" office:value-type="string" office:string-value="x" calcext:value-type="string">
            <text:p>x</text:p>
          </table:table-cell>
          <table:table-cell table:formula="of:=IF([.D39] = &quot;x&quot;;0; [.E38]+ ([.B39] - [.B38]))" office:value-type="float" office:value="0" calcext:value-type="float">
            <text:p>0.000</text:p>
          </table:table-cell>
          <table:table-cell table:style-name="Default"/>
          <table:table-cell table:formula="of:=[.$A39]*(1/[.G$4])" office:value-type="float" office:value="2.125" calcext:value-type="float">
            <text:p>2.125</text:p>
          </table:table-cell>
          <table:table-cell table:formula="of:=IF([.I38] = &quot;x&quot;;([.G39] - [.G38]); [.H38]+ ([.G39] - [.G38]))" office:value-type="float" office:value="0.125" calcext:value-type="float">
            <text:p>0.125</text:p>
          </table:table-cell>
          <table:table-cell table:formula="of:=IF([.H39]&gt;=[.$D$1];&quot;x&quot;;&quot;&quot;)" office:value-type="string" office:string-value="x" calcext:value-type="string">
            <text:p>x</text:p>
          </table:table-cell>
          <table:table-cell table:formula="of:=IF([.I39] = &quot;x&quot;;0; [.J38]+ ([.G39] - [.G3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40]*(1/[.B$4])" office:value-type="float" office:value="2.33333333333333" calcext:value-type="float">
            <text:p>2.333</text:p>
          </table:table-cell>
          <table:table-cell table:formula="of:=IF([.D39] = &quot;x&quot;;([.B40] - [.B39]); [.C39]+ ([.B40] - [.B39]))" office:value-type="float" office:value="0.0666666666666669" calcext:value-type="float">
            <text:p>0.067</text:p>
          </table:table-cell>
          <table:table-cell table:formula="of:=IF([.C40]&gt;=[.$D$1];&quot;x&quot;;&quot;&quot;)">
            <text:p/>
          </table:table-cell>
          <table:table-cell table:formula="of:=IF([.D40] = &quot;x&quot;;0; [.E39]+ ([.B40] - [.B39]))" office:value-type="float" office:value="0.0666666666666669" calcext:value-type="float">
            <text:p>0.067</text:p>
          </table:table-cell>
          <table:table-cell table:style-name="Default"/>
          <table:table-cell table:formula="of:=[.$A40]*(1/[.G$4])" office:value-type="float" office:value="2.1875" calcext:value-type="float">
            <text:p>2.188</text:p>
          </table:table-cell>
          <table:table-cell table:formula="of:=IF([.I39] = &quot;x&quot;;([.G40] - [.G39]); [.H39]+ ([.G40] - [.G39]))" office:value-type="float" office:value="0.0625" calcext:value-type="float">
            <text:p>0.063</text:p>
          </table:table-cell>
          <table:table-cell table:formula="of:=IF([.H40]&gt;=[.$D$1];&quot;x&quot;;&quot;&quot;)">
            <text:p/>
          </table:table-cell>
          <table:table-cell table:formula="of:=IF([.I40] = &quot;x&quot;;0; [.J39]+ ([.G40] - [.G3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41]*(1/[.B$4])" office:value-type="float" office:value="2.4" calcext:value-type="float">
            <text:p>2.400</text:p>
          </table:table-cell>
          <table:table-cell table:formula="of:=IF([.D40] = &quot;x&quot;;([.B41] - [.B40]); [.C40]+ ([.B41] - [.B40]))" office:value-type="float" office:value="0.133333333333333" calcext:value-type="float">
            <text:p>0.133</text:p>
          </table:table-cell>
          <table:table-cell table:formula="of:=IF([.C41]&gt;=[.$D$1];&quot;x&quot;;&quot;&quot;)" office:value-type="string" office:string-value="x" calcext:value-type="string">
            <text:p>x</text:p>
          </table:table-cell>
          <table:table-cell table:formula="of:=IF([.D41] = &quot;x&quot;;0; [.E40]+ ([.B41] - [.B40]))" office:value-type="float" office:value="0" calcext:value-type="float">
            <text:p>0.000</text:p>
          </table:table-cell>
          <table:table-cell table:style-name="Default"/>
          <table:table-cell table:formula="of:=[.$A41]*(1/[.G$4])" office:value-type="float" office:value="2.25" calcext:value-type="float">
            <text:p>2.250</text:p>
          </table:table-cell>
          <table:table-cell table:formula="of:=IF([.I40] = &quot;x&quot;;([.G41] - [.G40]); [.H40]+ ([.G41] - [.G40]))" office:value-type="float" office:value="0.125" calcext:value-type="float">
            <text:p>0.125</text:p>
          </table:table-cell>
          <table:table-cell table:formula="of:=IF([.H41]&gt;=[.$D$1];&quot;x&quot;;&quot;&quot;)" office:value-type="string" office:string-value="x" calcext:value-type="string">
            <text:p>x</text:p>
          </table:table-cell>
          <table:table-cell table:formula="of:=IF([.I41] = &quot;x&quot;;0; [.J40]+ ([.G41] - [.G4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42]*(1/[.B$4])" office:value-type="float" office:value="2.46666666666667" calcext:value-type="float">
            <text:p>2.467</text:p>
          </table:table-cell>
          <table:table-cell table:formula="of:=IF([.D41] = &quot;x&quot;;([.B42] - [.B41]); [.C41]+ ([.B42] - [.B41]))" office:value-type="float" office:value="0.0666666666666669" calcext:value-type="float">
            <text:p>0.067</text:p>
          </table:table-cell>
          <table:table-cell table:formula="of:=IF([.C42]&gt;=[.$D$1];&quot;x&quot;;&quot;&quot;)">
            <text:p/>
          </table:table-cell>
          <table:table-cell table:formula="of:=IF([.D42] = &quot;x&quot;;0; [.E41]+ ([.B42] - [.B41]))" office:value-type="float" office:value="0.0666666666666669" calcext:value-type="float">
            <text:p>0.067</text:p>
          </table:table-cell>
          <table:table-cell table:style-name="Default"/>
          <table:table-cell table:formula="of:=[.$A42]*(1/[.G$4])" office:value-type="float" office:value="2.3125" calcext:value-type="float">
            <text:p>2.313</text:p>
          </table:table-cell>
          <table:table-cell table:formula="of:=IF([.I41] = &quot;x&quot;;([.G42] - [.G41]); [.H41]+ ([.G42] - [.G41]))" office:value-type="float" office:value="0.0625" calcext:value-type="float">
            <text:p>0.063</text:p>
          </table:table-cell>
          <table:table-cell table:formula="of:=IF([.H42]&gt;=[.$D$1];&quot;x&quot;;&quot;&quot;)">
            <text:p/>
          </table:table-cell>
          <table:table-cell table:formula="of:=IF([.I42] = &quot;x&quot;;0; [.J41]+ ([.G42] - [.G4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43]*(1/[.B$4])" office:value-type="float" office:value="2.53333333333333" calcext:value-type="float">
            <text:p>2.533</text:p>
          </table:table-cell>
          <table:table-cell table:formula="of:=IF([.D42] = &quot;x&quot;;([.B43] - [.B42]); [.C42]+ ([.B43] - [.B42]))" office:value-type="float" office:value="0.133333333333333" calcext:value-type="float">
            <text:p>0.133</text:p>
          </table:table-cell>
          <table:table-cell table:formula="of:=IF([.C43]&gt;=[.$D$1];&quot;x&quot;;&quot;&quot;)" office:value-type="string" office:string-value="x" calcext:value-type="string">
            <text:p>x</text:p>
          </table:table-cell>
          <table:table-cell table:formula="of:=IF([.D43] = &quot;x&quot;;0; [.E42]+ ([.B43] - [.B42]))" office:value-type="float" office:value="0" calcext:value-type="float">
            <text:p>0.000</text:p>
          </table:table-cell>
          <table:table-cell table:style-name="Default"/>
          <table:table-cell table:formula="of:=[.$A43]*(1/[.G$4])" office:value-type="float" office:value="2.375" calcext:value-type="float">
            <text:p>2.375</text:p>
          </table:table-cell>
          <table:table-cell table:formula="of:=IF([.I42] = &quot;x&quot;;([.G43] - [.G42]); [.H42]+ ([.G43] - [.G42]))" office:value-type="float" office:value="0.125" calcext:value-type="float">
            <text:p>0.125</text:p>
          </table:table-cell>
          <table:table-cell table:formula="of:=IF([.H43]&gt;=[.$D$1];&quot;x&quot;;&quot;&quot;)" office:value-type="string" office:string-value="x" calcext:value-type="string">
            <text:p>x</text:p>
          </table:table-cell>
          <table:table-cell table:formula="of:=IF([.I43] = &quot;x&quot;;0; [.J42]+ ([.G43] - [.G4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4]*(1/[.B$4])" office:value-type="float" office:value="2.6" calcext:value-type="float">
            <text:p>2.600</text:p>
          </table:table-cell>
          <table:table-cell table:formula="of:=IF([.D43] = &quot;x&quot;;([.B44] - [.B43]); [.C43]+ ([.B44] - [.B43]))" office:value-type="float" office:value="0.0666666666666669" calcext:value-type="float">
            <text:p>0.067</text:p>
          </table:table-cell>
          <table:table-cell table:formula="of:=IF([.C44]&gt;=[.$D$1];&quot;x&quot;;&quot;&quot;)">
            <text:p/>
          </table:table-cell>
          <table:table-cell table:formula="of:=IF([.D44] = &quot;x&quot;;0; [.E43]+ ([.B44] - [.B43]))" office:value-type="float" office:value="0.0666666666666669" calcext:value-type="float">
            <text:p>0.067</text:p>
          </table:table-cell>
          <table:table-cell table:style-name="Default"/>
          <table:table-cell table:formula="of:=[.$A44]*(1/[.G$4])" office:value-type="float" office:value="2.4375" calcext:value-type="float">
            <text:p>2.438</text:p>
          </table:table-cell>
          <table:table-cell table:formula="of:=IF([.I43] = &quot;x&quot;;([.G44] - [.G43]); [.H43]+ ([.G44] - [.G43]))" office:value-type="float" office:value="0.0625" calcext:value-type="float">
            <text:p>0.063</text:p>
          </table:table-cell>
          <table:table-cell table:formula="of:=IF([.H44]&gt;=[.$D$1];&quot;x&quot;;&quot;&quot;)">
            <text:p/>
          </table:table-cell>
          <table:table-cell table:formula="of:=IF([.I44] = &quot;x&quot;;0; [.J43]+ ([.G44] - [.G43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5]*(1/[.B$4])" office:value-type="float" office:value="2.66666666666667" calcext:value-type="float">
            <text:p>2.667</text:p>
          </table:table-cell>
          <table:table-cell table:formula="of:=IF([.D44] = &quot;x&quot;;([.B45] - [.B44]); [.C44]+ ([.B45] - [.B44]))" office:value-type="float" office:value="0.133333333333333" calcext:value-type="float">
            <text:p>0.133</text:p>
          </table:table-cell>
          <table:table-cell table:formula="of:=IF([.C45]&gt;=[.$D$1];&quot;x&quot;;&quot;&quot;)" office:value-type="string" office:string-value="x" calcext:value-type="string">
            <text:p>x</text:p>
          </table:table-cell>
          <table:table-cell table:formula="of:=IF([.D45] = &quot;x&quot;;0; [.E44]+ ([.B45] - [.B44]))" office:value-type="float" office:value="0" calcext:value-type="float">
            <text:p>0.000</text:p>
          </table:table-cell>
          <table:table-cell table:style-name="Default"/>
          <table:table-cell table:formula="of:=[.$A45]*(1/[.G$4])" office:value-type="float" office:value="2.5" calcext:value-type="float">
            <text:p>2.500</text:p>
          </table:table-cell>
          <table:table-cell table:formula="of:=IF([.I44] = &quot;x&quot;;([.G45] - [.G44]); [.H44]+ ([.G45] - [.G44]))" office:value-type="float" office:value="0.125" calcext:value-type="float">
            <text:p>0.125</text:p>
          </table:table-cell>
          <table:table-cell table:formula="of:=IF([.H45]&gt;=[.$D$1];&quot;x&quot;;&quot;&quot;)" office:value-type="string" office:string-value="x" calcext:value-type="string">
            <text:p>x</text:p>
          </table:table-cell>
          <table:table-cell table:formula="of:=IF([.I45] = &quot;x&quot;;0; [.J44]+ ([.G45] - [.G4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6]*(1/[.B$4])" office:value-type="float" office:value="2.73333333333333" calcext:value-type="float">
            <text:p>2.733</text:p>
          </table:table-cell>
          <table:table-cell table:formula="of:=IF([.D45] = &quot;x&quot;;([.B46] - [.B45]); [.C45]+ ([.B46] - [.B45]))" office:value-type="float" office:value="0.0666666666666669" calcext:value-type="float">
            <text:p>0.067</text:p>
          </table:table-cell>
          <table:table-cell table:formula="of:=IF([.C46]&gt;=[.$D$1];&quot;x&quot;;&quot;&quot;)">
            <text:p/>
          </table:table-cell>
          <table:table-cell table:formula="of:=IF([.D46] = &quot;x&quot;;0; [.E45]+ ([.B46] - [.B45]))" office:value-type="float" office:value="0.0666666666666669" calcext:value-type="float">
            <text:p>0.067</text:p>
          </table:table-cell>
          <table:table-cell table:style-name="Default"/>
          <table:table-cell table:formula="of:=[.$A46]*(1/[.G$4])" office:value-type="float" office:value="2.5625" calcext:value-type="float">
            <text:p>2.563</text:p>
          </table:table-cell>
          <table:table-cell table:formula="of:=IF([.I45] = &quot;x&quot;;([.G46] - [.G45]); [.H45]+ ([.G46] - [.G45]))" office:value-type="float" office:value="0.0625" calcext:value-type="float">
            <text:p>0.063</text:p>
          </table:table-cell>
          <table:table-cell table:formula="of:=IF([.H46]&gt;=[.$D$1];&quot;x&quot;;&quot;&quot;)">
            <text:p/>
          </table:table-cell>
          <table:table-cell table:formula="of:=IF([.I46] = &quot;x&quot;;0; [.J45]+ ([.G46] - [.G4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7]*(1/[.B$4])" office:value-type="float" office:value="2.8" calcext:value-type="float">
            <text:p>2.800</text:p>
          </table:table-cell>
          <table:table-cell table:formula="of:=IF([.D46] = &quot;x&quot;;([.B47] - [.B46]); [.C46]+ ([.B47] - [.B46]))" office:value-type="float" office:value="0.133333333333333" calcext:value-type="float">
            <text:p>0.133</text:p>
          </table:table-cell>
          <table:table-cell table:formula="of:=IF([.C47]&gt;=[.$D$1];&quot;x&quot;;&quot;&quot;)" office:value-type="string" office:string-value="x" calcext:value-type="string">
            <text:p>x</text:p>
          </table:table-cell>
          <table:table-cell table:formula="of:=IF([.D47] = &quot;x&quot;;0; [.E46]+ ([.B47] - [.B46]))" office:value-type="float" office:value="0" calcext:value-type="float">
            <text:p>0.000</text:p>
          </table:table-cell>
          <table:table-cell table:style-name="Default"/>
          <table:table-cell table:formula="of:=[.$A47]*(1/[.G$4])" office:value-type="float" office:value="2.625" calcext:value-type="float">
            <text:p>2.625</text:p>
          </table:table-cell>
          <table:table-cell table:formula="of:=IF([.I46] = &quot;x&quot;;([.G47] - [.G46]); [.H46]+ ([.G47] - [.G46]))" office:value-type="float" office:value="0.125" calcext:value-type="float">
            <text:p>0.125</text:p>
          </table:table-cell>
          <table:table-cell table:formula="of:=IF([.H47]&gt;=[.$D$1];&quot;x&quot;;&quot;&quot;)" office:value-type="string" office:string-value="x" calcext:value-type="string">
            <text:p>x</text:p>
          </table:table-cell>
          <table:table-cell table:formula="of:=IF([.I47] = &quot;x&quot;;0; [.J46]+ ([.G47] - [.G4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8]*(1/[.B$4])" office:value-type="float" office:value="2.86666666666667" calcext:value-type="float">
            <text:p>2.867</text:p>
          </table:table-cell>
          <table:table-cell table:formula="of:=IF([.D47] = &quot;x&quot;;([.B48] - [.B47]); [.C47]+ ([.B48] - [.B47]))" office:value-type="float" office:value="0.0666666666666669" calcext:value-type="float">
            <text:p>0.067</text:p>
          </table:table-cell>
          <table:table-cell table:formula="of:=IF([.C48]&gt;=[.$D$1];&quot;x&quot;;&quot;&quot;)">
            <text:p/>
          </table:table-cell>
          <table:table-cell table:formula="of:=IF([.D48] = &quot;x&quot;;0; [.E47]+ ([.B48] - [.B47]))" office:value-type="float" office:value="0.0666666666666669" calcext:value-type="float">
            <text:p>0.067</text:p>
          </table:table-cell>
          <table:table-cell table:style-name="Default"/>
          <table:table-cell table:formula="of:=[.$A48]*(1/[.G$4])" office:value-type="float" office:value="2.6875" calcext:value-type="float">
            <text:p>2.688</text:p>
          </table:table-cell>
          <table:table-cell table:formula="of:=IF([.I47] = &quot;x&quot;;([.G48] - [.G47]); [.H47]+ ([.G48] - [.G47]))" office:value-type="float" office:value="0.0625" calcext:value-type="float">
            <text:p>0.063</text:p>
          </table:table-cell>
          <table:table-cell table:formula="of:=IF([.H48]&gt;=[.$D$1];&quot;x&quot;;&quot;&quot;)">
            <text:p/>
          </table:table-cell>
          <table:table-cell table:formula="of:=IF([.I48] = &quot;x&quot;;0; [.J47]+ ([.G48] - [.G4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9]*(1/[.B$4])" office:value-type="float" office:value="2.93333333333333" calcext:value-type="float">
            <text:p>2.933</text:p>
          </table:table-cell>
          <table:table-cell table:formula="of:=IF([.D48] = &quot;x&quot;;([.B49] - [.B48]); [.C48]+ ([.B49] - [.B48]))" office:value-type="float" office:value="0.133333333333333" calcext:value-type="float">
            <text:p>0.133</text:p>
          </table:table-cell>
          <table:table-cell table:formula="of:=IF([.C49]&gt;=[.$D$1];&quot;x&quot;;&quot;&quot;)" office:value-type="string" office:string-value="x" calcext:value-type="string">
            <text:p>x</text:p>
          </table:table-cell>
          <table:table-cell table:formula="of:=IF([.D49] = &quot;x&quot;;0; [.E48]+ ([.B49] - [.B48]))" office:value-type="float" office:value="0" calcext:value-type="float">
            <text:p>0.000</text:p>
          </table:table-cell>
          <table:table-cell table:style-name="Default"/>
          <table:table-cell table:formula="of:=[.$A49]*(1/[.G$4])" office:value-type="float" office:value="2.75" calcext:value-type="float">
            <text:p>2.750</text:p>
          </table:table-cell>
          <table:table-cell table:formula="of:=IF([.I48] = &quot;x&quot;;([.G49] - [.G48]); [.H48]+ ([.G49] - [.G48]))" office:value-type="float" office:value="0.125" calcext:value-type="float">
            <text:p>0.125</text:p>
          </table:table-cell>
          <table:table-cell table:formula="of:=IF([.H49]&gt;=[.$D$1];&quot;x&quot;;&quot;&quot;)" office:value-type="string" office:string-value="x" calcext:value-type="string">
            <text:p>x</text:p>
          </table:table-cell>
          <table:table-cell table:formula="of:=IF([.I49] = &quot;x&quot;;0; [.J48]+ ([.G49] - [.G4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50]*(1/[.B$4])" office:value-type="float" office:value="3" calcext:value-type="float">
            <text:p>3.000</text:p>
          </table:table-cell>
          <table:table-cell table:formula="of:=IF([.D49] = &quot;x&quot;;([.B50] - [.B49]); [.C49]+ ([.B50] - [.B49]))" office:value-type="float" office:value="0.0666666666666669" calcext:value-type="float">
            <text:p>0.067</text:p>
          </table:table-cell>
          <table:table-cell table:formula="of:=IF([.C50]&gt;=[.$D$1];&quot;x&quot;;&quot;&quot;)">
            <text:p/>
          </table:table-cell>
          <table:table-cell table:formula="of:=IF([.D50] = &quot;x&quot;;0; [.E49]+ ([.B50] - [.B49]))" office:value-type="float" office:value="0.0666666666666669" calcext:value-type="float">
            <text:p>0.067</text:p>
          </table:table-cell>
          <table:table-cell table:style-name="Default"/>
          <table:table-cell table:formula="of:=[.$A50]*(1/[.G$4])" office:value-type="float" office:value="2.8125" calcext:value-type="float">
            <text:p>2.813</text:p>
          </table:table-cell>
          <table:table-cell table:formula="of:=IF([.I49] = &quot;x&quot;;([.G50] - [.G49]); [.H49]+ ([.G50] - [.G49]))" office:value-type="float" office:value="0.0625" calcext:value-type="float">
            <text:p>0.063</text:p>
          </table:table-cell>
          <table:table-cell table:formula="of:=IF([.H50]&gt;=[.$D$1];&quot;x&quot;;&quot;&quot;)">
            <text:p/>
          </table:table-cell>
          <table:table-cell table:formula="of:=IF([.I50] = &quot;x&quot;;0; [.J49]+ ([.G50] - [.G4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/>
          <table:table-cell table:formula="of:=[.$A51]*(1/[.G$4])" office:value-type="float" office:value="2.875" calcext:value-type="float">
            <text:p>2.875</text:p>
          </table:table-cell>
          <table:table-cell table:formula="of:=IF([.I50] = &quot;x&quot;;([.G51] - [.G50]); [.H50]+ ([.G51] - [.G50]))" office:value-type="float" office:value="0.125" calcext:value-type="float">
            <text:p>0.125</text:p>
          </table:table-cell>
          <table:table-cell table:formula="of:=IF([.H51]&gt;=[.$D$1];&quot;x&quot;;&quot;&quot;)" office:value-type="string" office:string-value="x" calcext:value-type="string">
            <text:p>x</text:p>
          </table:table-cell>
          <table:table-cell table:formula="of:=IF([.I51] = &quot;x&quot;;0; [.J50]+ ([.G51] - [.G5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/>
          <table:table-cell table:formula="of:=[.$A52]*(1/[.G$4])" office:value-type="float" office:value="2.9375" calcext:value-type="float">
            <text:p>2.938</text:p>
          </table:table-cell>
          <table:table-cell table:formula="of:=IF([.I51] = &quot;x&quot;;([.G52] - [.G51]); [.H51]+ ([.G52] - [.G51]))" office:value-type="float" office:value="0.0625" calcext:value-type="float">
            <text:p>0.063</text:p>
          </table:table-cell>
          <table:table-cell table:formula="of:=IF([.H52]&gt;=[.$D$1];&quot;x&quot;;&quot;&quot;)">
            <text:p/>
          </table:table-cell>
          <table:table-cell table:formula="of:=IF([.I52] = &quot;x&quot;;0; [.J51]+ ([.G52] - [.G5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/>
          <table:table-cell table:formula="of:=[.$A53]*(1/[.G$4])" office:value-type="float" office:value="3" calcext:value-type="float">
            <text:p>3.000</text:p>
          </table:table-cell>
          <table:table-cell table:formula="of:=IF([.I52] = &quot;x&quot;;([.G53] - [.G52]); [.H52]+ ([.G53] - [.G52]))" office:value-type="float" office:value="0.125" calcext:value-type="float">
            <text:p>0.125</text:p>
          </table:table-cell>
          <table:table-cell table:formula="of:=IF([.H53]&gt;=[.$D$1];&quot;x&quot;;&quot;&quot;)" office:value-type="string" office:string-value="x" calcext:value-type="string">
            <text:p>x</text:p>
          </table:table-cell>
          <table:table-cell table:formula="of:=IF([.I53] = &quot;x&quot;;0; [.J52]+ ([.G53] - [.G52])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 Fired</text:p>
          </table:table-cell>
          <table:table-cell table:style-name="Default" table:formula="of:=COUNTIF([.D5:.D50];&quot;x&quot;)" office:value-type="float" office:value="22" calcext:value-type="float">
            <text:p>22</text:p>
          </table:table-cell>
          <table:table-cell table:style-name="Default" table:number-columns-repeated="4"/>
          <table:table-cell table:style-name="Default" table:formula="of:=COUNTIF([.I5:.I53];&quot;x&quot;)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7"/>
          <table:table-cell table:style-name="ce6"/>
          <table:table-cell table:style-name="Default"/>
        </table:table-row>
      </table:table>
      <table:table table:name="With Carryover (15-16 fps)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3"/>
        <table:table-column table:style-name="co7" table:default-cell-style-name="ce1"/>
        <table:table-row table:style-name="ro1">
          <table:table-cell office:value-type="string" calcext:value-type="string">
            <text:p>Firing Rat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er second</text:p>
          </table:table-cell>
          <table:table-cell table:style-name="ce1" table:formula="of:=1/[.$B$1]" office:value-type="float" office:value="0.1" calcext:value-type="float">
            <text:p>0.100</text:p>
          </table:table-cell>
          <table:table-cell table:style-name="Default" office:value-type="string" calcext:value-type="string">
            <text:p>second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Elapsed Time (seconds) @ 15fps</text:p>
          </table:table-cell>
          <table:table-cell table:style-name="Default" table:number-columns-repeated="4"/>
          <table:table-cell table:style-name="Default" office:value-type="string" calcext:value-type="string">
            <text:p>Elapsed Time (seconds) @ 16fp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rame #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Accumulated Time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Carryov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6]*(1/[.B$4])" office:value-type="float" office:value="0.0666666666666667" calcext:value-type="float">
            <text:p>0.067</text:p>
          </table:table-cell>
          <table:table-cell table:formula="of:=[.B6]" office:value-type="float" office:value="0.0666666666666667" calcext:value-type="float">
            <text:p>0.067</text:p>
          </table:table-cell>
          <table:table-cell table:formula="of:=IF([.C6]&gt;=[.$D$1];&quot;x&quot;;&quot;&quot;)">
            <text:p/>
          </table:table-cell>
          <table:table-cell table:formula="of:=IF([.D6] = &quot;x&quot;;[.E5]-[.$D$1] + ([.B6] - [.B5]); [.E5]+ ([.B6] - [.B5]))" office:value-type="float" office:value="0.0666666666666667" calcext:value-type="float">
            <text:p>0.067</text:p>
          </table:table-cell>
          <table:table-cell/>
          <table:table-cell table:formula="of:=[.$A6]*(1/[.G$4])" office:value-type="float" office:value="0.0625" calcext:value-type="float">
            <text:p>0.063</text:p>
          </table:table-cell>
          <table:table-cell table:formula="of:=[.G6]" office:value-type="float" office:value="0.0625" calcext:value-type="float">
            <text:p>0.063</text:p>
          </table:table-cell>
          <table:table-cell table:formula="of:=IF([.H6]&gt;=[.$D$1];&quot;x&quot;;&quot;&quot;)">
            <text:p/>
          </table:table-cell>
          <table:table-cell table:formula="of:=IF([.I6] = &quot;x&quot;;[.J5]-[.$D$1] + ([.G6] - [.G5]); [.J5]+ ([.G6] - [.G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7]*(1/[.B$4])" office:value-type="float" office:value="0.133333333333333" calcext:value-type="float">
            <text:p>0.133</text:p>
          </table:table-cell>
          <table:table-cell table:formula="of:=IF([.D6] = &quot;x&quot;;[.C6]-[.$D$1] + ([.B7] - [.B6]); [.C6]+ ([.B7] - [.B6]))" office:value-type="float" office:value="0.133333333333333" calcext:value-type="float">
            <text:p>0.133</text:p>
          </table:table-cell>
          <table:table-cell table:formula="of:=IF([.C7]&gt;=[.$D$1];&quot;x&quot;;&quot;&quot;)" office:value-type="string" office:string-value="x" calcext:value-type="string">
            <text:p>x</text:p>
          </table:table-cell>
          <table:table-cell table:formula="of:=IF([.D7] = &quot;x&quot;;[.E6]-[.$D$1] + ([.B7] - [.B6]); [.E6]+ ([.B7] - [.B6]))" office:value-type="float" office:value="0.0333333333333333" calcext:value-type="float">
            <text:p>0.033</text:p>
          </table:table-cell>
          <table:table-cell/>
          <table:table-cell table:formula="of:=[.$A7]*(1/[.G$4])" office:value-type="float" office:value="0.125" calcext:value-type="float">
            <text:p>0.125</text:p>
          </table:table-cell>
          <table:table-cell table:formula="of:=IF([.I6] = &quot;x&quot;;[.H6]-[.$D$1] + ([.G7] - [.G6]); [.H6]+ ([.G7] - [.G6]))" office:value-type="float" office:value="0.125" calcext:value-type="float">
            <text:p>0.125</text:p>
          </table:table-cell>
          <table:table-cell table:formula="of:=IF([.H7]&gt;=[.$D$1];&quot;x&quot;;&quot;&quot;)" office:value-type="string" office:string-value="x" calcext:value-type="string">
            <text:p>x</text:p>
          </table:table-cell>
          <table:table-cell table:formula="of:=IF([.I7] = &quot;x&quot;;[.J6]-[.$D$1] + ([.G7] - [.G6]); [.J6]+ ([.G7] - [.G6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*(1/[.B$4])" office:value-type="float" office:value="0.2" calcext:value-type="float">
            <text:p>0.200</text:p>
          </table:table-cell>
          <table:table-cell table:formula="of:=IF([.D7] = &quot;x&quot;;[.C7]-[.$D$1] + ([.B8] - [.B7]); [.C7]+ ([.B8] - [.B7]))" office:value-type="float" office:value="0.1" calcext:value-type="float">
            <text:p>0.100</text:p>
          </table:table-cell>
          <table:table-cell table:formula="of:=IF([.C8]&gt;=[.$D$1];&quot;x&quot;;&quot;&quot;)" office:value-type="string" office:string-value="x" calcext:value-type="string">
            <text:p>x</text:p>
          </table:table-cell>
          <table:table-cell table:formula="of:=IF([.D8] = &quot;x&quot;;[.E7]-[.$D$1] + ([.B8] - [.B7]); [.E7]+ ([.B8] - [.B7]))" office:value-type="float" office:value="0" calcext:value-type="float">
            <text:p>0.000</text:p>
          </table:table-cell>
          <table:table-cell/>
          <table:table-cell table:formula="of:=[.$A8]*(1/[.G$4])" office:value-type="float" office:value="0.1875" calcext:value-type="float">
            <text:p>0.188</text:p>
          </table:table-cell>
          <table:table-cell table:formula="of:=IF([.I7] = &quot;x&quot;;[.H7]-[.$D$1] + ([.G8] - [.G7]); [.H7]+ ([.G8] - [.G7]))" office:value-type="float" office:value="0.0875" calcext:value-type="float">
            <text:p>0.088</text:p>
          </table:table-cell>
          <table:table-cell table:formula="of:=IF([.H8]&gt;=[.$D$1];&quot;x&quot;;&quot;&quot;)">
            <text:p/>
          </table:table-cell>
          <table:table-cell table:formula="of:=IF([.I8] = &quot;x&quot;;[.J7]-[.$D$1] + ([.G8] - [.G7]); [.J7]+ ([.G8] - [.G7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9]*(1/[.B$4])" office:value-type="float" office:value="0.266666666666667" calcext:value-type="float">
            <text:p>0.267</text:p>
          </table:table-cell>
          <table:table-cell table:formula="of:=IF([.D8] = &quot;x&quot;;[.C8]-[.$D$1] + ([.B9] - [.B8]); [.C8]+ ([.B9] - [.B8]))" office:value-type="float" office:value="0.0666666666666667" calcext:value-type="float">
            <text:p>0.067</text:p>
          </table:table-cell>
          <table:table-cell table:formula="of:=IF([.C9]&gt;=[.$D$1];&quot;x&quot;;&quot;&quot;)">
            <text:p/>
          </table:table-cell>
          <table:table-cell table:formula="of:=IF([.D9] = &quot;x&quot;;[.E8]-[.$D$1] + ([.B9] - [.B8]); [.E8]+ ([.B9] - [.B8]))" office:value-type="float" office:value="0.0666666666666667" calcext:value-type="float">
            <text:p>0.067</text:p>
          </table:table-cell>
          <table:table-cell/>
          <table:table-cell table:formula="of:=[.$A9]*(1/[.G$4])" office:value-type="float" office:value="0.25" calcext:value-type="float">
            <text:p>0.250</text:p>
          </table:table-cell>
          <table:table-cell table:formula="of:=IF([.I8] = &quot;x&quot;;[.H8]-[.$D$1] + ([.G9] - [.G8]); [.H8]+ ([.G9] - [.G8]))" office:value-type="float" office:value="0.15" calcext:value-type="float">
            <text:p>0.150</text:p>
          </table:table-cell>
          <table:table-cell table:formula="of:=IF([.H9]&gt;=[.$D$1];&quot;x&quot;;&quot;&quot;)" office:value-type="string" office:string-value="x" calcext:value-type="string">
            <text:p>x</text:p>
          </table:table-cell>
          <table:table-cell table:formula="of:=IF([.I9] = &quot;x&quot;;[.J8]-[.$D$1] + ([.G9] - [.G8]); [.J8]+ ([.G9] - [.G8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10]*(1/[.B$4])" office:value-type="float" office:value="0.333333333333333" calcext:value-type="float">
            <text:p>0.333</text:p>
          </table:table-cell>
          <table:table-cell table:formula="of:=IF([.D9] = &quot;x&quot;;[.C9]-[.$D$1] + ([.B10] - [.B9]); [.C9]+ ([.B10] - [.B9]))" office:value-type="float" office:value="0.133333333333333" calcext:value-type="float">
            <text:p>0.133</text:p>
          </table:table-cell>
          <table:table-cell table:formula="of:=IF([.C10]&gt;=[.$D$1];&quot;x&quot;;&quot;&quot;)" office:value-type="string" office:string-value="x" calcext:value-type="string">
            <text:p>x</text:p>
          </table:table-cell>
          <table:table-cell table:formula="of:=IF([.D10] = &quot;x&quot;;[.E9]-[.$D$1] + ([.B10] - [.B9]); [.E9]+ ([.B10] - [.B9]))" office:value-type="float" office:value="0.0333333333333333" calcext:value-type="float">
            <text:p>0.033</text:p>
          </table:table-cell>
          <table:table-cell/>
          <table:table-cell table:formula="of:=[.$A10]*(1/[.G$4])" office:value-type="float" office:value="0.3125" calcext:value-type="float">
            <text:p>0.313</text:p>
          </table:table-cell>
          <table:table-cell table:formula="of:=IF([.I9] = &quot;x&quot;;[.H9]-[.$D$1] + ([.G10] - [.G9]); [.H9]+ ([.G10] - [.G9]))" office:value-type="float" office:value="0.1125" calcext:value-type="float">
            <text:p>0.113</text:p>
          </table:table-cell>
          <table:table-cell table:formula="of:=IF([.H10]&gt;=[.$D$1];&quot;x&quot;;&quot;&quot;)" office:value-type="string" office:string-value="x" calcext:value-type="string">
            <text:p>x</text:p>
          </table:table-cell>
          <table:table-cell table:formula="of:=IF([.I10] = &quot;x&quot;;[.J9]-[.$D$1] + ([.G10] - [.G9]); [.J9]+ ([.G10] - [.G9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11]*(1/[.B$4])" office:value-type="float" office:value="0.4" calcext:value-type="float">
            <text:p>0.400</text:p>
          </table:table-cell>
          <table:table-cell table:formula="of:=IF([.D10] = &quot;x&quot;;[.C10]-[.$D$1] + ([.B11] - [.B10]); [.C10]+ ([.B11] - [.B10]))" office:value-type="float" office:value="0.1" calcext:value-type="float">
            <text:p>0.100</text:p>
          </table:table-cell>
          <table:table-cell table:formula="of:=IF([.C11]&gt;=[.$D$1];&quot;x&quot;;&quot;&quot;)" office:value-type="string" office:string-value="x" calcext:value-type="string">
            <text:p>x</text:p>
          </table:table-cell>
          <table:table-cell table:formula="of:=IF([.D11] = &quot;x&quot;;[.E10]-[.$D$1] + ([.B11] - [.B10]); [.E10]+ ([.B11] - [.B10]))" office:value-type="float" office:value="0" calcext:value-type="float">
            <text:p>0.000</text:p>
          </table:table-cell>
          <table:table-cell/>
          <table:table-cell table:formula="of:=[.$A11]*(1/[.G$4])" office:value-type="float" office:value="0.375" calcext:value-type="float">
            <text:p>0.375</text:p>
          </table:table-cell>
          <table:table-cell table:formula="of:=IF([.I10] = &quot;x&quot;;[.H10]-[.$D$1] + ([.G11] - [.G10]); [.H10]+ ([.G11] - [.G10]))" office:value-type="float" office:value="0.075" calcext:value-type="float">
            <text:p>0.075</text:p>
          </table:table-cell>
          <table:table-cell table:formula="of:=IF([.H11]&gt;=[.$D$1];&quot;x&quot;;&quot;&quot;)">
            <text:p/>
          </table:table-cell>
          <table:table-cell table:formula="of:=IF([.I11] = &quot;x&quot;;[.J10]-[.$D$1] + ([.G11] - [.G10]); [.J10]+ ([.G11] - [.G10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2]*(1/[.B$4])" office:value-type="float" office:value="0.466666666666667" calcext:value-type="float">
            <text:p>0.467</text:p>
          </table:table-cell>
          <table:table-cell table:formula="of:=IF([.D11] = &quot;x&quot;;[.C11]-[.$D$1] + ([.B12] - [.B11]); [.C11]+ ([.B12] - [.B11]))" office:value-type="float" office:value="0.0666666666666667" calcext:value-type="float">
            <text:p>0.067</text:p>
          </table:table-cell>
          <table:table-cell table:formula="of:=IF([.C12]&gt;=[.$D$1];&quot;x&quot;;&quot;&quot;)">
            <text:p/>
          </table:table-cell>
          <table:table-cell table:formula="of:=IF([.D12] = &quot;x&quot;;[.E11]-[.$D$1] + ([.B12] - [.B11]); [.E11]+ ([.B12] - [.B11]))" office:value-type="float" office:value="0.0666666666666667" calcext:value-type="float">
            <text:p>0.067</text:p>
          </table:table-cell>
          <table:table-cell/>
          <table:table-cell table:formula="of:=[.$A12]*(1/[.G$4])" office:value-type="float" office:value="0.4375" calcext:value-type="float">
            <text:p>0.438</text:p>
          </table:table-cell>
          <table:table-cell table:formula="of:=IF([.I11] = &quot;x&quot;;[.H11]-[.$D$1] + ([.G12] - [.G11]); [.H11]+ ([.G12] - [.G11]))" office:value-type="float" office:value="0.1375" calcext:value-type="float">
            <text:p>0.138</text:p>
          </table:table-cell>
          <table:table-cell table:formula="of:=IF([.H12]&gt;=[.$D$1];&quot;x&quot;;&quot;&quot;)" office:value-type="string" office:string-value="x" calcext:value-type="string">
            <text:p>x</text:p>
          </table:table-cell>
          <table:table-cell table:formula="of:=IF([.I12] = &quot;x&quot;;[.J11]-[.$D$1] + ([.G12] - [.G11]); [.J11]+ ([.G12] - [.G11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3]*(1/[.B$4])" office:value-type="float" office:value="0.533333333333333" calcext:value-type="float">
            <text:p>0.533</text:p>
          </table:table-cell>
          <table:table-cell table:formula="of:=IF([.D12] = &quot;x&quot;;[.C12]-[.$D$1] + ([.B13] - [.B12]); [.C12]+ ([.B13] - [.B12]))" office:value-type="float" office:value="0.133333333333333" calcext:value-type="float">
            <text:p>0.133</text:p>
          </table:table-cell>
          <table:table-cell table:formula="of:=IF([.C13]&gt;=[.$D$1];&quot;x&quot;;&quot;&quot;)" office:value-type="string" office:string-value="x" calcext:value-type="string">
            <text:p>x</text:p>
          </table:table-cell>
          <table:table-cell table:formula="of:=IF([.D13] = &quot;x&quot;;[.E12]-[.$D$1] + ([.B13] - [.B12]); [.E12]+ ([.B13] - [.B12]))" office:value-type="float" office:value="0.0333333333333333" calcext:value-type="float">
            <text:p>0.033</text:p>
          </table:table-cell>
          <table:table-cell/>
          <table:table-cell table:formula="of:=[.$A13]*(1/[.G$4])" office:value-type="float" office:value="0.5" calcext:value-type="float">
            <text:p>0.500</text:p>
          </table:table-cell>
          <table:table-cell table:formula="of:=IF([.I12] = &quot;x&quot;;[.H12]-[.$D$1] + ([.G13] - [.G12]); [.H12]+ ([.G13] - [.G12]))" office:value-type="float" office:value="0.1" calcext:value-type="float">
            <text:p>0.100</text:p>
          </table:table-cell>
          <table:table-cell table:formula="of:=IF([.H13]&gt;=[.$D$1];&quot;x&quot;;&quot;&quot;)" office:value-type="string" office:string-value="x" calcext:value-type="string">
            <text:p>x</text:p>
          </table:table-cell>
          <table:table-cell table:formula="of:=IF([.I13] = &quot;x&quot;;[.J12]-[.$D$1] + ([.G13] - [.G12]); [.J12]+ ([.G13] - [.G1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4]*(1/[.B$4])" office:value-type="float" office:value="0.6" calcext:value-type="float">
            <text:p>0.600</text:p>
          </table:table-cell>
          <table:table-cell table:formula="of:=IF([.D13] = &quot;x&quot;;[.C13]-[.$D$1] + ([.B14] - [.B13]); [.C13]+ ([.B14] - [.B13]))" office:value-type="float" office:value="0.1" calcext:value-type="float">
            <text:p>0.100</text:p>
          </table:table-cell>
          <table:table-cell table:formula="of:=IF([.C14]&gt;=[.$D$1];&quot;x&quot;;&quot;&quot;)" office:value-type="string" office:string-value="x" calcext:value-type="string">
            <text:p>x</text:p>
          </table:table-cell>
          <table:table-cell table:formula="of:=IF([.D14] = &quot;x&quot;;[.E13]-[.$D$1] + ([.B14] - [.B13]); [.E13]+ ([.B14] - [.B13]))" office:value-type="float" office:value="0" calcext:value-type="float">
            <text:p>0.000</text:p>
          </table:table-cell>
          <table:table-cell/>
          <table:table-cell table:formula="of:=[.$A14]*(1/[.G$4])" office:value-type="float" office:value="0.5625" calcext:value-type="float">
            <text:p>0.563</text:p>
          </table:table-cell>
          <table:table-cell table:formula="of:=IF([.I13] = &quot;x&quot;;[.H13]-[.$D$1] + ([.G14] - [.G13]); [.H13]+ ([.G14] - [.G13]))" office:value-type="float" office:value="0.0625" calcext:value-type="float">
            <text:p>0.063</text:p>
          </table:table-cell>
          <table:table-cell table:formula="of:=IF([.H14]&gt;=[.$D$1];&quot;x&quot;;&quot;&quot;)">
            <text:p/>
          </table:table-cell>
          <table:table-cell table:formula="of:=IF([.I14] = &quot;x&quot;;[.J13]-[.$D$1] + ([.G14] - [.G13]); [.J13]+ ([.G14] - [.G13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5]*(1/[.B$4])" office:value-type="float" office:value="0.666666666666667" calcext:value-type="float">
            <text:p>0.667</text:p>
          </table:table-cell>
          <table:table-cell table:formula="of:=IF([.D14] = &quot;x&quot;;[.C14]-[.$D$1] + ([.B15] - [.B14]); [.C14]+ ([.B15] - [.B14]))" office:value-type="float" office:value="0.0666666666666667" calcext:value-type="float">
            <text:p>0.067</text:p>
          </table:table-cell>
          <table:table-cell table:formula="of:=IF([.C15]&gt;=[.$D$1];&quot;x&quot;;&quot;&quot;)">
            <text:p/>
          </table:table-cell>
          <table:table-cell table:formula="of:=IF([.D15] = &quot;x&quot;;[.E14]-[.$D$1] + ([.B15] - [.B14]); [.E14]+ ([.B15] - [.B14]))" office:value-type="float" office:value="0.0666666666666667" calcext:value-type="float">
            <text:p>0.067</text:p>
          </table:table-cell>
          <table:table-cell/>
          <table:table-cell table:formula="of:=[.$A15]*(1/[.G$4])" office:value-type="float" office:value="0.625" calcext:value-type="float">
            <text:p>0.625</text:p>
          </table:table-cell>
          <table:table-cell table:formula="of:=IF([.I14] = &quot;x&quot;;[.H14]-[.$D$1] + ([.G15] - [.G14]); [.H14]+ ([.G15] - [.G14]))" office:value-type="float" office:value="0.125" calcext:value-type="float">
            <text:p>0.125</text:p>
          </table:table-cell>
          <table:table-cell table:formula="of:=IF([.H15]&gt;=[.$D$1];&quot;x&quot;;&quot;&quot;)" office:value-type="string" office:string-value="x" calcext:value-type="string">
            <text:p>x</text:p>
          </table:table-cell>
          <table:table-cell table:formula="of:=IF([.I15] = &quot;x&quot;;[.J14]-[.$D$1] + ([.G15] - [.G14]); [.J14]+ ([.G15] - [.G14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6]*(1/[.B$4])" office:value-type="float" office:value="0.733333333333333" calcext:value-type="float">
            <text:p>0.733</text:p>
          </table:table-cell>
          <table:table-cell table:formula="of:=IF([.D15] = &quot;x&quot;;[.C15]-[.$D$1] + ([.B16] - [.B15]); [.C15]+ ([.B16] - [.B15]))" office:value-type="float" office:value="0.133333333333333" calcext:value-type="float">
            <text:p>0.133</text:p>
          </table:table-cell>
          <table:table-cell table:formula="of:=IF([.C16]&gt;=[.$D$1];&quot;x&quot;;&quot;&quot;)" office:value-type="string" office:string-value="x" calcext:value-type="string">
            <text:p>x</text:p>
          </table:table-cell>
          <table:table-cell table:formula="of:=IF([.D16] = &quot;x&quot;;[.E15]-[.$D$1] + ([.B16] - [.B15]); [.E15]+ ([.B16] - [.B15]))" office:value-type="float" office:value="0.0333333333333333" calcext:value-type="float">
            <text:p>0.033</text:p>
          </table:table-cell>
          <table:table-cell/>
          <table:table-cell table:formula="of:=[.$A16]*(1/[.G$4])" office:value-type="float" office:value="0.6875" calcext:value-type="float">
            <text:p>0.688</text:p>
          </table:table-cell>
          <table:table-cell table:formula="of:=IF([.I15] = &quot;x&quot;;[.H15]-[.$D$1] + ([.G16] - [.G15]); [.H15]+ ([.G16] - [.G15]))" office:value-type="float" office:value="0.0875" calcext:value-type="float">
            <text:p>0.088</text:p>
          </table:table-cell>
          <table:table-cell table:formula="of:=IF([.H16]&gt;=[.$D$1];&quot;x&quot;;&quot;&quot;)">
            <text:p/>
          </table:table-cell>
          <table:table-cell table:formula="of:=IF([.I16] = &quot;x&quot;;[.J15]-[.$D$1] + ([.G16] - [.G15]); [.J15]+ ([.G16] - [.G15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7]*(1/[.B$4])" office:value-type="float" office:value="0.8" calcext:value-type="float">
            <text:p>0.800</text:p>
          </table:table-cell>
          <table:table-cell table:formula="of:=IF([.D16] = &quot;x&quot;;[.C16]-[.$D$1] + ([.B17] - [.B16]); [.C16]+ ([.B17] - [.B16]))" office:value-type="float" office:value="0.1" calcext:value-type="float">
            <text:p>0.100</text:p>
          </table:table-cell>
          <table:table-cell table:formula="of:=IF([.C17]&gt;=[.$D$1];&quot;x&quot;;&quot;&quot;)" office:value-type="string" office:string-value="x" calcext:value-type="string">
            <text:p>x</text:p>
          </table:table-cell>
          <table:table-cell table:formula="of:=IF([.D17] = &quot;x&quot;;[.E16]-[.$D$1] + ([.B17] - [.B16]); [.E16]+ ([.B17] - [.B16]))" office:value-type="float" office:value="0" calcext:value-type="float">
            <text:p>0.000</text:p>
          </table:table-cell>
          <table:table-cell/>
          <table:table-cell table:formula="of:=[.$A17]*(1/[.G$4])" office:value-type="float" office:value="0.75" calcext:value-type="float">
            <text:p>0.750</text:p>
          </table:table-cell>
          <table:table-cell table:formula="of:=IF([.I16] = &quot;x&quot;;[.H16]-[.$D$1] + ([.G17] - [.G16]); [.H16]+ ([.G17] - [.G16]))" office:value-type="float" office:value="0.15" calcext:value-type="float">
            <text:p>0.150</text:p>
          </table:table-cell>
          <table:table-cell table:formula="of:=IF([.H17]&gt;=[.$D$1];&quot;x&quot;;&quot;&quot;)" office:value-type="string" office:string-value="x" calcext:value-type="string">
            <text:p>x</text:p>
          </table:table-cell>
          <table:table-cell table:formula="of:=IF([.I17] = &quot;x&quot;;[.J16]-[.$D$1] + ([.G17] - [.G16]); [.J16]+ ([.G17] - [.G16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8]*(1/[.B$4])" office:value-type="float" office:value="0.866666666666667" calcext:value-type="float">
            <text:p>0.867</text:p>
          </table:table-cell>
          <table:table-cell table:formula="of:=IF([.D17] = &quot;x&quot;;[.C17]-[.$D$1] + ([.B18] - [.B17]); [.C17]+ ([.B18] - [.B17]))" office:value-type="float" office:value="0.0666666666666667" calcext:value-type="float">
            <text:p>0.067</text:p>
          </table:table-cell>
          <table:table-cell table:formula="of:=IF([.C18]&gt;=[.$D$1];&quot;x&quot;;&quot;&quot;)">
            <text:p/>
          </table:table-cell>
          <table:table-cell table:formula="of:=IF([.D18] = &quot;x&quot;;[.E17]-[.$D$1] + ([.B18] - [.B17]); [.E17]+ ([.B18] - [.B17]))" office:value-type="float" office:value="0.0666666666666667" calcext:value-type="float">
            <text:p>0.067</text:p>
          </table:table-cell>
          <table:table-cell/>
          <table:table-cell table:formula="of:=[.$A18]*(1/[.G$4])" office:value-type="float" office:value="0.8125" calcext:value-type="float">
            <text:p>0.813</text:p>
          </table:table-cell>
          <table:table-cell table:formula="of:=IF([.I17] = &quot;x&quot;;[.H17]-[.$D$1] + ([.G18] - [.G17]); [.H17]+ ([.G18] - [.G17]))" office:value-type="float" office:value="0.1125" calcext:value-type="float">
            <text:p>0.113</text:p>
          </table:table-cell>
          <table:table-cell table:formula="of:=IF([.H18]&gt;=[.$D$1];&quot;x&quot;;&quot;&quot;)" office:value-type="string" office:string-value="x" calcext:value-type="string">
            <text:p>x</text:p>
          </table:table-cell>
          <table:table-cell table:formula="of:=IF([.I18] = &quot;x&quot;;[.J17]-[.$D$1] + ([.G18] - [.G17]); [.J17]+ ([.G18] - [.G17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9]*(1/[.B$4])" office:value-type="float" office:value="0.933333333333333" calcext:value-type="float">
            <text:p>0.933</text:p>
          </table:table-cell>
          <table:table-cell table:formula="of:=IF([.D18] = &quot;x&quot;;[.C18]-[.$D$1] + ([.B19] - [.B18]); [.C18]+ ([.B19] - [.B18]))" office:value-type="float" office:value="0.133333333333333" calcext:value-type="float">
            <text:p>0.133</text:p>
          </table:table-cell>
          <table:table-cell table:formula="of:=IF([.C19]&gt;=[.$D$1];&quot;x&quot;;&quot;&quot;)" office:value-type="string" office:string-value="x" calcext:value-type="string">
            <text:p>x</text:p>
          </table:table-cell>
          <table:table-cell table:formula="of:=IF([.D19] = &quot;x&quot;;[.E18]-[.$D$1] + ([.B19] - [.B18]); [.E18]+ ([.B19] - [.B18]))" office:value-type="float" office:value="0.0333333333333333" calcext:value-type="float">
            <text:p>0.033</text:p>
          </table:table-cell>
          <table:table-cell/>
          <table:table-cell table:formula="of:=[.$A19]*(1/[.G$4])" office:value-type="float" office:value="0.875" calcext:value-type="float">
            <text:p>0.875</text:p>
          </table:table-cell>
          <table:table-cell table:formula="of:=IF([.I18] = &quot;x&quot;;[.H18]-[.$D$1] + ([.G19] - [.G18]); [.H18]+ ([.G19] - [.G18]))" office:value-type="float" office:value="0.075" calcext:value-type="float">
            <text:p>0.075</text:p>
          </table:table-cell>
          <table:table-cell table:formula="of:=IF([.H19]&gt;=[.$D$1];&quot;x&quot;;&quot;&quot;)">
            <text:p/>
          </table:table-cell>
          <table:table-cell table:formula="of:=IF([.I19] = &quot;x&quot;;[.J18]-[.$D$1] + ([.G19] - [.G18]); [.J18]+ ([.G19] - [.G18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20]*(1/[.B$4])" office:value-type="float" office:value="1" calcext:value-type="float">
            <text:p>1.000</text:p>
          </table:table-cell>
          <table:table-cell table:formula="of:=IF([.D19] = &quot;x&quot;;[.C19]-[.$D$1] + ([.B20] - [.B19]); [.C19]+ ([.B20] - [.B19]))" office:value-type="float" office:value="0.1" calcext:value-type="float">
            <text:p>0.100</text:p>
          </table:table-cell>
          <table:table-cell table:formula="of:=IF([.C20]&gt;=[.$D$1];&quot;x&quot;;&quot;&quot;)" office:value-type="string" office:string-value="x" calcext:value-type="string">
            <text:p>x</text:p>
          </table:table-cell>
          <table:table-cell table:formula="of:=IF([.D20] = &quot;x&quot;;[.E19]-[.$D$1] + ([.B20] - [.B19]); [.E19]+ ([.B20] - [.B19]))" office:value-type="float" office:value="0" calcext:value-type="float">
            <text:p>0.000</text:p>
          </table:table-cell>
          <table:table-cell/>
          <table:table-cell table:formula="of:=[.$A20]*(1/[.G$4])" office:value-type="float" office:value="0.9375" calcext:value-type="float">
            <text:p>0.938</text:p>
          </table:table-cell>
          <table:table-cell table:formula="of:=IF([.I19] = &quot;x&quot;;[.H19]-[.$D$1] + ([.G20] - [.G19]); [.H19]+ ([.G20] - [.G19]))" office:value-type="float" office:value="0.1375" calcext:value-type="float">
            <text:p>0.138</text:p>
          </table:table-cell>
          <table:table-cell table:formula="of:=IF([.H20]&gt;=[.$D$1];&quot;x&quot;;&quot;&quot;)" office:value-type="string" office:string-value="x" calcext:value-type="string">
            <text:p>x</text:p>
          </table:table-cell>
          <table:table-cell table:formula="of:=IF([.I20] = &quot;x&quot;;[.J19]-[.$D$1] + ([.G20] - [.G19]); [.J19]+ ([.G20] - [.G19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21]*(1/[.B$4])" office:value-type="float" office:value="1.06666666666667" calcext:value-type="float">
            <text:p>1.067</text:p>
          </table:table-cell>
          <table:table-cell table:formula="of:=IF([.D20] = &quot;x&quot;;[.C20]-[.$D$1] + ([.B21] - [.B20]); [.C20]+ ([.B21] - [.B20]))" office:value-type="float" office:value="0.0666666666666667" calcext:value-type="float">
            <text:p>0.067</text:p>
          </table:table-cell>
          <table:table-cell table:formula="of:=IF([.C21]&gt;=[.$D$1];&quot;x&quot;;&quot;&quot;)">
            <text:p/>
          </table:table-cell>
          <table:table-cell table:formula="of:=IF([.D21] = &quot;x&quot;;[.E20]-[.$D$1] + ([.B21] - [.B20]); [.E20]+ ([.B21] - [.B20]))" office:value-type="float" office:value="0.0666666666666667" calcext:value-type="float">
            <text:p>0.067</text:p>
          </table:table-cell>
          <table:table-cell/>
          <table:table-cell table:formula="of:=[.$A21]*(1/[.G$4])" office:value-type="float" office:value="1" calcext:value-type="float">
            <text:p>1.000</text:p>
          </table:table-cell>
          <table:table-cell table:formula="of:=IF([.I20] = &quot;x&quot;;[.H20]-[.$D$1] + ([.G21] - [.G20]); [.H20]+ ([.G21] - [.G20]))" office:value-type="float" office:value="0.1" calcext:value-type="float">
            <text:p>0.100</text:p>
          </table:table-cell>
          <table:table-cell table:formula="of:=IF([.H21]&gt;=[.$D$1];&quot;x&quot;;&quot;&quot;)" office:value-type="string" office:string-value="x" calcext:value-type="string">
            <text:p>x</text:p>
          </table:table-cell>
          <table:table-cell table:formula="of:=IF([.I21] = &quot;x&quot;;[.J20]-[.$D$1] + ([.G21] - [.G20]); [.J20]+ ([.G21] - [.G20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22]*(1/[.B$4])" office:value-type="float" office:value="1.13333333333333" calcext:value-type="float">
            <text:p>1.133</text:p>
          </table:table-cell>
          <table:table-cell table:formula="of:=IF([.D21] = &quot;x&quot;;[.C21]-[.$D$1] + ([.B22] - [.B21]); [.C21]+ ([.B22] - [.B21]))" office:value-type="float" office:value="0.133333333333333" calcext:value-type="float">
            <text:p>0.133</text:p>
          </table:table-cell>
          <table:table-cell table:formula="of:=IF([.C22]&gt;=[.$D$1];&quot;x&quot;;&quot;&quot;)" office:value-type="string" office:string-value="x" calcext:value-type="string">
            <text:p>x</text:p>
          </table:table-cell>
          <table:table-cell table:formula="of:=IF([.D22] = &quot;x&quot;;[.E21]-[.$D$1] + ([.B22] - [.B21]); [.E21]+ ([.B22] - [.B21]))" office:value-type="float" office:value="0.0333333333333333" calcext:value-type="float">
            <text:p>0.033</text:p>
          </table:table-cell>
          <table:table-cell/>
          <table:table-cell table:formula="of:=[.$A22]*(1/[.G$4])" office:value-type="float" office:value="1.0625" calcext:value-type="float">
            <text:p>1.063</text:p>
          </table:table-cell>
          <table:table-cell table:formula="of:=IF([.I21] = &quot;x&quot;;[.H21]-[.$D$1] + ([.G22] - [.G21]); [.H21]+ ([.G22] - [.G21]))" office:value-type="float" office:value="0.0625" calcext:value-type="float">
            <text:p>0.063</text:p>
          </table:table-cell>
          <table:table-cell table:formula="of:=IF([.H22]&gt;=[.$D$1];&quot;x&quot;;&quot;&quot;)">
            <text:p/>
          </table:table-cell>
          <table:table-cell table:formula="of:=IF([.I22] = &quot;x&quot;;[.J21]-[.$D$1] + ([.G22] - [.G21]); [.J21]+ ([.G22] - [.G21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3]*(1/[.B$4])" office:value-type="float" office:value="1.2" calcext:value-type="float">
            <text:p>1.200</text:p>
          </table:table-cell>
          <table:table-cell table:formula="of:=IF([.D22] = &quot;x&quot;;[.C22]-[.$D$1] + ([.B23] - [.B22]); [.C22]+ ([.B23] - [.B22]))" office:value-type="float" office:value="0.1" calcext:value-type="float">
            <text:p>0.100</text:p>
          </table:table-cell>
          <table:table-cell table:formula="of:=IF([.C23]&gt;=[.$D$1];&quot;x&quot;;&quot;&quot;)" office:value-type="string" office:string-value="x" calcext:value-type="string">
            <text:p>x</text:p>
          </table:table-cell>
          <table:table-cell table:formula="of:=IF([.D23] = &quot;x&quot;;[.E22]-[.$D$1] + ([.B23] - [.B22]); [.E22]+ ([.B23] - [.B22]))" office:value-type="float" office:value="0" calcext:value-type="float">
            <text:p>0.000</text:p>
          </table:table-cell>
          <table:table-cell/>
          <table:table-cell table:formula="of:=[.$A23]*(1/[.G$4])" office:value-type="float" office:value="1.125" calcext:value-type="float">
            <text:p>1.125</text:p>
          </table:table-cell>
          <table:table-cell table:formula="of:=IF([.I22] = &quot;x&quot;;[.H22]-[.$D$1] + ([.G23] - [.G22]); [.H22]+ ([.G23] - [.G22]))" office:value-type="float" office:value="0.125" calcext:value-type="float">
            <text:p>0.125</text:p>
          </table:table-cell>
          <table:table-cell table:formula="of:=IF([.H23]&gt;=[.$D$1];&quot;x&quot;;&quot;&quot;)" office:value-type="string" office:string-value="x" calcext:value-type="string">
            <text:p>x</text:p>
          </table:table-cell>
          <table:table-cell table:formula="of:=IF([.I23] = &quot;x&quot;;[.J22]-[.$D$1] + ([.G23] - [.G22]); [.J22]+ ([.G23] - [.G22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4]*(1/[.B$4])" office:value-type="float" office:value="1.26666666666667" calcext:value-type="float">
            <text:p>1.267</text:p>
          </table:table-cell>
          <table:table-cell table:formula="of:=IF([.D23] = &quot;x&quot;;[.C23]-[.$D$1] + ([.B24] - [.B23]); [.C23]+ ([.B24] - [.B23]))" office:value-type="float" office:value="0.0666666666666667" calcext:value-type="float">
            <text:p>0.067</text:p>
          </table:table-cell>
          <table:table-cell table:formula="of:=IF([.C24]&gt;=[.$D$1];&quot;x&quot;;&quot;&quot;)">
            <text:p/>
          </table:table-cell>
          <table:table-cell table:formula="of:=IF([.D24] = &quot;x&quot;;[.E23]-[.$D$1] + ([.B24] - [.B23]); [.E23]+ ([.B24] - [.B23]))" office:value-type="float" office:value="0.0666666666666667" calcext:value-type="float">
            <text:p>0.067</text:p>
          </table:table-cell>
          <table:table-cell/>
          <table:table-cell table:formula="of:=[.$A24]*(1/[.G$4])" office:value-type="float" office:value="1.1875" calcext:value-type="float">
            <text:p>1.188</text:p>
          </table:table-cell>
          <table:table-cell table:formula="of:=IF([.I23] = &quot;x&quot;;[.H23]-[.$D$1] + ([.G24] - [.G23]); [.H23]+ ([.G24] - [.G23]))" office:value-type="float" office:value="0.0875" calcext:value-type="float">
            <text:p>0.088</text:p>
          </table:table-cell>
          <table:table-cell table:formula="of:=IF([.H24]&gt;=[.$D$1];&quot;x&quot;;&quot;&quot;)">
            <text:p/>
          </table:table-cell>
          <table:table-cell table:formula="of:=IF([.I24] = &quot;x&quot;;[.J23]-[.$D$1] + ([.G24] - [.G23]); [.J23]+ ([.G24] - [.G23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5]*(1/[.B$4])" office:value-type="float" office:value="1.33333333333333" calcext:value-type="float">
            <text:p>1.333</text:p>
          </table:table-cell>
          <table:table-cell table:formula="of:=IF([.D24] = &quot;x&quot;;[.C24]-[.$D$1] + ([.B25] - [.B24]); [.C24]+ ([.B25] - [.B24]))" office:value-type="float" office:value="0.133333333333333" calcext:value-type="float">
            <text:p>0.133</text:p>
          </table:table-cell>
          <table:table-cell table:formula="of:=IF([.C25]&gt;=[.$D$1];&quot;x&quot;;&quot;&quot;)" office:value-type="string" office:string-value="x" calcext:value-type="string">
            <text:p>x</text:p>
          </table:table-cell>
          <table:table-cell table:formula="of:=IF([.D25] = &quot;x&quot;;[.E24]-[.$D$1] + ([.B25] - [.B24]); [.E24]+ ([.B25] - [.B24]))" office:value-type="float" office:value="0.0333333333333333" calcext:value-type="float">
            <text:p>0.033</text:p>
          </table:table-cell>
          <table:table-cell/>
          <table:table-cell table:formula="of:=[.$A25]*(1/[.G$4])" office:value-type="float" office:value="1.25" calcext:value-type="float">
            <text:p>1.250</text:p>
          </table:table-cell>
          <table:table-cell table:formula="of:=IF([.I24] = &quot;x&quot;;[.H24]-[.$D$1] + ([.G25] - [.G24]); [.H24]+ ([.G25] - [.G24]))" office:value-type="float" office:value="0.15" calcext:value-type="float">
            <text:p>0.150</text:p>
          </table:table-cell>
          <table:table-cell table:formula="of:=IF([.H25]&gt;=[.$D$1];&quot;x&quot;;&quot;&quot;)" office:value-type="string" office:string-value="x" calcext:value-type="string">
            <text:p>x</text:p>
          </table:table-cell>
          <table:table-cell table:formula="of:=IF([.I25] = &quot;x&quot;;[.J24]-[.$D$1] + ([.G25] - [.G24]); [.J24]+ ([.G25] - [.G24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6]*(1/[.B$4])" office:value-type="float" office:value="1.4" calcext:value-type="float">
            <text:p>1.400</text:p>
          </table:table-cell>
          <table:table-cell table:formula="of:=IF([.D25] = &quot;x&quot;;[.C25]-[.$D$1] + ([.B26] - [.B25]); [.C25]+ ([.B26] - [.B25]))" office:value-type="float" office:value="0.1" calcext:value-type="float">
            <text:p>0.100</text:p>
          </table:table-cell>
          <table:table-cell table:formula="of:=IF([.C26]&gt;=[.$D$1];&quot;x&quot;;&quot;&quot;)" office:value-type="string" office:string-value="x" calcext:value-type="string">
            <text:p>x</text:p>
          </table:table-cell>
          <table:table-cell table:formula="of:=IF([.D26] = &quot;x&quot;;[.E25]-[.$D$1] + ([.B26] - [.B25]); [.E25]+ ([.B26] - [.B25]))" office:value-type="float" office:value="0" calcext:value-type="float">
            <text:p>0.000</text:p>
          </table:table-cell>
          <table:table-cell/>
          <table:table-cell table:formula="of:=[.$A26]*(1/[.G$4])" office:value-type="float" office:value="1.3125" calcext:value-type="float">
            <text:p>1.313</text:p>
          </table:table-cell>
          <table:table-cell table:formula="of:=IF([.I25] = &quot;x&quot;;[.H25]-[.$D$1] + ([.G26] - [.G25]); [.H25]+ ([.G26] - [.G25]))" office:value-type="float" office:value="0.1125" calcext:value-type="float">
            <text:p>0.113</text:p>
          </table:table-cell>
          <table:table-cell table:formula="of:=IF([.H26]&gt;=[.$D$1];&quot;x&quot;;&quot;&quot;)" office:value-type="string" office:string-value="x" calcext:value-type="string">
            <text:p>x</text:p>
          </table:table-cell>
          <table:table-cell table:formula="of:=IF([.I26] = &quot;x&quot;;[.J25]-[.$D$1] + ([.G26] - [.G25]); [.J25]+ ([.G26] - [.G25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7]*(1/[.B$4])" office:value-type="float" office:value="1.46666666666667" calcext:value-type="float">
            <text:p>1.467</text:p>
          </table:table-cell>
          <table:table-cell table:formula="of:=IF([.D26] = &quot;x&quot;;[.C26]-[.$D$1] + ([.B27] - [.B26]); [.C26]+ ([.B27] - [.B26]))" office:value-type="float" office:value="0.0666666666666667" calcext:value-type="float">
            <text:p>0.067</text:p>
          </table:table-cell>
          <table:table-cell table:formula="of:=IF([.C27]&gt;=[.$D$1];&quot;x&quot;;&quot;&quot;)">
            <text:p/>
          </table:table-cell>
          <table:table-cell table:formula="of:=IF([.D27] = &quot;x&quot;;[.E26]-[.$D$1] + ([.B27] - [.B26]); [.E26]+ ([.B27] - [.B26]))" office:value-type="float" office:value="0.0666666666666667" calcext:value-type="float">
            <text:p>0.067</text:p>
          </table:table-cell>
          <table:table-cell/>
          <table:table-cell table:formula="of:=[.$A27]*(1/[.G$4])" office:value-type="float" office:value="1.375" calcext:value-type="float">
            <text:p>1.375</text:p>
          </table:table-cell>
          <table:table-cell table:formula="of:=IF([.I26] = &quot;x&quot;;[.H26]-[.$D$1] + ([.G27] - [.G26]); [.H26]+ ([.G27] - [.G26]))" office:value-type="float" office:value="0.075" calcext:value-type="float">
            <text:p>0.075</text:p>
          </table:table-cell>
          <table:table-cell table:formula="of:=IF([.H27]&gt;=[.$D$1];&quot;x&quot;;&quot;&quot;)">
            <text:p/>
          </table:table-cell>
          <table:table-cell table:formula="of:=IF([.I27] = &quot;x&quot;;[.J26]-[.$D$1] + ([.G27] - [.G26]); [.J26]+ ([.G27] - [.G26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8]*(1/[.B$4])" office:value-type="float" office:value="1.53333333333333" calcext:value-type="float">
            <text:p>1.533</text:p>
          </table:table-cell>
          <table:table-cell table:formula="of:=IF([.D27] = &quot;x&quot;;[.C27]-[.$D$1] + ([.B28] - [.B27]); [.C27]+ ([.B28] - [.B27]))" office:value-type="float" office:value="0.133333333333333" calcext:value-type="float">
            <text:p>0.133</text:p>
          </table:table-cell>
          <table:table-cell table:formula="of:=IF([.C28]&gt;=[.$D$1];&quot;x&quot;;&quot;&quot;)" office:value-type="string" office:string-value="x" calcext:value-type="string">
            <text:p>x</text:p>
          </table:table-cell>
          <table:table-cell table:formula="of:=IF([.D28] = &quot;x&quot;;[.E27]-[.$D$1] + ([.B28] - [.B27]); [.E27]+ ([.B28] - [.B27]))" office:value-type="float" office:value="0.0333333333333333" calcext:value-type="float">
            <text:p>0.033</text:p>
          </table:table-cell>
          <table:table-cell/>
          <table:table-cell table:formula="of:=[.$A28]*(1/[.G$4])" office:value-type="float" office:value="1.4375" calcext:value-type="float">
            <text:p>1.438</text:p>
          </table:table-cell>
          <table:table-cell table:formula="of:=IF([.I27] = &quot;x&quot;;[.H27]-[.$D$1] + ([.G28] - [.G27]); [.H27]+ ([.G28] - [.G27]))" office:value-type="float" office:value="0.1375" calcext:value-type="float">
            <text:p>0.138</text:p>
          </table:table-cell>
          <table:table-cell table:formula="of:=IF([.H28]&gt;=[.$D$1];&quot;x&quot;;&quot;&quot;)" office:value-type="string" office:string-value="x" calcext:value-type="string">
            <text:p>x</text:p>
          </table:table-cell>
          <table:table-cell table:formula="of:=IF([.I28] = &quot;x&quot;;[.J27]-[.$D$1] + ([.G28] - [.G27]); [.J27]+ ([.G28] - [.G27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9]*(1/[.B$4])" office:value-type="float" office:value="1.6" calcext:value-type="float">
            <text:p>1.600</text:p>
          </table:table-cell>
          <table:table-cell table:formula="of:=IF([.D28] = &quot;x&quot;;[.C28]-[.$D$1] + ([.B29] - [.B28]); [.C28]+ ([.B29] - [.B28]))" office:value-type="float" office:value="0.1" calcext:value-type="float">
            <text:p>0.100</text:p>
          </table:table-cell>
          <table:table-cell table:formula="of:=IF([.C29]&gt;=[.$D$1];&quot;x&quot;;&quot;&quot;)" office:value-type="string" office:string-value="x" calcext:value-type="string">
            <text:p>x</text:p>
          </table:table-cell>
          <table:table-cell table:formula="of:=IF([.D29] = &quot;x&quot;;[.E28]-[.$D$1] + ([.B29] - [.B28]); [.E28]+ ([.B29] - [.B28]))" office:value-type="float" office:value="0" calcext:value-type="float">
            <text:p>0.000</text:p>
          </table:table-cell>
          <table:table-cell/>
          <table:table-cell table:formula="of:=[.$A29]*(1/[.G$4])" office:value-type="float" office:value="1.5" calcext:value-type="float">
            <text:p>1.500</text:p>
          </table:table-cell>
          <table:table-cell table:formula="of:=IF([.I28] = &quot;x&quot;;[.H28]-[.$D$1] + ([.G29] - [.G28]); [.H28]+ ([.G29] - [.G28]))" office:value-type="float" office:value="0.1" calcext:value-type="float">
            <text:p>0.100</text:p>
          </table:table-cell>
          <table:table-cell table:formula="of:=IF([.H29]&gt;=[.$D$1];&quot;x&quot;;&quot;&quot;)" office:value-type="string" office:string-value="x" calcext:value-type="string">
            <text:p>x</text:p>
          </table:table-cell>
          <table:table-cell table:formula="of:=IF([.I29] = &quot;x&quot;;[.J28]-[.$D$1] + ([.G29] - [.G28]); [.J28]+ ([.G29] - [.G28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30]*(1/[.B$4])" office:value-type="float" office:value="1.66666666666667" calcext:value-type="float">
            <text:p>1.667</text:p>
          </table:table-cell>
          <table:table-cell table:formula="of:=IF([.D29] = &quot;x&quot;;[.C29]-[.$D$1] + ([.B30] - [.B29]); [.C29]+ ([.B30] - [.B29]))" office:value-type="float" office:value="0.0666666666666667" calcext:value-type="float">
            <text:p>0.067</text:p>
          </table:table-cell>
          <table:table-cell table:formula="of:=IF([.C30]&gt;=[.$D$1];&quot;x&quot;;&quot;&quot;)">
            <text:p/>
          </table:table-cell>
          <table:table-cell table:formula="of:=IF([.D30] = &quot;x&quot;;[.E29]-[.$D$1] + ([.B30] - [.B29]); [.E29]+ ([.B30] - [.B29]))" office:value-type="float" office:value="0.0666666666666667" calcext:value-type="float">
            <text:p>0.067</text:p>
          </table:table-cell>
          <table:table-cell/>
          <table:table-cell table:formula="of:=[.$A30]*(1/[.G$4])" office:value-type="float" office:value="1.5625" calcext:value-type="float">
            <text:p>1.563</text:p>
          </table:table-cell>
          <table:table-cell table:formula="of:=IF([.I29] = &quot;x&quot;;[.H29]-[.$D$1] + ([.G30] - [.G29]); [.H29]+ ([.G30] - [.G29]))" office:value-type="float" office:value="0.0625" calcext:value-type="float">
            <text:p>0.063</text:p>
          </table:table-cell>
          <table:table-cell table:formula="of:=IF([.H30]&gt;=[.$D$1];&quot;x&quot;;&quot;&quot;)">
            <text:p/>
          </table:table-cell>
          <table:table-cell table:formula="of:=IF([.I30] = &quot;x&quot;;[.J29]-[.$D$1] + ([.G30] - [.G29]); [.J29]+ ([.G30] - [.G29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31]*(1/[.B$4])" office:value-type="float" office:value="1.73333333333333" calcext:value-type="float">
            <text:p>1.733</text:p>
          </table:table-cell>
          <table:table-cell table:formula="of:=IF([.D30] = &quot;x&quot;;[.C30]-[.$D$1] + ([.B31] - [.B30]); [.C30]+ ([.B31] - [.B30]))" office:value-type="float" office:value="0.133333333333333" calcext:value-type="float">
            <text:p>0.133</text:p>
          </table:table-cell>
          <table:table-cell table:formula="of:=IF([.C31]&gt;=[.$D$1];&quot;x&quot;;&quot;&quot;)" office:value-type="string" office:string-value="x" calcext:value-type="string">
            <text:p>x</text:p>
          </table:table-cell>
          <table:table-cell table:formula="of:=IF([.D31] = &quot;x&quot;;[.E30]-[.$D$1] + ([.B31] - [.B30]); [.E30]+ ([.B31] - [.B30]))" office:value-type="float" office:value="0.0333333333333333" calcext:value-type="float">
            <text:p>0.033</text:p>
          </table:table-cell>
          <table:table-cell/>
          <table:table-cell table:formula="of:=[.$A31]*(1/[.G$4])" office:value-type="float" office:value="1.625" calcext:value-type="float">
            <text:p>1.625</text:p>
          </table:table-cell>
          <table:table-cell table:formula="of:=IF([.I30] = &quot;x&quot;;[.H30]-[.$D$1] + ([.G31] - [.G30]); [.H30]+ ([.G31] - [.G30]))" office:value-type="float" office:value="0.125" calcext:value-type="float">
            <text:p>0.125</text:p>
          </table:table-cell>
          <table:table-cell table:formula="of:=IF([.H31]&gt;=[.$D$1];&quot;x&quot;;&quot;&quot;)" office:value-type="string" office:string-value="x" calcext:value-type="string">
            <text:p>x</text:p>
          </table:table-cell>
          <table:table-cell table:formula="of:=IF([.I31] = &quot;x&quot;;[.J30]-[.$D$1] + ([.G31] - [.G30]); [.J30]+ ([.G31] - [.G30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32]*(1/[.B$4])" office:value-type="float" office:value="1.8" calcext:value-type="float">
            <text:p>1.800</text:p>
          </table:table-cell>
          <table:table-cell table:formula="of:=IF([.D31] = &quot;x&quot;;[.C31]-[.$D$1] + ([.B32] - [.B31]); [.C31]+ ([.B32] - [.B31]))" office:value-type="float" office:value="0.1" calcext:value-type="float">
            <text:p>0.100</text:p>
          </table:table-cell>
          <table:table-cell table:formula="of:=IF([.C32]&gt;=[.$D$1];&quot;x&quot;;&quot;&quot;)" office:value-type="string" office:string-value="x" calcext:value-type="string">
            <text:p>x</text:p>
          </table:table-cell>
          <table:table-cell table:formula="of:=IF([.D32] = &quot;x&quot;;[.E31]-[.$D$1] + ([.B32] - [.B31]); [.E31]+ ([.B32] - [.B31]))" office:value-type="float" office:value="0" calcext:value-type="float">
            <text:p>0.000</text:p>
          </table:table-cell>
          <table:table-cell/>
          <table:table-cell table:formula="of:=[.$A32]*(1/[.G$4])" office:value-type="float" office:value="1.6875" calcext:value-type="float">
            <text:p>1.688</text:p>
          </table:table-cell>
          <table:table-cell table:formula="of:=IF([.I31] = &quot;x&quot;;[.H31]-[.$D$1] + ([.G32] - [.G31]); [.H31]+ ([.G32] - [.G31]))" office:value-type="float" office:value="0.0875" calcext:value-type="float">
            <text:p>0.088</text:p>
          </table:table-cell>
          <table:table-cell table:formula="of:=IF([.H32]&gt;=[.$D$1];&quot;x&quot;;&quot;&quot;)">
            <text:p/>
          </table:table-cell>
          <table:table-cell table:formula="of:=IF([.I32] = &quot;x&quot;;[.J31]-[.$D$1] + ([.G32] - [.G31]); [.J31]+ ([.G32] - [.G31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3]*(1/[.B$4])" office:value-type="float" office:value="1.86666666666667" calcext:value-type="float">
            <text:p>1.867</text:p>
          </table:table-cell>
          <table:table-cell table:formula="of:=IF([.D32] = &quot;x&quot;;[.C32]-[.$D$1] + ([.B33] - [.B32]); [.C32]+ ([.B33] - [.B32]))" office:value-type="float" office:value="0.0666666666666667" calcext:value-type="float">
            <text:p>0.067</text:p>
          </table:table-cell>
          <table:table-cell table:formula="of:=IF([.C33]&gt;=[.$D$1];&quot;x&quot;;&quot;&quot;)">
            <text:p/>
          </table:table-cell>
          <table:table-cell table:formula="of:=IF([.D33] = &quot;x&quot;;[.E32]-[.$D$1] + ([.B33] - [.B32]); [.E32]+ ([.B33] - [.B32]))" office:value-type="float" office:value="0.0666666666666667" calcext:value-type="float">
            <text:p>0.067</text:p>
          </table:table-cell>
          <table:table-cell/>
          <table:table-cell table:formula="of:=[.$A33]*(1/[.G$4])" office:value-type="float" office:value="1.75" calcext:value-type="float">
            <text:p>1.750</text:p>
          </table:table-cell>
          <table:table-cell table:formula="of:=IF([.I32] = &quot;x&quot;;[.H32]-[.$D$1] + ([.G33] - [.G32]); [.H32]+ ([.G33] - [.G32]))" office:value-type="float" office:value="0.15" calcext:value-type="float">
            <text:p>0.150</text:p>
          </table:table-cell>
          <table:table-cell table:formula="of:=IF([.H33]&gt;=[.$D$1];&quot;x&quot;;&quot;&quot;)" office:value-type="string" office:string-value="x" calcext:value-type="string">
            <text:p>x</text:p>
          </table:table-cell>
          <table:table-cell table:formula="of:=IF([.I33] = &quot;x&quot;;[.J32]-[.$D$1] + ([.G33] - [.G32]); [.J32]+ ([.G33] - [.G32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4]*(1/[.B$4])" office:value-type="float" office:value="1.93333333333333" calcext:value-type="float">
            <text:p>1.933</text:p>
          </table:table-cell>
          <table:table-cell table:formula="of:=IF([.D33] = &quot;x&quot;;[.C33]-[.$D$1] + ([.B34] - [.B33]); [.C33]+ ([.B34] - [.B33]))" office:value-type="float" office:value="0.133333333333333" calcext:value-type="float">
            <text:p>0.133</text:p>
          </table:table-cell>
          <table:table-cell table:formula="of:=IF([.C34]&gt;=[.$D$1];&quot;x&quot;;&quot;&quot;)" office:value-type="string" office:string-value="x" calcext:value-type="string">
            <text:p>x</text:p>
          </table:table-cell>
          <table:table-cell table:formula="of:=IF([.D34] = &quot;x&quot;;[.E33]-[.$D$1] + ([.B34] - [.B33]); [.E33]+ ([.B34] - [.B33]))" office:value-type="float" office:value="0.0333333333333333" calcext:value-type="float">
            <text:p>0.033</text:p>
          </table:table-cell>
          <table:table-cell/>
          <table:table-cell table:formula="of:=[.$A34]*(1/[.G$4])" office:value-type="float" office:value="1.8125" calcext:value-type="float">
            <text:p>1.813</text:p>
          </table:table-cell>
          <table:table-cell table:formula="of:=IF([.I33] = &quot;x&quot;;[.H33]-[.$D$1] + ([.G34] - [.G33]); [.H33]+ ([.G34] - [.G33]))" office:value-type="float" office:value="0.1125" calcext:value-type="float">
            <text:p>0.113</text:p>
          </table:table-cell>
          <table:table-cell table:formula="of:=IF([.H34]&gt;=[.$D$1];&quot;x&quot;;&quot;&quot;)" office:value-type="string" office:string-value="x" calcext:value-type="string">
            <text:p>x</text:p>
          </table:table-cell>
          <table:table-cell table:formula="of:=IF([.I34] = &quot;x&quot;;[.J33]-[.$D$1] + ([.G34] - [.G33]); [.J33]+ ([.G34] - [.G33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5]*(1/[.B$4])" office:value-type="float" office:value="2" calcext:value-type="float">
            <text:p>2.000</text:p>
          </table:table-cell>
          <table:table-cell table:formula="of:=IF([.D34] = &quot;x&quot;;[.C34]-[.$D$1] + ([.B35] - [.B34]); [.C34]+ ([.B35] - [.B34]))" office:value-type="float" office:value="0.1" calcext:value-type="float">
            <text:p>0.100</text:p>
          </table:table-cell>
          <table:table-cell table:formula="of:=IF([.C35]&gt;=[.$D$1];&quot;x&quot;;&quot;&quot;)" office:value-type="string" office:string-value="x" calcext:value-type="string">
            <text:p>x</text:p>
          </table:table-cell>
          <table:table-cell table:formula="of:=IF([.D35] = &quot;x&quot;;[.E34]-[.$D$1] + ([.B35] - [.B34]); [.E34]+ ([.B35] - [.B34]))" office:value-type="float" office:value="0" calcext:value-type="float">
            <text:p>0.000</text:p>
          </table:table-cell>
          <table:table-cell/>
          <table:table-cell table:formula="of:=[.$A35]*(1/[.G$4])" office:value-type="float" office:value="1.875" calcext:value-type="float">
            <text:p>1.875</text:p>
          </table:table-cell>
          <table:table-cell table:formula="of:=IF([.I34] = &quot;x&quot;;[.H34]-[.$D$1] + ([.G35] - [.G34]); [.H34]+ ([.G35] - [.G34]))" office:value-type="float" office:value="0.075" calcext:value-type="float">
            <text:p>0.075</text:p>
          </table:table-cell>
          <table:table-cell table:formula="of:=IF([.H35]&gt;=[.$D$1];&quot;x&quot;;&quot;&quot;)">
            <text:p/>
          </table:table-cell>
          <table:table-cell table:formula="of:=IF([.I35] = &quot;x&quot;;[.J34]-[.$D$1] + ([.G35] - [.G34]); [.J34]+ ([.G35] - [.G34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6]*(1/[.B$4])" office:value-type="float" office:value="2.06666666666667" calcext:value-type="float">
            <text:p>2.067</text:p>
          </table:table-cell>
          <table:table-cell table:formula="of:=IF([.D35] = &quot;x&quot;;[.C35]-[.$D$1] + ([.B36] - [.B35]); [.C35]+ ([.B36] - [.B35]))" office:value-type="float" office:value="0.0666666666666664" calcext:value-type="float">
            <text:p>0.067</text:p>
          </table:table-cell>
          <table:table-cell table:formula="of:=IF([.C36]&gt;=[.$D$1];&quot;x&quot;;&quot;&quot;)">
            <text:p/>
          </table:table-cell>
          <table:table-cell table:formula="of:=IF([.D36] = &quot;x&quot;;[.E35]-[.$D$1] + ([.B36] - [.B35]); [.E35]+ ([.B36] - [.B35]))" office:value-type="float" office:value="0.0666666666666664" calcext:value-type="float">
            <text:p>0.067</text:p>
          </table:table-cell>
          <table:table-cell table:style-name="Default"/>
          <table:table-cell table:formula="of:=[.$A36]*(1/[.G$4])" office:value-type="float" office:value="1.9375" calcext:value-type="float">
            <text:p>1.938</text:p>
          </table:table-cell>
          <table:table-cell table:formula="of:=IF([.I35] = &quot;x&quot;;[.H35]-[.$D$1] + ([.G36] - [.G35]); [.H35]+ ([.G36] - [.G35]))" office:value-type="float" office:value="0.1375" calcext:value-type="float">
            <text:p>0.138</text:p>
          </table:table-cell>
          <table:table-cell table:formula="of:=IF([.H36]&gt;=[.$D$1];&quot;x&quot;;&quot;&quot;)" office:value-type="string" office:string-value="x" calcext:value-type="string">
            <text:p>x</text:p>
          </table:table-cell>
          <table:table-cell table:formula="of:=IF([.I36] = &quot;x&quot;;[.J35]-[.$D$1] + ([.G36] - [.G35]); [.J35]+ ([.G36] - [.G35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7]*(1/[.B$4])" office:value-type="float" office:value="2.13333333333333" calcext:value-type="float">
            <text:p>2.133</text:p>
          </table:table-cell>
          <table:table-cell table:formula="of:=IF([.D36] = &quot;x&quot;;[.C36]-[.$D$1] + ([.B37] - [.B36]); [.C36]+ ([.B37] - [.B36]))" office:value-type="float" office:value="0.133333333333333" calcext:value-type="float">
            <text:p>0.133</text:p>
          </table:table-cell>
          <table:table-cell table:formula="of:=IF([.C37]&gt;=[.$D$1];&quot;x&quot;;&quot;&quot;)" office:value-type="string" office:string-value="x" calcext:value-type="string">
            <text:p>x</text:p>
          </table:table-cell>
          <table:table-cell table:formula="of:=IF([.D37] = &quot;x&quot;;[.E36]-[.$D$1] + ([.B37] - [.B36]); [.E36]+ ([.B37] - [.B36]))" office:value-type="float" office:value="0.0333333333333333" calcext:value-type="float">
            <text:p>0.033</text:p>
          </table:table-cell>
          <table:table-cell table:style-name="Default"/>
          <table:table-cell table:formula="of:=[.$A37]*(1/[.G$4])" office:value-type="float" office:value="2" calcext:value-type="float">
            <text:p>2.000</text:p>
          </table:table-cell>
          <table:table-cell table:formula="of:=IF([.I36] = &quot;x&quot;;[.H36]-[.$D$1] + ([.G37] - [.G36]); [.H36]+ ([.G37] - [.G36]))" office:value-type="float" office:value="0.1" calcext:value-type="float">
            <text:p>0.100</text:p>
          </table:table-cell>
          <table:table-cell table:formula="of:=IF([.H37]&gt;=[.$D$1];&quot;x&quot;;&quot;&quot;)" office:value-type="string" office:string-value="x" calcext:value-type="string">
            <text:p>x</text:p>
          </table:table-cell>
          <table:table-cell table:formula="of:=IF([.I37] = &quot;x&quot;;[.J36]-[.$D$1] + ([.G37] - [.G36]); [.J36]+ ([.G37] - [.G36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8]*(1/[.B$4])" office:value-type="float" office:value="2.2" calcext:value-type="float">
            <text:p>2.200</text:p>
          </table:table-cell>
          <table:table-cell table:formula="of:=IF([.D37] = &quot;x&quot;;[.C37]-[.$D$1] + ([.B38] - [.B37]); [.C37]+ ([.B38] - [.B37]))" office:value-type="float" office:value="0.1" calcext:value-type="float">
            <text:p>0.100</text:p>
          </table:table-cell>
          <table:table-cell table:formula="of:=IF([.C38]&gt;=[.$D$1];&quot;x&quot;;&quot;&quot;)" office:value-type="string" office:string-value="x" calcext:value-type="string">
            <text:p>x</text:p>
          </table:table-cell>
          <table:table-cell table:formula="of:=IF([.D38] = &quot;x&quot;;[.E37]-[.$D$1] + ([.B38] - [.B37]); [.E37]+ ([.B38] - [.B37]))" office:value-type="float" office:value="0" calcext:value-type="float">
            <text:p>0.000</text:p>
          </table:table-cell>
          <table:table-cell table:style-name="Default"/>
          <table:table-cell table:formula="of:=[.$A38]*(1/[.G$4])" office:value-type="float" office:value="2.0625" calcext:value-type="float">
            <text:p>2.063</text:p>
          </table:table-cell>
          <table:table-cell table:formula="of:=IF([.I37] = &quot;x&quot;;[.H37]-[.$D$1] + ([.G38] - [.G37]); [.H37]+ ([.G38] - [.G37]))" office:value-type="float" office:value="0.0625" calcext:value-type="float">
            <text:p>0.063</text:p>
          </table:table-cell>
          <table:table-cell table:formula="of:=IF([.H38]&gt;=[.$D$1];&quot;x&quot;;&quot;&quot;)">
            <text:p/>
          </table:table-cell>
          <table:table-cell table:formula="of:=IF([.I38] = &quot;x&quot;;[.J37]-[.$D$1] + ([.G38] - [.G37]); [.J37]+ ([.G38] - [.G37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9]*(1/[.B$4])" office:value-type="float" office:value="2.26666666666667" calcext:value-type="float">
            <text:p>2.267</text:p>
          </table:table-cell>
          <table:table-cell table:formula="of:=IF([.D38] = &quot;x&quot;;[.C38]-[.$D$1] + ([.B39] - [.B38]); [.C38]+ ([.B39] - [.B38]))" office:value-type="float" office:value="0.0666666666666664" calcext:value-type="float">
            <text:p>0.067</text:p>
          </table:table-cell>
          <table:table-cell table:formula="of:=IF([.C39]&gt;=[.$D$1];&quot;x&quot;;&quot;&quot;)">
            <text:p/>
          </table:table-cell>
          <table:table-cell table:formula="of:=IF([.D39] = &quot;x&quot;;[.E38]-[.$D$1] + ([.B39] - [.B38]); [.E38]+ ([.B39] - [.B38]))" office:value-type="float" office:value="0.0666666666666664" calcext:value-type="float">
            <text:p>0.067</text:p>
          </table:table-cell>
          <table:table-cell table:style-name="Default"/>
          <table:table-cell table:formula="of:=[.$A39]*(1/[.G$4])" office:value-type="float" office:value="2.125" calcext:value-type="float">
            <text:p>2.125</text:p>
          </table:table-cell>
          <table:table-cell table:formula="of:=IF([.I38] = &quot;x&quot;;[.H38]-[.$D$1] + ([.G39] - [.G38]); [.H38]+ ([.G39] - [.G38]))" office:value-type="float" office:value="0.125" calcext:value-type="float">
            <text:p>0.125</text:p>
          </table:table-cell>
          <table:table-cell table:formula="of:=IF([.H39]&gt;=[.$D$1];&quot;x&quot;;&quot;&quot;)" office:value-type="string" office:string-value="x" calcext:value-type="string">
            <text:p>x</text:p>
          </table:table-cell>
          <table:table-cell table:formula="of:=IF([.I39] = &quot;x&quot;;[.J38]-[.$D$1] + ([.G39] - [.G38]); [.J38]+ ([.G39] - [.G38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40]*(1/[.B$4])" office:value-type="float" office:value="2.33333333333333" calcext:value-type="float">
            <text:p>2.333</text:p>
          </table:table-cell>
          <table:table-cell table:formula="of:=IF([.D39] = &quot;x&quot;;[.C39]-[.$D$1] + ([.B40] - [.B39]); [.C39]+ ([.B40] - [.B39]))" office:value-type="float" office:value="0.133333333333333" calcext:value-type="float">
            <text:p>0.133</text:p>
          </table:table-cell>
          <table:table-cell table:formula="of:=IF([.C40]&gt;=[.$D$1];&quot;x&quot;;&quot;&quot;)" office:value-type="string" office:string-value="x" calcext:value-type="string">
            <text:p>x</text:p>
          </table:table-cell>
          <table:table-cell table:formula="of:=IF([.D40] = &quot;x&quot;;[.E39]-[.$D$1] + ([.B40] - [.B39]); [.E39]+ ([.B40] - [.B39]))" office:value-type="float" office:value="0.0333333333333333" calcext:value-type="float">
            <text:p>0.033</text:p>
          </table:table-cell>
          <table:table-cell table:style-name="Default"/>
          <table:table-cell table:formula="of:=[.$A40]*(1/[.G$4])" office:value-type="float" office:value="2.1875" calcext:value-type="float">
            <text:p>2.188</text:p>
          </table:table-cell>
          <table:table-cell table:formula="of:=IF([.I39] = &quot;x&quot;;[.H39]-[.$D$1] + ([.G40] - [.G39]); [.H39]+ ([.G40] - [.G39]))" office:value-type="float" office:value="0.0875" calcext:value-type="float">
            <text:p>0.088</text:p>
          </table:table-cell>
          <table:table-cell table:formula="of:=IF([.H40]&gt;=[.$D$1];&quot;x&quot;;&quot;&quot;)">
            <text:p/>
          </table:table-cell>
          <table:table-cell table:formula="of:=IF([.I40] = &quot;x&quot;;[.J39]-[.$D$1] + ([.G40] - [.G39]); [.J39]+ ([.G40] - [.G39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41]*(1/[.B$4])" office:value-type="float" office:value="2.4" calcext:value-type="float">
            <text:p>2.400</text:p>
          </table:table-cell>
          <table:table-cell table:formula="of:=IF([.D40] = &quot;x&quot;;[.C40]-[.$D$1] + ([.B41] - [.B40]); [.C40]+ ([.B41] - [.B40]))" office:value-type="float" office:value="0.0999999999999997" calcext:value-type="float">
            <text:p>0.100</text:p>
          </table:table-cell>
          <table:table-cell table:formula="of:=IF([.C41]&gt;=[.$D$1];&quot;x&quot;;&quot;&quot;)" office:value-type="string" office:string-value="x" calcext:value-type="string">
            <text:p>x</text:p>
          </table:table-cell>
          <table:table-cell table:formula="of:=IF([.D41] = &quot;x&quot;;[.E40]-[.$D$1] + ([.B41] - [.B40]); [.E40]+ ([.B41] - [.B40]))" office:value-type="float" office:value="-2.77555756156289E-016" calcext:value-type="float">
            <text:p>0.000</text:p>
          </table:table-cell>
          <table:table-cell table:style-name="Default"/>
          <table:table-cell table:formula="of:=[.$A41]*(1/[.G$4])" office:value-type="float" office:value="2.25" calcext:value-type="float">
            <text:p>2.250</text:p>
          </table:table-cell>
          <table:table-cell table:formula="of:=IF([.I40] = &quot;x&quot;;[.H40]-[.$D$1] + ([.G41] - [.G40]); [.H40]+ ([.G41] - [.G40]))" office:value-type="float" office:value="0.15" calcext:value-type="float">
            <text:p>0.150</text:p>
          </table:table-cell>
          <table:table-cell table:formula="of:=IF([.H41]&gt;=[.$D$1];&quot;x&quot;;&quot;&quot;)" office:value-type="string" office:string-value="x" calcext:value-type="string">
            <text:p>x</text:p>
          </table:table-cell>
          <table:table-cell table:formula="of:=IF([.I41] = &quot;x&quot;;[.J40]-[.$D$1] + ([.G41] - [.G40]); [.J40]+ ([.G41] - [.G40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42]*(1/[.B$4])" office:value-type="float" office:value="2.46666666666667" calcext:value-type="float">
            <text:p>2.467</text:p>
          </table:table-cell>
          <table:table-cell table:formula="of:=IF([.D41] = &quot;x&quot;;[.C41]-[.$D$1] + ([.B42] - [.B41]); [.C41]+ ([.B42] - [.B41]))" office:value-type="float" office:value="0.0666666666666669" calcext:value-type="float">
            <text:p>0.067</text:p>
          </table:table-cell>
          <table:table-cell table:formula="of:=IF([.C42]&gt;=[.$D$1];&quot;x&quot;;&quot;&quot;)">
            <text:p/>
          </table:table-cell>
          <table:table-cell table:formula="of:=IF([.D42] = &quot;x&quot;;[.E41]-[.$D$1] + ([.B42] - [.B41]); [.E41]+ ([.B42] - [.B41]))" office:value-type="float" office:value="0.0666666666666666" calcext:value-type="float">
            <text:p>0.067</text:p>
          </table:table-cell>
          <table:table-cell table:style-name="Default"/>
          <table:table-cell table:formula="of:=[.$A42]*(1/[.G$4])" office:value-type="float" office:value="2.3125" calcext:value-type="float">
            <text:p>2.313</text:p>
          </table:table-cell>
          <table:table-cell table:formula="of:=IF([.I41] = &quot;x&quot;;[.H41]-[.$D$1] + ([.G42] - [.G41]); [.H41]+ ([.G42] - [.G41]))" office:value-type="float" office:value="0.1125" calcext:value-type="float">
            <text:p>0.113</text:p>
          </table:table-cell>
          <table:table-cell table:formula="of:=IF([.H42]&gt;=[.$D$1];&quot;x&quot;;&quot;&quot;)" office:value-type="string" office:string-value="x" calcext:value-type="string">
            <text:p>x</text:p>
          </table:table-cell>
          <table:table-cell table:formula="of:=IF([.I42] = &quot;x&quot;;[.J41]-[.$D$1] + ([.G42] - [.G41]); [.J41]+ ([.G42] - [.G41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43]*(1/[.B$4])" office:value-type="float" office:value="2.53333333333333" calcext:value-type="float">
            <text:p>2.533</text:p>
          </table:table-cell>
          <table:table-cell table:formula="of:=IF([.D42] = &quot;x&quot;;[.C42]-[.$D$1] + ([.B43] - [.B42]); [.C42]+ ([.B43] - [.B42]))" office:value-type="float" office:value="0.133333333333333" calcext:value-type="float">
            <text:p>0.133</text:p>
          </table:table-cell>
          <table:table-cell table:formula="of:=IF([.C43]&gt;=[.$D$1];&quot;x&quot;;&quot;&quot;)" office:value-type="string" office:string-value="x" calcext:value-type="string">
            <text:p>x</text:p>
          </table:table-cell>
          <table:table-cell table:formula="of:=IF([.D43] = &quot;x&quot;;[.E42]-[.$D$1] + ([.B43] - [.B42]); [.E42]+ ([.B43] - [.B42]))" office:value-type="float" office:value="0.033333333333333" calcext:value-type="float">
            <text:p>0.033</text:p>
          </table:table-cell>
          <table:table-cell table:style-name="Default"/>
          <table:table-cell table:formula="of:=[.$A43]*(1/[.G$4])" office:value-type="float" office:value="2.375" calcext:value-type="float">
            <text:p>2.375</text:p>
          </table:table-cell>
          <table:table-cell table:formula="of:=IF([.I42] = &quot;x&quot;;[.H42]-[.$D$1] + ([.G43] - [.G42]); [.H42]+ ([.G43] - [.G42]))" office:value-type="float" office:value="0.075" calcext:value-type="float">
            <text:p>0.075</text:p>
          </table:table-cell>
          <table:table-cell table:formula="of:=IF([.H43]&gt;=[.$D$1];&quot;x&quot;;&quot;&quot;)">
            <text:p/>
          </table:table-cell>
          <table:table-cell table:formula="of:=IF([.I43] = &quot;x&quot;;[.J42]-[.$D$1] + ([.G43] - [.G42]); [.J42]+ ([.G43] - [.G42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4]*(1/[.B$4])" office:value-type="float" office:value="2.6" calcext:value-type="float">
            <text:p>2.600</text:p>
          </table:table-cell>
          <table:table-cell table:formula="of:=IF([.D43] = &quot;x&quot;;[.C43]-[.$D$1] + ([.B44] - [.B43]); [.C43]+ ([.B44] - [.B43]))" office:value-type="float" office:value="0.1" calcext:value-type="float">
            <text:p>0.100</text:p>
          </table:table-cell>
          <table:table-cell table:formula="of:=IF([.C44]&gt;=[.$D$1];&quot;x&quot;;&quot;&quot;)" office:value-type="string" office:string-value="x" calcext:value-type="string">
            <text:p>x</text:p>
          </table:table-cell>
          <table:table-cell table:formula="of:=IF([.D44] = &quot;x&quot;;[.E43]-[.$D$1] + ([.B44] - [.B43]); [.E43]+ ([.B44] - [.B43]))" office:value-type="float" office:value="0" calcext:value-type="float">
            <text:p>0.000</text:p>
          </table:table-cell>
          <table:table-cell table:style-name="Default"/>
          <table:table-cell table:formula="of:=[.$A44]*(1/[.G$4])" office:value-type="float" office:value="2.4375" calcext:value-type="float">
            <text:p>2.438</text:p>
          </table:table-cell>
          <table:table-cell table:formula="of:=IF([.I43] = &quot;x&quot;;[.H43]-[.$D$1] + ([.G44] - [.G43]); [.H43]+ ([.G44] - [.G43]))" office:value-type="float" office:value="0.1375" calcext:value-type="float">
            <text:p>0.138</text:p>
          </table:table-cell>
          <table:table-cell table:formula="of:=IF([.H44]&gt;=[.$D$1];&quot;x&quot;;&quot;&quot;)" office:value-type="string" office:string-value="x" calcext:value-type="string">
            <text:p>x</text:p>
          </table:table-cell>
          <table:table-cell table:formula="of:=IF([.I44] = &quot;x&quot;;[.J43]-[.$D$1] + ([.G44] - [.G43]); [.J43]+ ([.G44] - [.G43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5]*(1/[.B$4])" office:value-type="float" office:value="2.66666666666667" calcext:value-type="float">
            <text:p>2.667</text:p>
          </table:table-cell>
          <table:table-cell table:formula="of:=IF([.D44] = &quot;x&quot;;[.C44]-[.$D$1] + ([.B45] - [.B44]); [.C44]+ ([.B45] - [.B44]))" office:value-type="float" office:value="0.0666666666666664" calcext:value-type="float">
            <text:p>0.067</text:p>
          </table:table-cell>
          <table:table-cell table:formula="of:=IF([.C45]&gt;=[.$D$1];&quot;x&quot;;&quot;&quot;)">
            <text:p/>
          </table:table-cell>
          <table:table-cell table:formula="of:=IF([.D45] = &quot;x&quot;;[.E44]-[.$D$1] + ([.B45] - [.B44]); [.E44]+ ([.B45] - [.B44]))" office:value-type="float" office:value="0.0666666666666664" calcext:value-type="float">
            <text:p>0.067</text:p>
          </table:table-cell>
          <table:table-cell table:style-name="Default"/>
          <table:table-cell table:formula="of:=[.$A45]*(1/[.G$4])" office:value-type="float" office:value="2.5" calcext:value-type="float">
            <text:p>2.500</text:p>
          </table:table-cell>
          <table:table-cell table:formula="of:=IF([.I44] = &quot;x&quot;;[.H44]-[.$D$1] + ([.G45] - [.G44]); [.H44]+ ([.G45] - [.G44]))" office:value-type="float" office:value="0.1" calcext:value-type="float">
            <text:p>0.100</text:p>
          </table:table-cell>
          <table:table-cell table:formula="of:=IF([.H45]&gt;=[.$D$1];&quot;x&quot;;&quot;&quot;)" office:value-type="string" office:string-value="x" calcext:value-type="string">
            <text:p>x</text:p>
          </table:table-cell>
          <table:table-cell table:formula="of:=IF([.I45] = &quot;x&quot;;[.J44]-[.$D$1] + ([.G45] - [.G44]); [.J44]+ ([.G45] - [.G44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6]*(1/[.B$4])" office:value-type="float" office:value="2.73333333333333" calcext:value-type="float">
            <text:p>2.733</text:p>
          </table:table-cell>
          <table:table-cell table:formula="of:=IF([.D45] = &quot;x&quot;;[.C45]-[.$D$1] + ([.B46] - [.B45]); [.C45]+ ([.B46] - [.B45]))" office:value-type="float" office:value="0.133333333333333" calcext:value-type="float">
            <text:p>0.133</text:p>
          </table:table-cell>
          <table:table-cell table:formula="of:=IF([.C46]&gt;=[.$D$1];&quot;x&quot;;&quot;&quot;)" office:value-type="string" office:string-value="x" calcext:value-type="string">
            <text:p>x</text:p>
          </table:table-cell>
          <table:table-cell table:formula="of:=IF([.D46] = &quot;x&quot;;[.E45]-[.$D$1] + ([.B46] - [.B45]); [.E45]+ ([.B46] - [.B45]))" office:value-type="float" office:value="0.0333333333333333" calcext:value-type="float">
            <text:p>0.033</text:p>
          </table:table-cell>
          <table:table-cell table:style-name="Default"/>
          <table:table-cell table:formula="of:=[.$A46]*(1/[.G$4])" office:value-type="float" office:value="2.5625" calcext:value-type="float">
            <text:p>2.563</text:p>
          </table:table-cell>
          <table:table-cell table:formula="of:=IF([.I45] = &quot;x&quot;;[.H45]-[.$D$1] + ([.G46] - [.G45]); [.H45]+ ([.G46] - [.G45]))" office:value-type="float" office:value="0.0625" calcext:value-type="float">
            <text:p>0.063</text:p>
          </table:table-cell>
          <table:table-cell table:formula="of:=IF([.H46]&gt;=[.$D$1];&quot;x&quot;;&quot;&quot;)">
            <text:p/>
          </table:table-cell>
          <table:table-cell table:formula="of:=IF([.I46] = &quot;x&quot;;[.J45]-[.$D$1] + ([.G46] - [.G45]); [.J45]+ ([.G46] - [.G45]))" office:value-type="float" office:value="0.0625" calcext:value-type="float">
            <text:p>0.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7]*(1/[.B$4])" office:value-type="float" office:value="2.8" calcext:value-type="float">
            <text:p>2.800</text:p>
          </table:table-cell>
          <table:table-cell table:formula="of:=IF([.D46] = &quot;x&quot;;[.C46]-[.$D$1] + ([.B47] - [.B46]); [.C46]+ ([.B47] - [.B46]))" office:value-type="float" office:value="0.0999999999999997" calcext:value-type="float">
            <text:p>0.100</text:p>
          </table:table-cell>
          <table:table-cell table:formula="of:=IF([.C47]&gt;=[.$D$1];&quot;x&quot;;&quot;&quot;)" office:value-type="string" office:string-value="x" calcext:value-type="string">
            <text:p>x</text:p>
          </table:table-cell>
          <table:table-cell table:formula="of:=IF([.D47] = &quot;x&quot;;[.E46]-[.$D$1] + ([.B47] - [.B46]); [.E46]+ ([.B47] - [.B46]))" office:value-type="float" office:value="-2.77555756156289E-016" calcext:value-type="float">
            <text:p>0.000</text:p>
          </table:table-cell>
          <table:table-cell table:style-name="Default"/>
          <table:table-cell table:formula="of:=[.$A47]*(1/[.G$4])" office:value-type="float" office:value="2.625" calcext:value-type="float">
            <text:p>2.625</text:p>
          </table:table-cell>
          <table:table-cell table:formula="of:=IF([.I46] = &quot;x&quot;;[.H46]-[.$D$1] + ([.G47] - [.G46]); [.H46]+ ([.G47] - [.G46]))" office:value-type="float" office:value="0.125" calcext:value-type="float">
            <text:p>0.125</text:p>
          </table:table-cell>
          <table:table-cell table:formula="of:=IF([.H47]&gt;=[.$D$1];&quot;x&quot;;&quot;&quot;)" office:value-type="string" office:string-value="x" calcext:value-type="string">
            <text:p>x</text:p>
          </table:table-cell>
          <table:table-cell table:formula="of:=IF([.I47] = &quot;x&quot;;[.J46]-[.$D$1] + ([.G47] - [.G46]); [.J46]+ ([.G47] - [.G46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8]*(1/[.B$4])" office:value-type="float" office:value="2.86666666666667" calcext:value-type="float">
            <text:p>2.867</text:p>
          </table:table-cell>
          <table:table-cell table:formula="of:=IF([.D47] = &quot;x&quot;;[.C47]-[.$D$1] + ([.B48] - [.B47]); [.C47]+ ([.B48] - [.B47]))" office:value-type="float" office:value="0.0666666666666669" calcext:value-type="float">
            <text:p>0.067</text:p>
          </table:table-cell>
          <table:table-cell table:formula="of:=IF([.C48]&gt;=[.$D$1];&quot;x&quot;;&quot;&quot;)">
            <text:p/>
          </table:table-cell>
          <table:table-cell table:formula="of:=IF([.D48] = &quot;x&quot;;[.E47]-[.$D$1] + ([.B48] - [.B47]); [.E47]+ ([.B48] - [.B47]))" office:value-type="float" office:value="0.0666666666666666" calcext:value-type="float">
            <text:p>0.067</text:p>
          </table:table-cell>
          <table:table-cell table:style-name="Default"/>
          <table:table-cell table:formula="of:=[.$A48]*(1/[.G$4])" office:value-type="float" office:value="2.6875" calcext:value-type="float">
            <text:p>2.688</text:p>
          </table:table-cell>
          <table:table-cell table:formula="of:=IF([.I47] = &quot;x&quot;;[.H47]-[.$D$1] + ([.G48] - [.G47]); [.H47]+ ([.G48] - [.G47]))" office:value-type="float" office:value="0.0875" calcext:value-type="float">
            <text:p>0.088</text:p>
          </table:table-cell>
          <table:table-cell table:formula="of:=IF([.H48]&gt;=[.$D$1];&quot;x&quot;;&quot;&quot;)">
            <text:p/>
          </table:table-cell>
          <table:table-cell table:formula="of:=IF([.I48] = &quot;x&quot;;[.J47]-[.$D$1] + ([.G48] - [.G47]); [.J47]+ ([.G48] - [.G47]))" office:value-type="float" office:value="0.0875" calcext:value-type="float">
            <text:p>0.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9]*(1/[.B$4])" office:value-type="float" office:value="2.93333333333333" calcext:value-type="float">
            <text:p>2.933</text:p>
          </table:table-cell>
          <table:table-cell table:formula="of:=IF([.D48] = &quot;x&quot;;[.C48]-[.$D$1] + ([.B49] - [.B48]); [.C48]+ ([.B49] - [.B48]))" office:value-type="float" office:value="0.133333333333333" calcext:value-type="float">
            <text:p>0.133</text:p>
          </table:table-cell>
          <table:table-cell table:formula="of:=IF([.C49]&gt;=[.$D$1];&quot;x&quot;;&quot;&quot;)" office:value-type="string" office:string-value="x" calcext:value-type="string">
            <text:p>x</text:p>
          </table:table-cell>
          <table:table-cell table:formula="of:=IF([.D49] = &quot;x&quot;;[.E48]-[.$D$1] + ([.B49] - [.B48]); [.E48]+ ([.B49] - [.B48]))" office:value-type="float" office:value="0.033333333333333" calcext:value-type="float">
            <text:p>0.033</text:p>
          </table:table-cell>
          <table:table-cell table:style-name="Default"/>
          <table:table-cell table:formula="of:=[.$A49]*(1/[.G$4])" office:value-type="float" office:value="2.75" calcext:value-type="float">
            <text:p>2.750</text:p>
          </table:table-cell>
          <table:table-cell table:formula="of:=IF([.I48] = &quot;x&quot;;[.H48]-[.$D$1] + ([.G49] - [.G48]); [.H48]+ ([.G49] - [.G48]))" office:value-type="float" office:value="0.15" calcext:value-type="float">
            <text:p>0.150</text:p>
          </table:table-cell>
          <table:table-cell table:formula="of:=IF([.H49]&gt;=[.$D$1];&quot;x&quot;;&quot;&quot;)" office:value-type="string" office:string-value="x" calcext:value-type="string">
            <text:p>x</text:p>
          </table:table-cell>
          <table:table-cell table:formula="of:=IF([.I49] = &quot;x&quot;;[.J48]-[.$D$1] + ([.G49] - [.G48]); [.J48]+ ([.G49] - [.G48]))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50]*(1/[.B$4])" office:value-type="float" office:value="3" calcext:value-type="float">
            <text:p>3.000</text:p>
          </table:table-cell>
          <table:table-cell table:formula="of:=IF([.D49] = &quot;x&quot;;[.C49]-[.$D$1] + ([.B50] - [.B49]); [.C49]+ ([.B50] - [.B49]))" office:value-type="float" office:value="0.1" calcext:value-type="float">
            <text:p>0.100</text:p>
          </table:table-cell>
          <table:table-cell table:formula="of:=IF([.C50]&gt;=[.$D$1];&quot;x&quot;;&quot;&quot;)" office:value-type="string" office:string-value="x" calcext:value-type="string">
            <text:p>x</text:p>
          </table:table-cell>
          <table:table-cell table:formula="of:=IF([.D50] = &quot;x&quot;;[.E49]-[.$D$1] + ([.B50] - [.B49]); [.E49]+ ([.B50] - [.B49]))" office:value-type="float" office:value="0" calcext:value-type="float">
            <text:p>0.000</text:p>
          </table:table-cell>
          <table:table-cell table:style-name="Default"/>
          <table:table-cell table:formula="of:=[.$A50]*(1/[.G$4])" office:value-type="float" office:value="2.8125" calcext:value-type="float">
            <text:p>2.813</text:p>
          </table:table-cell>
          <table:table-cell table:formula="of:=IF([.I49] = &quot;x&quot;;[.H49]-[.$D$1] + ([.G50] - [.G49]); [.H49]+ ([.G50] - [.G49]))" office:value-type="float" office:value="0.1125" calcext:value-type="float">
            <text:p>0.113</text:p>
          </table:table-cell>
          <table:table-cell table:formula="of:=IF([.H50]&gt;=[.$D$1];&quot;x&quot;;&quot;&quot;)" office:value-type="string" office:string-value="x" calcext:value-type="string">
            <text:p>x</text:p>
          </table:table-cell>
          <table:table-cell table:formula="of:=IF([.I50] = &quot;x&quot;;[.J49]-[.$D$1] + ([.G50] - [.G49]); [.J49]+ ([.G50] - [.G49]))" office:value-type="float" office:value="0.0125" calcext:value-type="float">
            <text:p>0.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/>
          <table:table-cell table:formula="of:=[.$A51]*(1/[.G$4])" office:value-type="float" office:value="2.875" calcext:value-type="float">
            <text:p>2.875</text:p>
          </table:table-cell>
          <table:table-cell table:formula="of:=IF([.I50] = &quot;x&quot;;[.H50]-[.$D$1] + ([.G51] - [.G50]); [.H50]+ ([.G51] - [.G50]))" office:value-type="float" office:value="0.075" calcext:value-type="float">
            <text:p>0.075</text:p>
          </table:table-cell>
          <table:table-cell table:formula="of:=IF([.H51]&gt;=[.$D$1];&quot;x&quot;;&quot;&quot;)">
            <text:p/>
          </table:table-cell>
          <table:table-cell table:formula="of:=IF([.I51] = &quot;x&quot;;[.J50]-[.$D$1] + ([.G51] - [.G50]); [.J50]+ ([.G51] - [.G50])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/>
          <table:table-cell table:formula="of:=[.$A52]*(1/[.G$4])" office:value-type="float" office:value="2.9375" calcext:value-type="float">
            <text:p>2.938</text:p>
          </table:table-cell>
          <table:table-cell table:formula="of:=IF([.I51] = &quot;x&quot;;[.H51]-[.$D$1] + ([.G52] - [.G51]); [.H51]+ ([.G52] - [.G51]))" office:value-type="float" office:value="0.1375" calcext:value-type="float">
            <text:p>0.138</text:p>
          </table:table-cell>
          <table:table-cell table:formula="of:=IF([.H52]&gt;=[.$D$1];&quot;x&quot;;&quot;&quot;)" office:value-type="string" office:string-value="x" calcext:value-type="string">
            <text:p>x</text:p>
          </table:table-cell>
          <table:table-cell table:formula="of:=IF([.I52] = &quot;x&quot;;[.J51]-[.$D$1] + ([.G52] - [.G51]); [.J51]+ ([.G52] - [.G51]))" office:value-type="float" office:value="0.0375" calcext:value-type="float">
            <text:p>0.0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/>
          <table:table-cell table:formula="of:=[.$A53]*(1/[.G$4])" office:value-type="float" office:value="3" calcext:value-type="float">
            <text:p>3.000</text:p>
          </table:table-cell>
          <table:table-cell table:formula="of:=IF([.I52] = &quot;x&quot;;[.H52]-[.$D$1] + ([.G53] - [.G52]); [.H52]+ ([.G53] - [.G52]))" office:value-type="float" office:value="0.1" calcext:value-type="float">
            <text:p>0.100</text:p>
          </table:table-cell>
          <table:table-cell table:formula="of:=IF([.H53]&gt;=[.$D$1];&quot;x&quot;;&quot;&quot;)" office:value-type="string" office:string-value="x" calcext:value-type="string">
            <text:p>x</text:p>
          </table:table-cell>
          <table:table-cell table:formula="of:=IF([.I53] = &quot;x&quot;;[.J52]-[.$D$1] + ([.G53] - [.G52]); [.J52]+ ([.G53] - [.G52])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 Fired</text:p>
          </table:table-cell>
          <table:table-cell table:style-name="Default" table:formula="of:=COUNTIF([.D5:.D50];&quot;x&quot;)" office:value-type="float" office:value="30" calcext:value-type="float">
            <text:p>30</text:p>
          </table:table-cell>
          <table:table-cell table:style-name="Default" table:number-columns-repeated="4"/>
          <table:table-cell table:style-name="Default" table:formula="of:=COUNTIF([.I5:.I53];&quot;x&quot;)" office:value-type="float" office:value="30" calcext:value-type="float">
            <text:p>3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number number:decimal-places="9" number:min-decimal-places="9" number:min-integer-digits="1" number:grouping="true"/>
    </number:number-style>
    <number:number-style style:name="N130">
      <number:number number:decimal-places="11" number:min-decimal-places="11" number:min-integer-digits="1" number:grouping="true"/>
    </number:number-style>
    <number:number-style style:name="N131">
      <number:number number:decimal-places="12" number:min-decimal-places="12" number:min-integer-digits="1" number:grouping="true"/>
    </number:number-style>
    <number:number-style style:name="N132">
      <number:number number:decimal-places="13" number:min-decimal-places="13" number:min-integer-digits="1" number:grouping="true"/>
    </number:number-style>
    <number:number-style style:name="N133">
      <number:number number:decimal-places="14" number:min-decimal-places="14" number:min-integer-digits="1" number:grouping="true"/>
    </number:number-style>
    <number:number-style style:name="N134">
      <number:number number:decimal-places="15" number:min-decimal-places="15" number:min-integer-digits="1" number:grouping="true"/>
    </number:number-style>
    <number:number-style style:name="N135">
      <number:number number:decimal-places="16" number:min-decimal-places="16" number:min-integer-digits="1" number:grouping="true"/>
    </number:number-style>
    <number:number-style style:name="N136">
      <number:number number:decimal-places="17" number:min-decimal-places="17" number:min-integer-digits="1" number:grouping="true"/>
    </number:number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9" number:min-decimal-places="19" number:min-integer-digits="1" number:grouping="true"/>
    </number:number-style>
    <number:number-style style:name="N139">
      <number:number number:decimal-places="20" number:min-decimal-places="20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4:53:58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2T08:50:58.507000000</meta:creation-date>
    <dc:date>2022-01-19T15:07:13.137000000</dc:date>
    <meta:editing-duration>PT2H14M11S</meta:editing-duration>
    <meta:editing-cycles>26</meta:editing-cycles>
    <meta:generator>LibreOffice/7.1.8.1$Windows_X86_64 LibreOffice_project/e1f30c802c3269a1d052614453f260e49458c82c</meta:generator>
    <meta:document-statistic meta:table-count="5" meta:cell-count="1516" meta:object-count="3"/>
  </office:meta>
</office:document-meta>
</file>